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4.941cm" style:rel-column-width="19048*"/>
    </style:style>
    <style:style style:name="Table4.B" style:family="table-column">
      <style:table-column-properties style:column-width="12.06cm" style:rel-column-width="46487*"/>
    </style:style>
    <style:style style:name="Table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4.B1" style:family="table-cell">
      <style:table-cell-properties fo:background-color="#e6e6e6" fo:padding="0.199cm" fo:border="0.05pt solid #000000">
        <style:background-image/>
      </style:table-cell-properties>
    </style:style>
    <style:style style:name="Table4.A2" style:family="table-cell">
      <style:table-cell-properties fo:background-color="#e6e6e6" fo:padding="0.199cm" fo:border-left="0.05pt solid #000000" fo:border-right="none" fo:border-top="none" fo:border-bottom="0.05pt solid #000000">
        <style:background-image/>
      </style:table-cell-properties>
    </style:style>
    <style:style style:name="Table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5" style:family="table">
      <style:table-properties style:width="17cm" fo:margin-top="0cm" fo:margin-bottom="0cm" table:align="margins"/>
    </style:style>
    <style:style style:name="Table5.A" style:family="table-column">
      <style:table-column-properties style:column-width="17cm" style:rel-column-width="65535*"/>
    </style:style>
    <style:style style:name="Table5.A1" style:family="table-cell">
      <style:table-cell-properties style:vertical-align="" fo:background-color="#e6e6e6" fo:padding="0.199cm" fo:border="0.05pt solid #000000">
        <style:background-image/>
      </style:table-cell-properties>
    </style:style>
    <style:style style:name="Tab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6" style:family="table">
      <style:table-properties style:width="17cm" fo:margin-top="0cm" fo:margin-bottom="0cm" table:align="margins"/>
    </style:style>
    <style:style style:name="Table6.A" style:family="table-column">
      <style:table-column-properties style:column-width="17cm" style:rel-column-width="65535*"/>
    </style:style>
    <style:style style:name="Table6.A1" style:family="table-cell">
      <style:table-cell-properties style:vertical-align="" fo:background-color="#e6e6e6" fo:padding="0.199cm" fo:border="0.05pt solid #000000">
        <style:background-image/>
      </style:table-cell-properties>
    </style:style>
    <style:style style:name="Tab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17cm" style:rel-column-width="65535*"/>
    </style:style>
    <style:style style:name="Table7.A1" style:family="table-cell">
      <style:table-cell-properties style:vertical-align="" fo:background-color="#e6e6e6" fo:padding="0.199cm" fo:border="0.05pt solid #000000">
        <style:background-image/>
      </style:table-cell-properties>
    </style:style>
    <style:style style:name="Tab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4.941cm" style:rel-column-width="19048*"/>
    </style:style>
    <style:style style:name="Table8.B" style:family="table-column">
      <style:table-column-properties style:column-width="12.06cm" style:rel-column-width="46487*"/>
    </style:style>
    <style:style style:name="Table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8.B1" style:family="table-cell">
      <style:table-cell-properties fo:background-color="#e6e6e6" fo:padding="0.199cm" fo:border="0.05pt solid #000000">
        <style:background-image/>
      </style:table-cell-properties>
    </style:style>
    <style:style style:name="Table8.A2" style:family="table-cell">
      <style:table-cell-properties fo:background-color="#e6e6e6" fo:padding="0.199cm" fo:border-left="0.05pt solid #000000" fo:border-right="none" fo:border-top="none" fo:border-bottom="0.05pt solid #000000">
        <style:background-image/>
      </style:table-cell-properties>
    </style:style>
    <style:style style:name="Table8.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9" style:family="table">
      <style:table-properties style:width="17cm" fo:margin-top="0cm" fo:margin-bottom="0cm" table:align="margins"/>
    </style:style>
    <style:style style:name="Table9.A" style:family="table-column">
      <style:table-column-properties style:column-width="17cm" style:rel-column-width="65535*"/>
    </style:style>
    <style:style style:name="Table9.A1" style:family="table-cell">
      <style:table-cell-properties style:vertical-align="" fo:background-color="#e6e6e6" fo:padding="0.199cm" fo:border="0.05pt solid #000000">
        <style:background-image/>
      </style:table-cell-properties>
    </style:style>
    <style:style style:name="Tab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0" style:family="table">
      <style:table-properties style:width="17cm" fo:margin-top="0cm" fo:margin-bottom="0cm" table:align="margins"/>
    </style:style>
    <style:style style:name="Table10.A" style:family="table-column">
      <style:table-column-properties style:column-width="17cm" style:rel-column-width="65535*"/>
    </style:style>
    <style:style style:name="Table10.A1" style:family="table-cell">
      <style:table-cell-properties style:vertical-align="" fo:background-color="#e6e6e6" fo:padding="0.199cm" fo:border="0.05pt solid #000000">
        <style:background-image/>
      </style:table-cell-properties>
    </style:style>
    <style:style style:name="Table1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1" style:family="table">
      <style:table-properties style:width="17cm" fo:margin-top="0cm" fo:margin-bottom="0cm" table:align="margins"/>
    </style:style>
    <style:style style:name="Table11.A" style:family="table-column">
      <style:table-column-properties style:column-width="17cm" style:rel-column-width="65535*"/>
    </style:style>
    <style:style style:name="Table11.A1" style:family="table-cell">
      <style:table-cell-properties style:vertical-align="" fo:background-color="#e6e6e6" fo:padding="0.199cm" fo:border="0.05pt solid #000000">
        <style:background-image/>
      </style:table-cell-properties>
    </style:style>
    <style:style style:name="Table1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6.8" style:family="table-row">
      <style:table-row-properties style:min-row-height="2.898cm"/>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7cm" style:rel-column-width="13327*"/>
    </style:style>
    <style:style style:name="Tabelle10.B" style:family="table-column">
      <style:table-column-properties style:column-width="2.736cm" style:rel-column-width="10546*"/>
    </style:style>
    <style:style style:name="Tabelle10.C" style:family="table-column">
      <style:table-column-properties style:column-width="10.807cm" style:rel-column-width="41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8.8" style:family="table-row">
      <style:table-row-properties style:min-row-height="3.59cm"/>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3.8" style:family="table-row">
      <style:table-row-properties style:min-row-height="2.305cm"/>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08cm" style:rel-column-width="13524*"/>
    </style:style>
    <style:style style:name="Tabelle15.B" style:family="table-column">
      <style:table-column-properties style:column-width="4.309cm" style:rel-column-width="16611*"/>
    </style:style>
    <style:style style:name="Tabelle15.C" style:family="table-column">
      <style:table-column-properties style:column-width="9.183cm" style:rel-column-width="3540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6.8" style:family="table-row">
      <style:table-row-properties style:min-row-height="2.51cm"/>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7.8" style:family="table-row">
      <style:table-row-properties style:min-row-height="2.51cm"/>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8" style:family="table-row">
      <style:table-row-properties style:min-row-height="2.51cm"/>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1.8" style:family="table-row">
      <style:table-row-properties style:min-row-height="2.891cm"/>
    </style:style>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5.985cm" style:rel-column-width="23071*"/>
    </style:style>
    <style:style style:name="Table1.C" style:family="table-column">
      <style:table-column-properties style:column-width="7.616cm" style:rel-column-width="29362*"/>
    </style:style>
    <style:style style:name="Table1.A1" style:family="table-cell">
      <style:table-cell-properties fo:background-color="#dddddd"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3" style:family="table-row">
      <style:table-row-properties style:min-row-height="1cm"/>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0.05pt solid #000000" fo:border-top="none" fo:border-bottom="0.05pt solid #000000"/>
    </style:style>
    <style:style style:name="Table1.5" style:family="table-row">
      <style:table-row-properties style:min-row-height="1.101cm"/>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5.985cm" style:rel-column-width="23071*"/>
    </style:style>
    <style:style style:name="Table3.C" style:family="table-column">
      <style:table-column-properties style:column-width="7.616cm" style:rel-column-width="29362*"/>
    </style:style>
    <style:style style:name="Table3.A1" style:family="table-cell">
      <style:table-cell-properties fo:background-color="#dddddd"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3.3" style:family="table-row">
      <style:table-row-properties style:row-height="1.101cm"/>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0.05pt solid #000000"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0.05pt solid #000000"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7cm" fo:margin-top="0cm" fo:margin-bottom="0cm" table:align="margins"/>
    </style:style>
    <style:style style:name="Table13.A" style:family="table-column">
      <style:table-column-properties style:column-width="17cm" style:rel-column-width="65535*"/>
    </style:style>
    <style:style style:name="Table13.A1" style:family="table-cell">
      <style:table-cell-properties style:vertical-align="" fo:background-color="#e6e6e6" fo:padding="0.199cm" fo:border="0.05pt solid #000000">
        <style:background-image/>
      </style:table-cell-properties>
    </style:style>
    <style:style style:name="Tab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4" style:family="table">
      <style:table-properties style:width="17cm" fo:margin-top="0cm" fo:margin-bottom="0cm" table:align="margins"/>
    </style:style>
    <style:style style:name="Table14.A" style:family="table-column">
      <style:table-column-properties style:column-width="17cm" style:rel-column-width="65535*"/>
    </style:style>
    <style:style style:name="Table14.A1" style:family="table-cell">
      <style:table-cell-properties style:vertical-align="" fo:background-color="#e6e6e6" fo:padding="0.199cm" fo:border="0.05pt solid #000000">
        <style:background-image/>
      </style:table-cell-properties>
    </style:style>
    <style:style style:name="Tab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6e6e6" fo:padding="0.199cm" fo:border="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e6e6e6" fo:padding="0.199cm" fo:border="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Standard">
      <style:text-properties officeooo:paragraph-rsid="0009695f"/>
    </style:style>
    <style:style style:name="P19" style:family="paragraph" style:parent-style-name="Standard">
      <style:text-properties fo:font-weight="bold" officeooo:rsid="000b4c68" officeooo:paragraph-rsid="0009695f" fo:background-color="transparent" style:font-weight-asian="bold" style:font-weight-complex="bold"/>
    </style:style>
    <style:style style:name="P20" style:family="paragraph" style:parent-style-name="Standard">
      <style:text-properties officeooo:rsid="002d88ae" officeooo:paragraph-rsid="003250fc"/>
    </style:style>
    <style:style style:name="P21" style:family="paragraph" style:parent-style-name="Standard">
      <style:text-properties officeooo:paragraph-rsid="00343ca2"/>
    </style:style>
    <style:style style:name="P22" style:family="paragraph" style:parent-style-name="Standard">
      <style:text-properties officeooo:paragraph-rsid="0040e0e7"/>
    </style:style>
    <style:style style:name="P23" style:family="paragraph" style:parent-style-name="Text_20_body">
      <style:text-properties fo:color="#000000"/>
    </style:style>
    <style:style style:name="P24"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5" style:family="paragraph" style:parent-style-name="Text_20_body">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26" style:family="paragraph" style:parent-style-name="Text_20_body">
      <style:text-properties fo:color="#000000" officeooo:paragraph-rsid="0007632b"/>
    </style:style>
    <style:style style:name="P27" style:family="paragraph" style:parent-style-name="Text_20_body">
      <style:text-properties fo:color="#000000" officeooo:rsid="0007632b" officeooo:paragraph-rsid="0007632b"/>
    </style:style>
    <style:style style:name="P28" style:family="paragraph" style:parent-style-name="Text_20_body">
      <style:text-properties fo:color="#000000" officeooo:paragraph-rsid="0008838d"/>
    </style:style>
    <style:style style:name="P29" style:family="paragraph" style:parent-style-name="Text_20_body">
      <style:text-properties fo:color="#000000" officeooo:rsid="001f1e5d" officeooo:paragraph-rsid="001f1e5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paragraph-rsid="000e3c40" style:font-weight-asian="bold" style:font-weight-complex="bold"/>
    </style:style>
    <style:style style:name="P32"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background-color="transparent"/>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officeooo:paragraph-rsid="000e3c40"/>
    </style:style>
    <style:style style:name="P37" style:family="paragraph" style:parent-style-name="Text_20_body">
      <style:text-properties officeooo:paragraph-rsid="000fdd50"/>
    </style:style>
    <style:style style:name="P38" style:family="paragraph" style:parent-style-name="Text_20_body">
      <style:text-properties officeooo:paragraph-rsid="00179a61"/>
    </style:style>
    <style:style style:name="P39" style:family="paragraph" style:parent-style-name="Text_20_body">
      <style:text-properties officeooo:paragraph-rsid="001bbdbf"/>
    </style:style>
    <style:style style:name="P40" style:family="paragraph" style:parent-style-name="Text_20_body">
      <style:text-properties officeooo:paragraph-rsid="0024c3de"/>
    </style:style>
    <style:style style:name="P41" style:family="paragraph" style:parent-style-name="Text_20_body">
      <style:text-properties officeooo:paragraph-rsid="00264fd9"/>
    </style:style>
    <style:style style:name="P42" style:family="paragraph" style:parent-style-name="Text_20_body">
      <style:text-properties officeooo:paragraph-rsid="0029c751"/>
    </style:style>
    <style:style style:name="P43" style:family="paragraph" style:parent-style-name="Text_20_body">
      <style:text-properties officeooo:paragraph-rsid="002a098e"/>
    </style:style>
    <style:style style:name="P44" style:family="paragraph" style:parent-style-name="Text_20_body">
      <style:text-properties style:font-name="Times New Roman" officeooo:rsid="00378841" officeooo:paragraph-rsid="00418546"/>
    </style:style>
    <style:style style:name="P45" style:family="paragraph" style:parent-style-name="Text_20_body">
      <style:text-properties officeooo:rsid="002d88ae" officeooo:paragraph-rsid="00317221"/>
    </style:style>
    <style:style style:name="P46" style:family="paragraph" style:parent-style-name="Text_20_body">
      <style:text-properties officeooo:rsid="002d88ae" officeooo:paragraph-rsid="003375b1"/>
    </style:style>
    <style:style style:name="P47" style:family="paragraph" style:parent-style-name="Text_20_body">
      <style:text-properties officeooo:paragraph-rsid="0033cb5a"/>
    </style:style>
    <style:style style:name="P48" style:family="paragraph" style:parent-style-name="Text_20_body">
      <style:text-properties officeooo:rsid="00343ca2" officeooo:paragraph-rsid="0035173e"/>
    </style:style>
    <style:style style:name="P49" style:family="paragraph" style:parent-style-name="Text_20_body">
      <style:text-properties officeooo:paragraph-rsid="00396bf9"/>
    </style:style>
    <style:style style:name="P50" style:family="paragraph" style:parent-style-name="Text_20_body">
      <style:text-properties officeooo:rsid="00396bf9" officeooo:paragraph-rsid="003ca270"/>
    </style:style>
    <style:style style:name="P51" style:family="paragraph" style:parent-style-name="Text_20_body">
      <style:text-properties officeooo:rsid="00396bf9" officeooo:paragraph-rsid="003d9641"/>
    </style:style>
    <style:style style:name="P52" style:family="paragraph" style:parent-style-name="Text_20_body">
      <style:text-properties officeooo:rsid="003f6adf" officeooo:paragraph-rsid="003f6adf"/>
    </style:style>
    <style:style style:name="P53" style:family="paragraph" style:parent-style-name="Text_20_body">
      <style:text-properties officeooo:rsid="003f6adf" officeooo:paragraph-rsid="003f7b0a"/>
    </style:style>
    <style:style style:name="P54" style:family="paragraph" style:parent-style-name="Text_20_body">
      <style:text-properties officeooo:paragraph-rsid="0040e0e7"/>
    </style:style>
    <style:style style:name="P55" style:family="paragraph" style:parent-style-name="Text_20_body">
      <style:text-properties officeooo:paragraph-rsid="0040f2c6"/>
    </style:style>
    <style:style style:name="P56" style:family="paragraph" style:parent-style-name="Frame_20_contents">
      <style:text-properties fo:color="#000000"/>
    </style:style>
    <style:style style:name="P57" style:family="paragraph" style:parent-style-name="Frame_20_contents">
      <style:text-properties fo:color="#000000" officeooo:rsid="0008838d" officeooo:paragraph-rsid="0008838d"/>
    </style:style>
    <style:style style:name="P58" style:family="paragraph" style:parent-style-name="Frame_20_contents">
      <style:text-properties fo:color="#000000" officeooo:paragraph-rsid="001f1e5d"/>
    </style:style>
    <style:style style:name="P59" style:family="paragraph" style:parent-style-name="Frame_20_contents">
      <style:text-properties fo:color="#000000" officeooo:paragraph-rsid="0020eb7b"/>
    </style:style>
    <style:style style:name="P60" style:family="paragraph" style:parent-style-name="Frame_20_contents">
      <style:text-properties fo:color="#000000" officeooo:rsid="0035173e" officeooo:paragraph-rsid="0035173e"/>
    </style:style>
    <style:style style:name="P61" style:family="paragraph" style:parent-style-name="Frame_20_contents">
      <style:text-properties officeooo:paragraph-rsid="0008838d"/>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start" style:justify-single-word="false"/>
      <style:text-properties fo:font-weight="bold" style:font-weight-asian="bold" style:font-weight-complex="bold"/>
    </style:style>
    <style:style style:name="P64" style:family="paragraph" style:parent-style-name="Table_20_Contents">
      <style:paragraph-properties fo:text-align="start" style:justify-single-word="false"/>
    </style:style>
    <style:style style:name="P65" style:family="paragraph" style:parent-style-name="Table_20_Contents">
      <style:paragraph-properties fo:text-align="start" style:justify-single-word="false"/>
      <style:text-properties fo:font-weight="normal" style:font-weight-asian="normal" style:font-weight-complex="normal"/>
    </style:style>
    <style:style style:name="P66" style:family="paragraph" style:parent-style-name="Table_20_Contents">
      <style:paragraph-properties fo:text-align="start" style:justify-single-word="false"/>
      <style:text-properties fo:color="#000000"/>
    </style:style>
    <style:style style:name="P67" style:family="paragraph" style:parent-style-name="Table_20_Contents">
      <style:text-properties officeooo:rsid="00317221" officeooo:paragraph-rsid="00317221"/>
    </style:style>
    <style:style style:name="P68" style:family="paragraph" style:parent-style-name="Table_20_Contents">
      <style:paragraph-properties fo:text-align="center" style:justify-single-word="false"/>
      <style:text-properties officeooo:rsid="00317221" officeooo:paragraph-rsid="00317221"/>
    </style:style>
    <style:style style:name="P69" style:family="paragraph" style:parent-style-name="Table_20_Contents">
      <style:paragraph-properties fo:text-align="center" style:justify-single-word="false"/>
      <style:text-properties officeooo:rsid="00317221" officeooo:paragraph-rsid="003250fc"/>
    </style:style>
    <style:style style:name="P70" style:family="paragraph" style:parent-style-name="Table_20_Contents">
      <style:text-properties officeooo:rsid="00317221" officeooo:paragraph-rsid="003250fc"/>
    </style:style>
    <style:style style:name="P71" style:family="paragraph" style:parent-style-name="Table_20_Contents">
      <style:text-properties officeooo:rsid="0032461b" officeooo:paragraph-rsid="0032461b"/>
    </style:style>
    <style:style style:name="P72" style:family="paragraph" style:parent-style-name="Table_20_Contents">
      <style:paragraph-properties fo:text-align="center" style:justify-single-word="false"/>
      <style:text-properties officeooo:rsid="0032461b" officeooo:paragraph-rsid="0032461b"/>
    </style:style>
    <style:style style:name="P73" style:family="paragraph" style:parent-style-name="Table_20_Contents">
      <style:paragraph-properties fo:text-align="center" style:justify-single-word="false"/>
      <style:text-properties officeooo:rsid="0032461b" officeooo:paragraph-rsid="00317221"/>
    </style:style>
    <style:style style:name="P74" style:family="paragraph" style:parent-style-name="Table_20_Contents">
      <style:paragraph-properties fo:text-align="center" style:justify-single-word="false"/>
      <style:text-properties officeooo:rsid="0032461b" officeooo:paragraph-rsid="003250fc"/>
    </style:style>
    <style:style style:name="P75" style:family="paragraph" style:parent-style-name="Table_20_Contents">
      <style:text-properties officeooo:rsid="0032461b" officeooo:paragraph-rsid="003250fc"/>
    </style:style>
    <style:style style:name="P76" style:family="paragraph" style:parent-style-name="Table_20_Contents">
      <style:paragraph-properties fo:text-align="center" style:justify-single-word="false"/>
      <style:text-properties officeooo:rsid="003250fc" officeooo:paragraph-rsid="003250fc"/>
    </style:style>
    <style:style style:name="P77" style:family="paragraph" style:parent-style-name="Table_20_Contents">
      <style:text-properties officeooo:paragraph-rsid="003250fc"/>
    </style:style>
    <style:style style:name="P78" style:family="paragraph" style:parent-style-name="Frame_20_contents">
      <style:paragraph-properties fo:line-height="0.6cm" fo:background-color="transparent">
        <style:tab-stops/>
        <style:background-image/>
      </style:paragraph-properties>
      <style:text-properties fo:color="#000000"/>
    </style:style>
    <style:style style:name="P79" style:family="paragraph" style:parent-style-name="Standard">
      <style:paragraph-properties fo:text-align="start" style:justify-single-word="false" fo:break-before="page"/>
      <style:text-properties fo:color="#000000" fo:font-size="6pt" style:font-size-asian="6pt" style:font-size-complex="6pt"/>
    </style:style>
    <style:style style:name="P80" style:family="paragraph" style:parent-style-name="Text_20_body">
      <style:paragraph-properties fo:margin-left="0.27cm" fo:margin-right="0.002cm" fo:text-indent="0cm" style:auto-text-indent="false"/>
    </style:style>
    <style:style style:name="P81" style:family="paragraph" style:parent-style-name="Text_20_body">
      <style:paragraph-properties fo:margin-left="0.27cm" fo:margin-right="0.002cm" fo:text-indent="0cm" style:auto-text-indent="false"/>
      <style:text-properties fo:color="#000000"/>
    </style:style>
    <style:style style:name="P82"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83"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84" style:family="paragraph" style:parent-style-name="Text_20_body">
      <style:paragraph-properties fo:margin-left="0.27cm" fo:margin-right="0.002cm" fo:text-indent="0cm" style:auto-text-indent="false"/>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85"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86"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87"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88" style:family="paragraph" style:parent-style-name="Text_20_body">
      <style:paragraph-properties fo:margin-left="0.27cm" fo:margin-right="0.002cm" fo:text-indent="0cm" style:auto-text-indent="false"/>
      <style:text-properties fo:font-weight="normal" officeooo:paragraph-rsid="00396bf9" style:font-weight-asian="normal" style:font-weight-complex="normal"/>
    </style:style>
    <style:style style:name="P89" style:family="paragraph" style:parent-style-name="Text_20_body">
      <style:paragraph-properties fo:margin-left="0.27cm" fo:margin-right="0.002cm" fo:text-indent="0cm" style:auto-text-indent="false"/>
      <style:text-properties fo:font-weight="normal" officeooo:paragraph-rsid="0040e0e7" style:font-weight-asian="normal" style:font-weight-complex="normal"/>
    </style:style>
    <style:style style:name="P90" style:family="paragraph" style:parent-style-name="Text_20_body">
      <style:paragraph-properties fo:margin-left="0.27cm" fo:margin-right="0.002cm" fo:text-indent="0cm" style:auto-text-indent="false"/>
      <style:text-properties officeooo:paragraph-rsid="00396bf9"/>
    </style:style>
    <style:style style:name="P91" style:family="paragraph" style:parent-style-name="Text_20_body">
      <style:paragraph-properties fo:margin-left="0.27cm" fo:margin-right="0.002cm" fo:text-indent="0cm" style:auto-text-indent="false"/>
      <style:text-properties officeooo:paragraph-rsid="0040e0e7"/>
    </style:style>
    <style:style style:name="P92" style:family="paragraph" style:parent-style-name="Text_20_body">
      <style:paragraph-properties fo:margin-left="0.277cm" fo:margin-right="0.005cm" fo:text-indent="0cm" style:auto-text-indent="false"/>
    </style:style>
    <style:style style:name="P93" style:family="paragraph" style:parent-style-name="Text_20_body">
      <style:paragraph-properties fo:margin-left="0.277cm" fo:margin-right="0.005cm" fo:text-indent="0cm" style:auto-text-indent="false"/>
      <style:text-properties fo:color="#000000"/>
    </style:style>
    <style:style style:name="P94"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95" style:family="paragraph" style:parent-style-name="Text_20_body">
      <style:paragraph-properties fo:margin-left="0.277cm" fo:margin-right="0.005cm" fo:text-indent="0cm" style:auto-text-indent="false"/>
      <style:text-properties fo:color="#000000" fo:font-weight="normal" officeooo:paragraph-rsid="0029c751" style:font-weight-asian="normal" style:font-weight-complex="normal"/>
    </style:style>
    <style:style style:name="P96" style:family="paragraph" style:parent-style-name="Text_20_body">
      <style:paragraph-properties fo:margin-left="0.277cm" fo:margin-right="0.005cm" fo:text-indent="0cm" style:auto-text-indent="false"/>
      <style:text-properties fo:color="#000000" officeooo:paragraph-rsid="00264fd9"/>
    </style:style>
    <style:style style:name="P97" style:family="paragraph" style:parent-style-name="Text_20_body">
      <style:paragraph-properties fo:margin-left="0.277cm" fo:margin-right="0.005cm" fo:text-indent="0cm" style:auto-text-indent="false"/>
      <style:text-properties fo:color="#000000" officeooo:paragraph-rsid="00396bf9"/>
    </style:style>
    <style:style style:name="P98" style:family="paragraph" style:parent-style-name="Text_20_body">
      <style:paragraph-properties fo:margin-left="0.277cm" fo:margin-right="0.005cm" fo:text-indent="0cm" style:auto-text-indent="false"/>
      <style:text-properties fo:color="#000000" officeooo:paragraph-rsid="0040e0e7"/>
    </style:style>
    <style:style style:name="P99"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100" style:family="paragraph" style:parent-style-name="Text_20_body">
      <style:paragraph-properties fo:margin-left="0.277cm" fo:margin-right="0.005cm" fo:text-indent="0cm" style:auto-text-indent="false"/>
      <style:text-properties fo:font-weight="normal" officeooo:paragraph-rsid="0007632b" style:font-weight-asian="normal" style:font-weight-complex="normal"/>
    </style:style>
    <style:style style:name="P101" style:family="paragraph" style:parent-style-name="Text_20_body">
      <style:paragraph-properties fo:margin-left="0.277cm" fo:margin-right="0.005cm" fo:text-indent="0cm" style:auto-text-indent="false"/>
      <style:text-properties officeooo:rsid="000fdd50" officeooo:paragraph-rsid="000fdd50"/>
    </style:style>
    <style:style style:name="P102" style:family="paragraph" style:parent-style-name="Text_20_body">
      <style:paragraph-properties fo:margin-left="0.277cm" fo:margin-right="0.005cm" fo:text-indent="0cm" style:auto-text-indent="false"/>
      <style:text-properties officeooo:rsid="001bbdbf" officeooo:paragraph-rsid="001bbdbf"/>
    </style:style>
    <style:style style:name="P103" style:family="paragraph" style:parent-style-name="Text_20_body">
      <style:paragraph-properties fo:margin-left="0.295cm" fo:margin-right="-0.007cm" fo:text-indent="0cm" style:auto-text-indent="false"/>
    </style:style>
    <style:style style:name="P104"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105" style:family="paragraph" style:parent-style-name="Text_20_body">
      <style:paragraph-properties fo:margin-left="0.29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06"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107" style:family="paragraph" style:parent-style-name="Text_20_body">
      <style:paragraph-properties fo:margin-left="0.28cm" fo:margin-right="0.011cm" fo:text-indent="0cm" style:auto-text-indent="false"/>
    </style:style>
    <style:style style:name="P108"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109" style:family="paragraph" style:parent-style-name="Text_20_body">
      <style:paragraph-properties fo:margin-left="0.28cm" fo:margin-right="0.011cm" fo:text-indent="0cm" style:auto-text-indent="false"/>
      <style:text-properties fo:color="#000000" fo:font-weight="normal" officeooo:paragraph-rsid="0029c751" style:font-weight-asian="normal" style:font-weight-complex="normal"/>
    </style:style>
    <style:style style:name="P110"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11"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112" style:family="paragraph" style:parent-style-name="Text_20_body">
      <style:paragraph-properties fo:margin-left="0.265cm" fo:margin-right="-0.007cm" fo:text-indent="0cm" style:auto-text-indent="false"/>
    </style:style>
    <style:style style:name="P113" style:family="paragraph" style:parent-style-name="Text_20_body">
      <style:paragraph-properties fo:margin-left="0.265cm" fo:margin-right="-0.007cm" fo:text-indent="0cm" style:auto-text-indent="false"/>
      <style:text-properties fo:color="#000000"/>
    </style:style>
    <style:style style:name="P114"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15" style:family="paragraph" style:parent-style-name="Text_20_body">
      <style:paragraph-properties fo:margin-left="0.265cm" fo:margin-right="-0.007cm" fo:text-indent="0cm" style:auto-text-indent="false"/>
      <style:text-properties fo:color="#000000" fo:font-weight="normal" style:font-weight-asian="normal" style:font-weight-complex="normal"/>
    </style:style>
    <style:style style:name="P116"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117" style:family="paragraph" style:parent-style-name="Standard">
      <style:paragraph-properties fo:margin-left="0cm" fo:margin-right="0.212cm" fo:margin-top="0.106cm" fo:margin-bottom="0cm" loext:contextual-spacing="false" fo:text-indent="0cm" style:auto-text-indent="false"/>
    </style:style>
    <style:style style:name="P118" style:family="paragraph" style:parent-style-name="Text_20_body">
      <style:paragraph-properties fo:background-color="#ffffff">
        <style:background-image/>
      </style:paragraph-properties>
      <style:text-properties officeooo:rsid="003f7b0a" officeooo:paragraph-rsid="003f7b0a"/>
    </style:style>
    <style:style style:name="P119" style:family="paragraph" style:parent-style-name="Text_20_body">
      <style:paragraph-properties fo:background-color="#ffffff">
        <style:background-image/>
      </style:paragraph-properties>
      <style:text-properties officeooo:paragraph-rsid="00418546"/>
    </style:style>
    <style:style style:name="P120" style:family="paragraph" style:parent-style-name="Text_20_body">
      <style:paragraph-properties fo:background-color="#ffffff">
        <style:background-image/>
      </style:paragraph-properties>
      <style:text-properties style:font-name="Times New Roman" officeooo:rsid="00378841" officeooo:paragraph-rsid="00418546"/>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125" style:family="paragraph" style:parent-style-name="Text_20_body">
      <style:paragraph-properties fo:margin-left="0.27cm" fo:margin-right="0.002cm" fo:text-indent="0cm" style:auto-text-indent="false"/>
      <style:text-properties fo:color="#000000" style:font-name="Times New Roman" fo:font-size="12pt" fo:font-weight="normal" officeooo:rsid="0040f2c6" officeooo:paragraph-rsid="0040f2c6" style:font-name-asian="Courier New" style:font-size-asian="12pt" style:font-weight-asian="normal" style:font-name-complex="Courier New" style:font-size-complex="12pt" style:font-weight-complex="normal"/>
    </style:style>
    <style:style style:name="P126" style:family="paragraph" style:parent-style-name="Text_20_body">
      <style:text-properties officeooo:rsid="0035173e" officeooo:paragraph-rsid="0035173e"/>
    </style:style>
    <style:style style:name="P127" style:family="paragraph" style:parent-style-name="Text_20_body">
      <style:text-properties officeooo:rsid="003ca270" officeooo:paragraph-rsid="003d9641"/>
    </style:style>
    <style:style style:name="P128" style:family="paragraph" style:parent-style-name="Text_20_body" style:list-style-name="L1"/>
    <style:style style:name="P129" style:family="paragraph" style:parent-style-name="Text_20_body" style:list-style-name="L2"/>
    <style:style style:name="P130" style:family="paragraph" style:parent-style-name="Text_20_body" style:list-style-name="L2">
      <style:text-properties style:font-name="Times New Roman" fo:font-size="12pt" style:font-size-asian="12pt" style:font-size-complex="12pt"/>
    </style:style>
    <style:style style:name="P131"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132" style:family="paragraph" style:parent-style-name="Text_20_body">
      <style:paragraph-properties fo:background-color="#ffffff">
        <style:background-image/>
      </style:paragraph-properties>
      <style:text-properties style:use-window-font-color="true" style:font-name="Times New Roman" fo:font-size="12pt" fo:font-weight="normal" officeooo:rsid="00418546" officeooo:paragraph-rsid="00418546" fo:background-color="transparent" style:font-size-asian="12pt" style:font-weight-asian="normal" style:font-size-complex="12pt" style:font-weight-complex="normal"/>
    </style:style>
    <style:style style:name="P133" style:family="paragraph" style:parent-style-name="Heading_20_1">
      <style:text-properties fo:color="#000000"/>
    </style:style>
    <style:style style:name="P134" style:family="paragraph" style:parent-style-name="Heading_20_1">
      <style:text-properties officeooo:paragraph-rsid="000cb663"/>
    </style:style>
    <style:style style:name="P135" style:family="paragraph" style:parent-style-name="Heading_20_1">
      <style:text-properties officeooo:rsid="002a098e" officeooo:paragraph-rsid="002a098e"/>
    </style:style>
    <style:style style:name="P136" style:family="paragraph" style:parent-style-name="Heading_20_1">
      <style:text-properties officeooo:paragraph-rsid="003d9641"/>
    </style:style>
    <style:style style:name="P137" style:family="paragraph" style:parent-style-name="Heading_20_1">
      <style:paragraph-properties>
        <style:tab-stops>
          <style:tab-stop style:position="0.24cm"/>
        </style:tab-stops>
      </style:paragraph-properties>
    </style:style>
    <style:style style:name="P138" style:family="paragraph" style:parent-style-name="Heading_20_1">
      <style:paragraph-properties>
        <style:tab-stops>
          <style:tab-stop style:position="0.27cm"/>
        </style:tab-stops>
      </style:paragraph-properties>
    </style:style>
    <style:style style:name="P139" style:family="paragraph" style:parent-style-name="Heading_20_1" style:master-page-name="Handbuchseite">
      <style:paragraph-properties style:page-number="1"/>
    </style:style>
    <style:style style:name="P140" style:family="paragraph" style:parent-style-name="Heading_20_2">
      <style:text-properties fo:font-weight="bold" style:font-weight-asian="bold" style:font-weight-complex="bold"/>
    </style:style>
    <style:style style:name="P141" style:family="paragraph" style:parent-style-name="Heading_20_2">
      <style:text-properties officeooo:paragraph-rsid="000e3c40"/>
    </style:style>
    <style:style style:name="P142" style:family="paragraph" style:parent-style-name="Heading_20_3">
      <style:text-properties fo:color="#000000"/>
    </style:style>
    <style:style style:name="P143" style:family="paragraph" style:parent-style-name="Heading_20_3">
      <style:text-properties fo:color="#000000" officeooo:paragraph-rsid="00396bf9"/>
    </style:style>
    <style:style style:name="P144" style:family="paragraph" style:parent-style-name="Heading_20_3">
      <style:text-properties fo:color="#000000" officeooo:paragraph-rsid="000e3c40"/>
    </style:style>
    <style:style style:name="P145" style:family="paragraph" style:parent-style-name="Heading_20_3">
      <style:text-properties officeooo:paragraph-rsid="00396bf9"/>
    </style:style>
    <style:style style:name="P146" style:family="paragraph" style:parent-style-name="Heading_20_3">
      <style:text-properties officeooo:paragraph-rsid="0040e0e7"/>
    </style:style>
    <style:style style:name="P147" style:family="paragraph" style:parent-style-name="Heading_20_3">
      <style:paragraph-properties fo:margin-left="1.905cm" fo:margin-right="0cm" fo:text-indent="-1.27cm" style:auto-text-indent="false">
        <style:tab-stops/>
      </style:paragraph-properties>
      <style:text-properties fo:color="#000000"/>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fo:font-weight="normal" officeooo:rsid="0007632b" style:font-weight-asian="normal" style:font-weight-complex="normal"/>
    </style:style>
    <style:style style:name="T5" style:family="text">
      <style:text-properties fo:color="#000000" fo:font-weight="normal" officeooo:rsid="001dfc9e" style:font-weight-asian="normal" style:font-weight-complex="normal"/>
    </style:style>
    <style:style style:name="T6" style:family="text">
      <style:text-properties fo:color="#000000" fo:font-weight="normal" officeooo:rsid="000fdd50" style:font-weight-asian="normal" style:font-weight-complex="normal"/>
    </style:style>
    <style:style style:name="T7" style:family="text">
      <style:text-properties fo:color="#000000" fo:font-weight="normal" officeooo:rsid="0022f750" style:font-weight-asian="normal" style:font-weight-complex="normal"/>
    </style:style>
    <style:style style:name="T8" style:family="text">
      <style:text-properties fo:color="#000000" fo:font-weight="normal" officeooo:rsid="0024c3de" style:font-weight-asian="normal" style:font-weight-complex="normal"/>
    </style:style>
    <style:style style:name="T9"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fo:color="#000000" style:font-name="Times New Roman" fo:font-size="12pt" fo:font-weight="normal" fo:background-color="transparent" loext:char-shading-value="0" style:font-name-asian="Courier New" style:font-size-asian="12pt" style:font-weight-asian="normal" style:font-name-complex="Courier New" style:font-size-complex="12pt" style:font-weight-complex="normal"/>
    </style:style>
    <style:style style:name="T11" style:family="text">
      <style:text-properties fo:color="#000000" style:font-name="Times New Roman" fo:font-size="12pt" fo:font-weight="normal" style:font-size-asian="12pt" style:font-weight-asian="normal" style:font-size-complex="12pt" style:font-weight-complex="normal"/>
    </style:style>
    <style:style style:name="T12" style:family="text">
      <style:text-properties fo:color="#000000" style:font-name="Times New Roman" fo:font-size="12pt" fo:font-weight="bold" fo:background-color="transparent" loext:char-shading-value="0" style:font-size-asian="12pt" style:font-weight-asian="bold" style:font-size-complex="12pt" style:font-weight-complex="bold"/>
    </style:style>
    <style:style style:name="T13" style:family="text">
      <style:text-properties fo:color="#000000" fo:font-style="normal" style:text-underline-style="none" fo:font-weight="normal" style:font-style-asian="normal" style:font-weight-asian="normal" style:font-style-complex="normal" style:font-weight-complex="normal"/>
    </style:style>
    <style:style style:name="T14" style:family="text">
      <style:text-properties fo:color="#000000" officeooo:rsid="0008838d"/>
    </style:style>
    <style:style style:name="T15" style:family="text">
      <style:text-properties fo:color="#000000" officeooo:rsid="0020eb7b"/>
    </style:style>
    <style:style style:name="T16" style:family="text">
      <style:text-properties fo:color="#000000" officeooo:rsid="0024c3de"/>
    </style:style>
    <style:style style:name="T17" style:family="text">
      <style:text-properties fo:color="#000000" officeooo:rsid="0022f750"/>
    </style:style>
    <style:style style:name="T18" style:family="text">
      <style:text-properties fo:font-weight="bold" style:font-weight-asian="bold" style:font-weight-complex="bold"/>
    </style:style>
    <style:style style:name="T19" style:family="text">
      <style:text-properties fo:font-weight="bold" officeooo:rsid="000fdd50" style:font-weight-asian="bold" style:font-weight-complex="bold"/>
    </style:style>
    <style:style style:name="T20" style:family="text">
      <style:text-properties fo:font-weight="bold" officeooo:rsid="00179a61" style:font-weight-asian="bold" style:font-weight-complex="bold"/>
    </style:style>
    <style:style style:name="T21" style:family="text">
      <style:text-properties fo:font-weight="bold" officeooo:rsid="001bbdbf" style:font-weight-asian="bold" style:font-weight-complex="bold"/>
    </style:style>
    <style:style style:name="T22" style:family="text">
      <style:text-properties fo:font-weight="bold" officeooo:rsid="00264fd9" style:font-weight-asian="bold" style:font-weight-complex="bold"/>
    </style:style>
    <style:style style:name="T23" style:family="text">
      <style:text-properties fo:font-weight="bold" officeooo:rsid="00396bf9" style:font-weight-asian="bold" style:font-weight-complex="bold"/>
    </style:style>
    <style:style style:name="T24" style:family="text">
      <style:text-properties fo:font-weight="bold" officeooo:rsid="00378841" style:font-weight-asian="bold" style:font-weight-complex="bold"/>
    </style:style>
    <style:style style:name="T25" style:family="text">
      <style:text-properties fo:font-weight="bold" officeooo:rsid="0040f2c6" style:font-weight-asian="bold" style:font-weight-complex="bold"/>
    </style:style>
    <style:style style:name="T26" style:family="text">
      <style:text-properties fo:font-weight="bold" officeooo:rsid="0009695f" fo:background-color="transparent" loext:char-shading-value="0" style:font-weight-asian="bold" style:font-weight-complex="bold"/>
    </style:style>
    <style:style style:name="T27" style:family="text">
      <style:text-properties fo:font-weight="bold" officeooo:rsid="000b4c68" fo:background-color="transparent" loext:char-shading-value="0" style:font-weight-asian="bold" style:font-weight-complex="bold"/>
    </style:style>
    <style:style style:name="T28" style:family="text">
      <style:text-properties fo:font-weight="bold" officeooo:rsid="0012becc" fo:background-color="transparent" loext:char-shading-value="0" style:font-weight-asian="bold" style:font-weight-complex="bold"/>
    </style:style>
    <style:style style:name="T29" style:family="text">
      <style:text-properties fo:font-weight="bold" officeooo:rsid="00149e7d" fo:background-color="transparent" loext:char-shading-value="0" style:font-weight-asian="bold" style:font-weight-complex="bold"/>
    </style:style>
    <style:style style:name="T30"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1"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32" style:family="text">
      <style:text-properties style:font-name="Times New Roman" fo:font-size="12pt" style:font-size-asian="12pt" style:font-size-complex="12pt"/>
    </style:style>
    <style:style style:name="T33" style:family="text">
      <style:text-properties style:font-name="Times New Roman" fo:font-size="12pt" fo:font-weight="bold" fo:background-color="transparent" loext:char-shading-value="0" style:font-size-asian="12pt" style:font-weight-asian="bold" style:font-size-complex="12pt" style:font-weight-complex="bold"/>
    </style:style>
    <style:style style:name="T34" style:family="text">
      <style:text-properties style:font-name="Times New Roman" fo:font-size="12pt" fo:font-weight="bold" officeooo:rsid="0007632b" fo:background-color="transparent" loext:char-shading-value="0" style:font-size-asian="12pt" style:font-weight-asian="bold" style:font-size-complex="12pt"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bbdbf" style:font-weight-asian="normal" style:font-weight-complex="normal"/>
    </style:style>
    <style:style style:name="T37" style:family="text">
      <style:text-properties fo:font-weight="normal" officeooo:rsid="0033cb5a" style:font-weight-asian="normal" style:font-weight-complex="normal"/>
    </style:style>
    <style:style style:name="T38" style:family="text">
      <style:text-properties fo:font-weight="normal" officeooo:rsid="003d9641" style:font-weight-asian="normal" style:font-weight-complex="normal"/>
    </style:style>
    <style:style style:name="T39" style:family="text">
      <style:text-properties fo:font-weight="normal" officeooo:rsid="0040e0e7" style:font-weight-asian="normal" style:font-weight-complex="normal"/>
    </style:style>
    <style:style style:name="T40" style:family="text">
      <style:text-properties fo:background-color="transparent" loext:char-shading-value="0"/>
    </style:style>
    <style:style style:name="T41" style:family="text">
      <style:text-properties officeooo:rsid="0009695f" fo:background-color="transparent" loext:char-shading-value="0"/>
    </style:style>
    <style:style style:name="T42" style:family="text">
      <style:text-properties fo:font-variant="normal" fo:text-transform="none" fo:color="#000000" style:font-name="Times New Roman" fo:font-size="12pt" fo:letter-spacing="normal" fo:font-style="normal" fo:font-weight="normal" style:font-size-asian="12pt" style:font-size-complex="12pt"/>
    </style:style>
    <style:style style:name="T43" style:family="text">
      <style:text-properties fo:color="#0000ff" style:text-underline-style="none" fo:font-weight="normal" style:font-weight-asian="normal" style:font-weight-complex="normal"/>
    </style:style>
    <style:style style:name="T44" style:family="text">
      <style:text-properties fo:language="en" fo:country="GB"/>
    </style:style>
    <style:style style:name="T45" style:family="text">
      <style:text-properties fo:language="en" fo:country="AU"/>
    </style:style>
    <style:style style:name="T46" style:family="text">
      <style:text-properties fo:font-size="12pt" style:font-size-asian="12pt" style:font-size-complex="12pt"/>
    </style:style>
    <style:style style:name="T47" style:family="text">
      <style:text-properties fo:color="#cf6a4c" style:font-name="Times New Roman" fo:font-size="12pt" fo:font-weight="normal" style:font-name-asian="Courier New" style:font-size-asian="12pt" style:font-weight-asian="normal" style:font-name-complex="Courier New" style:font-size-complex="12pt" style:font-weight-complex="normal"/>
    </style:style>
    <style:style style:name="T48" style:family="text">
      <style:text-properties style:font-name="Times New Roman3" fo:font-size="12pt" fo:background-color="transparent" loext:char-shading-value="0" style:font-size-asian="12pt" style:font-size-complex="12pt"/>
    </style:style>
    <style:style style:name="T49" style:family="text">
      <style:text-properties style:font-name="Times New Roman3" fo:font-size="12pt" officeooo:rsid="0006c9fa" fo:background-color="transparent" loext:char-shading-value="0" style:font-size-asian="12pt" style:font-size-complex="12pt"/>
    </style:style>
    <style:style style:name="T50" style:family="text">
      <style:text-properties style:font-name="Times New Roman3" fo:font-size="12pt" officeooo:rsid="0007632b" fo:background-color="transparent" loext:char-shading-value="0" style:font-size-asian="12pt" style:font-size-complex="12pt"/>
    </style:style>
    <style:style style:name="T51" style:family="text">
      <style:text-properties style:font-name="Times New Roman3" fo:font-size="12pt" officeooo:rsid="0009695f" fo:background-color="transparent" loext:char-shading-value="0" style:font-size-asian="12pt" style:font-size-complex="12pt"/>
    </style:style>
    <style:style style:name="T52" style:family="text">
      <style:text-properties style:font-name="Times New Roman3" fo:font-size="12pt" officeooo:rsid="0012becc" fo:background-color="transparent" loext:char-shading-value="0" style:font-size-asian="12pt" style:font-size-complex="12pt"/>
    </style:style>
    <style:style style:name="T53" style:family="text">
      <style:text-properties style:font-name="Times New Roman3" fo:font-size="12pt" officeooo:rsid="0014451b" fo:background-color="transparent" loext:char-shading-value="0" style:font-size-asian="12pt" style:font-size-complex="12pt"/>
    </style:style>
    <style:style style:name="T54" style:family="text">
      <style:text-properties style:font-name="Times New Roman3" fo:font-size="12pt" officeooo:rsid="00343ca2" fo:background-color="transparent" loext:char-shading-value="0" style:font-size-asian="12pt" style:font-size-complex="12pt"/>
    </style:style>
    <style:style style:name="T55" style:family="text">
      <style:text-properties officeooo:rsid="0007632b"/>
    </style:style>
    <style:style style:name="T56" style:family="text">
      <style:text-properties officeooo:rsid="0008838d"/>
    </style:style>
    <style:style style:name="T57" style:family="text">
      <style:text-properties officeooo:rsid="000e3c40"/>
    </style:style>
    <style:style style:name="T58" style:family="text">
      <style:text-properties officeooo:rsid="000fdd50"/>
    </style:style>
    <style:style style:name="T59" style:family="text">
      <style:text-properties officeooo:rsid="0011dd03"/>
    </style:style>
    <style:style style:name="T60" style:family="text">
      <style:text-properties officeooo:rsid="00139579"/>
    </style:style>
    <style:style style:name="T61" style:family="text">
      <style:text-properties officeooo:rsid="0014451b"/>
    </style:style>
    <style:style style:name="T62" style:family="text">
      <style:text-properties officeooo:rsid="00149e7d"/>
    </style:style>
    <style:style style:name="T63" style:family="text">
      <style:text-properties officeooo:rsid="001bbdbf"/>
    </style:style>
    <style:style style:name="T64" style:family="text">
      <style:text-properties officeooo:rsid="001f1e5d"/>
    </style:style>
    <style:style style:name="T65" style:family="text">
      <style:text-properties fo:language="en" fo:country="US"/>
    </style:style>
    <style:style style:name="T66" style:family="text">
      <style:text-properties fo:language="en" fo:country="US" officeooo:rsid="0024c3de"/>
    </style:style>
    <style:style style:name="T67" style:family="text">
      <style:text-properties officeooo:rsid="00264fd9"/>
    </style:style>
    <style:style style:name="T68" style:family="text">
      <style:text-properties officeooo:rsid="002a098e"/>
    </style:style>
    <style:style style:name="T69" style:family="text">
      <style:text-properties officeooo:rsid="002af4b5"/>
    </style:style>
    <style:style style:name="T70" style:family="text">
      <style:text-properties officeooo:rsid="002f357d"/>
    </style:style>
    <style:style style:name="T71" style:family="text">
      <style:text-properties officeooo:rsid="0032461b"/>
    </style:style>
    <style:style style:name="T72" style:family="text">
      <style:text-properties officeooo:rsid="003250fc"/>
    </style:style>
    <style:style style:name="T73" style:family="text">
      <style:text-properties officeooo:rsid="0033cb5a"/>
    </style:style>
    <style:style style:name="T74" style:family="text">
      <style:text-properties officeooo:rsid="0035173e"/>
    </style:style>
    <style:style style:name="T75" style:family="text">
      <style:text-properties officeooo:rsid="00359ea7"/>
    </style:style>
    <style:style style:name="T76" style:family="text">
      <style:text-properties officeooo:rsid="00378841"/>
    </style:style>
    <style:style style:name="T77" style:family="text">
      <style:text-properties officeooo:rsid="00396bf9"/>
    </style:style>
    <style:style style:name="T78" style:family="text">
      <style:text-properties style:use-window-font-color="true" style:font-name="Times New Roman" fo:font-size="12pt" fo:font-weight="normal" fo:background-color="transparent" loext:char-shading-value="0" style:font-size-asian="12pt" style:font-weight-asian="normal" style:font-size-complex="12pt" style:font-weight-complex="normal"/>
    </style:style>
    <style:style style:name="T79" style:family="text">
      <style:text-properties style:use-window-font-color="true" style:font-name="Times New Roman" fo:font-size="12pt" fo:font-weight="normal" officeooo:rsid="00378841" fo:background-color="transparent" loext:char-shading-value="0" style:font-size-asian="12pt" style:font-weight-asian="normal" style:font-size-complex="12pt" style:font-weight-complex="normal"/>
    </style:style>
    <style:style style:name="T80" style:family="text">
      <style:text-properties style:use-window-font-color="true" style:font-name="Times New Roman" fo:font-size="12pt" fo:font-weight="normal" officeooo:rsid="00396bf9" fo:background-color="transparent" loext:char-shading-value="0" style:font-size-asian="12pt" style:font-weight-asian="normal" style:font-size-complex="12pt" style:font-weight-complex="normal"/>
    </style:style>
    <style:style style:name="T81" style:family="text">
      <style:text-properties style:use-window-font-color="true" style:font-name="Times New Roman" fo:font-size="12pt" fo:font-weight="normal" officeooo:rsid="003f7b0a" fo:background-color="transparent" loext:char-shading-value="0" style:font-size-asian="12pt" style:font-weight-asian="normal" style:font-size-complex="12pt" style:font-weight-complex="normal"/>
    </style:style>
    <style:style style:name="T82" style:family="text">
      <style:text-properties officeooo:rsid="003d9641"/>
    </style:style>
    <style:style style:name="T83" style:family="text">
      <style:text-properties officeooo:rsid="003f6adf"/>
    </style:style>
    <style:style style:name="T84" style:family="text">
      <style:text-properties officeooo:rsid="00418546"/>
    </style:style>
    <style:style style:name="T85" style:family="text">
      <style:text-properties officeooo:rsid="0043526d"/>
    </style:style>
    <style:style style:name="T86" style:family="text">
      <style:text-properties officeooo:rsid="00466c70"/>
    </style:style>
    <style:style style:name="fr1" style:family="graphic" style:parent-style-name="Frame">
      <style:graphic-properties style:vertical-pos="from-top" style:vertical-rel="paragraph" style:horizontal-pos="center" style:horizontal-rel="paragraph" fo:background-color="#666633" style:background-transparency="0%" style:shadow="none" draw:shadow-opacity="100%"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10"/>
      <text:p text:style-name="P10">TwinCAT ADS Made <text:span text:style-name="T44">Easy</text:span></text:p>
      <text:p text:style-name="P2"><draw:frame draw:style-name="fr1" draw:name="Rahmen1" text:anchor-type="paragraph" svg:y="2.145cm" svg:width="14.875cm" draw:z-index="0"><draw:text-box fo:min-height="4.849cm"><text:p text:style-name="P5"/><text:p text:style-name="P6">TAME <text:span text:style-name="T61">4.0</text:span></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44">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text:span text:style-name="T61">4.0</text:span>: API <text:span text:style-name="T44">Reference</text:span></text:p>
      <text:p text:style-name="P11"/>
      <text:p text:style-name="P12">Copyright © Thomas Schmidt <text:s/>&lt;t.schmidt.p1 <text:span text:style-name="T45">at</text:span> freenet.de&gt;, 201<text:span text:style-name="T61">6</text:span></text:p>
      <text:p text:style-name="P12">Last <text:span text:style-name="T44">changed</text:span>: <text:span text:style-name="T69">17</text:span>.<text:span text:style-name="T61">03</text:span>.201<text:span text:style-name="T61">6</text:span></text:p>
      <text:p text:style-name="P12"/>
      <text:p text:style-name="P12"><text:span text:style-name="T45">This </text:span><text:span text:style-name="T44">manual</text:span> <text:span text:style-name="T45">is</text:span> <text:span text:style-name="T45">provided</text:span> „<text:span text:style-name="T45">as</text:span> it is“, without warranty of any kind, either expressed or implied, including but not limited to the implied warranties of merchantability and fitness for a particular purpose.</text:p>
      <text:p text:style-name="P12"/>
      <text:p text:style-name="P14"><text:span text:style-name="T31">Beckhoff</text:span><text:span text:style-name="T30">® and TwinCAT® are registered trademarks of</text:span><text:span text:style-name="T31"> <text:s/>Beckhoff Aut</text:span><text:span text:style-name="T30">omation GmbH.</text:span></text:p>
      <text:p text:style-name="P79"/>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122">1. Introduction<text:tab/>1</text:p>
          <text:p text:style-name="P122">2. Instancing the Web Service Client<text:tab/>2</text:p>
          <text:p text:style-name="P121"><text:s/>Parameters (Type, Required, Default)<text:tab/>4</text:p>
          <text:p text:style-name="P121"><text:s/>Instance Properties (Type, Default)<text:tab/>5</text:p>
          <text:p text:style-name="P122">3. ReadReq and WriteReq<text:tab/>7</text:p>
          <text:p text:style-name="P123"><text:s/>3.1 Read Request<text:tab/>7</text:p>
          <text:p text:style-name="P121"><text:s/>Supported Data Types<text:tab/>9</text:p>
          <text:p text:style-name="P121"><text:s/>Parameters (Type, Required, Default)<text:tab/>10</text:p>
          <text:p text:style-name="P121"><text:s/>Item Parameters (Type, Required, Default)<text:tab/>11</text:p>
          <text:p text:style-name="P123"><text:s/>3.2 Write Request<text:tab/>12</text:p>
          <text:p text:style-name="P121"><text:s/>Supported Data Types<text:tab/>13</text:p>
          <text:p text:style-name="P121"><text:s/>Parameters (Type, Required, Default)<text:tab/>14</text:p>
          <text:p text:style-name="P121"><text:s/>Item Parameters (Type, Required, Default)<text:tab/>15</text:p>
          <text:p text:style-name="P122">4. Sum Commands<text:tab/>16</text:p>
          <text:p text:style-name="P123"><text:s/>4.2 Sum Read Request<text:tab/>16</text:p>
          <text:p text:style-name="P121"><text:s/>Supported Data Types<text:tab/>18</text:p>
          <text:p text:style-name="P121"><text:s/>Parameters (Type, Required, Default)<text:tab/>19</text:p>
          <text:p text:style-name="P121"><text:s/>Common Item Parameters (Type, Required, Default)<text:tab/>20</text:p>
          <text:p text:style-name="P121"><text:s/>Type Dependent Item Parameters (Type, Required, Default)<text:tab/>21</text:p>
          <text:p text:style-name="P123"><text:s/>4.2 Sum Write Request<text:tab/>22</text:p>
          <text:p text:style-name="P121"><text:s/>Supported Data Types<text:tab/>23</text:p>
          <text:p text:style-name="P121"><text:s/>Parameters (Type, Required, Default)<text:tab/>24</text:p>
          <text:p text:style-name="P121"><text:s/>Common Item Parameters (Type, Required, Default)<text:tab/>25</text:p>
          <text:p text:style-name="P121"><text:s/>Type Dependent Item Parameters (Type, Required, Default)<text:tab/>25</text:p>
          <text:p text:style-name="P122">5. Type Dependent Requests<text:tab/>26</text:p>
          <text:p text:style-name="P123"><text:s/>5.1 Read Requests<text:tab/>26</text:p>
          <text:p text:style-name="P121"><text:s/>Supported Data Types<text:tab/>28</text:p>
          <text:p text:style-name="P121"><text:s/>Common Parameters (Type, Required, Default)<text:tab/>29</text:p>
          <text:p text:style-name="P121"><text:s/>Type Dependent Parameters (Type, Required, Default)<text:tab/>30</text:p>
          <text:p text:style-name="P123"><text:s/>5.2 Write Requests<text:tab/>31</text:p>
          <text:p text:style-name="P121"><text:s/>Supported Data Types<text:tab/>32</text:p>
          <text:p text:style-name="P121"><text:s/>Common Parameters (Type, Required, Default)<text:tab/>33</text:p>
          <text:p text:style-name="P121"><text:soft-page-break/><text:s/>Type Dependent Parameters (Type, Required, Default)<text:tab/>34</text:p>
          <text:p text:style-name="P122">6. Arrays<text:tab/>35</text:p>
          <text:p text:style-name="P123"><text:s/>6.1 Read Requests<text:tab/>35</text:p>
          <text:p text:style-name="P121"><text:s/>Supported Data Types<text:tab/>36</text:p>
          <text:p text:style-name="P121"><text:s/>Common Parameters (Type, Required, Default)<text:tab/>38</text:p>
          <text:p text:style-name="P121"><text:s/>Type Dependent Parameters (Type, Required, Default)<text:tab/>39</text:p>
          <text:p text:style-name="P123"><text:s/>6.2 Write Requests<text:tab/>40</text:p>
          <text:p text:style-name="P121"><text:s/>Supported Data Types<text:tab/>41</text:p>
          <text:p text:style-name="P121"><text:s/>Common Parameters (Type, Required, Default)<text:tab/>42</text:p>
          <text:p text:style-name="P121"><text:s/>Type Dependent Parameters (Type, Required, Default)<text:tab/>43</text:p>
          <text:p text:style-name="P122">7. Structures<text:tab/>44</text:p>
          <text:p text:style-name="P123"><text:s/>7.1 Read Request<text:tab/>45</text:p>
          <text:p text:style-name="P121"><text:s/>Supported Data Types<text:tab/>48</text:p>
          <text:p text:style-name="P121"><text:s/>Parameters (Type, Required, Default)<text:tab/>49</text:p>
          <text:p text:style-name="P123"><text:s/>7.2 Write Request<text:tab/>51</text:p>
          <text:p text:style-name="P121"><text:s/>Supported Data Types<text:tab/>52</text:p>
          <text:p text:style-name="P121"><text:s/>Parameters (Type, Required, Default)<text:tab/>53</text:p>
          <text:p text:style-name="P122">8. Arrays Of Structures<text:tab/>55</text:p>
          <text:p text:style-name="P123"><text:s/>8.1 Read Request<text:tab/>55</text:p>
          <text:p text:style-name="P121"><text:s/>Supported Data Types<text:tab/>56</text:p>
          <text:p text:style-name="P121"><text:s/>Parameters (Type, Required, Default)<text:tab/>57</text:p>
          <text:p text:style-name="P123"><text:s/>8.2 Write Request<text:tab/>59</text:p>
          <text:p text:style-name="P121"><text:s/>Supported Data Types<text:tab/>60</text:p>
          <text:p text:style-name="P121"><text:s/>Parameters (Type, Required, Default)<text:tab/>61</text:p>
          <text:p text:style-name="P122">9. Handles<text:tab/>63</text:p>
          <text:p text:style-name="P123"><text:s/>9.1 Getting Handles<text:tab/>64</text:p>
          <text:p text:style-name="P121"><text:s/>Parameters (Type, Required, Default)<text:tab/>65</text:p>
          <text:p text:style-name="P123"><text:s/>9.2 Using Handles<text:tab/>66</text:p>
          <text:p text:style-name="P123"><text:s/>9.3 Releasing Handles<text:tab/>67</text:p>
          <text:p text:style-name="P121"><text:s/>Parameters (Type, Required, Default)<text:tab/>68</text:p>
          <text:p text:style-name="P123"><text:s/>9.4 Logging Handles<text:tab/>69</text:p>
          <text:p text:style-name="P122">10. Other Methods<text:tab/>70</text:p>
          <text:p text:style-name="P123"><text:s/>10.1 Import/Export the Symbol Table<text:tab/>70</text:p>
          <text:p text:style-name="P121"><text:s/>Methods for Handling the Symbol Table (Type, Arguments, Return)<text:tab/>70</text:p>
          <text:p text:style-name="P123"><text:soft-page-break/><text:s/>10.2 Import/Export the Data Type Table<text:tab/>70</text:p>
          <text:p text:style-name="P121"><text:s/>Methods for Handling the Data Type Table (Type, Arguments, Return)<text:tab/>70</text:p>
          <text:p text:style-name="P123"><text:s/>10.3 Check the PLC State<text:tab/>71</text:p>
          <text:p text:style-name="P121"><text:s/>Methods for Reading the ADS State (Type, Arguments, Return)<text:tab/>71</text:p>
          <text:p text:style-name="P122">11. Type Dependent Parameters<text:tab/>72</text:p>
          <text:p text:style-name="P123"><text:s/>11.1 REAL and LREAL<text:tab/>72</text:p>
          <text:p text:style-name="P123"><text:s/>11.2 STRING<text:tab/>73</text:p>
          <text:p text:style-name="P123"><text:s/>11.3 TIME<text:tab/>75</text:p>
          <text:p text:style-name="P121"><text:s/>Formatting Instructions<text:tab/>77</text:p>
          <text:p text:style-name="P123"><text:s/>11.4 TOD, DT and DATE<text:tab/>78</text:p>
          <text:p text:style-name="P121"><text:s/>Formatting Instructions<text:tab/>80</text:p>
          <text:p text:style-name="P122">12. Debugging<text:tab/>81</text:p>
          <text:p text:style-name="P122">13. Tips &amp; Tricks<text:tab/>82</text:p>
        </text:index-body>
      </text:table-of-content>
      <text:p text:style-name="P17"/>
      <text:p text:style-name="Text_20_body"/>
      <text:h text:style-name="P139" text:outline-level="1">Introduction</text:h>
      <text:p text:style-name="Text_20_body"/>
      <text:p text:style-name="Text_20_body"><text:span text:style-name="T11">TAME is JavaScript library </text:span>created for an easy and comfortable access to the TwinCAT ADS WebService. <text:span text:style-name="T11">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23">The library provides built-in conversion of date and time values to formatted strings and REAL values can be rounded to a desired number of decimal places. <text:s/>Another feature is the automatic structure padding for exchanging data with <text:s/>TwinCAT 2 and ARM-based devices (i.e. CX90xx, 4-byte alignment) or with TwinCAT 3 (8-byte alignment). If the client parameter „alignment“ is set to the correct value you don't need to worry about the alignment of data structures.</text:p>
      <text:p text:style-name="Text_20_body"><text:span text:style-name="T53">I</text:span><text:span text:style-name="T48">t's possible to access single elements of structures and arrays and also internal variables and parameters of FB's. </text:span><text:span text:style-name="T53">This can be done by using handles or the TPY-file generated by TwinCAT. </text:span><text:span text:style-name="T48">Target information like </text:span><text:span text:style-name="T51">AMS </text:span><text:span text:style-name="T48">NetId and </text:span><text:span text:style-name="T51">AMS P</text:span><text:span text:style-name="T48">ort can be read from the file, it's no longer necessary to set them manually. </text:span><text:span text:style-name="T49">The biggest drawback is </text:span><text:span text:style-name="T50">that the file has to be copied to the webserver </text:span><text:span text:style-name="T52">each time</text:span><text:span text:style-name="T50"> the PLC program has changed. </text:span><text:span text:style-name="T54">See chapter 9 for additional information.</text:span></text:p>
      <text:p text:style-name="P21">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 text:style-name="Internet_20_link" text:visited-style-name="Visited_20_Internet_20_Link"><text:span text:style-name="T43">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P18"><text:span text:style-name="T29">IMPORTANT</text:span><text:span text:style-name="T26">!</text:span><text:span text:style-name="T41"> </text:span><text:span text:style-name="T26">Be aware that if you change the PLC program the addresses of PLC variables may also change </text:span><text:span text:style-name="T27">if you don't use fixed addresses (i.e. %MX). Before you make changes to your PLC program you should close </text:span><text:span text:style-name="T28">all</text:span><text:span text:style-name="T27"> JavaScript clients built with this library. After your changed program is online and running you can start your clients again and the new symbol information will be fetched from the PLC. If you use the TPY file you must upload it to the webserver after </text:span><text:span text:style-name="T28">compiling</text:span><text:span text:style-name="T27"> the PLC program and before you start the JavaScript clients. Otherwise data can be written to or fetched from wrong addresses. </text:span><text:span text:style-name="T29">You can avoid this by using handles. </text:span></text:p>
      <text:p text:style-name="P18"/>
      <text:p text:style-name="P18"/>
      <text:p text:style-name="P19"/>
      <text:h text:style-name="Heading_20_1" text:outline-level="1"><text:soft-page-break/>Instancing the Web Service Client</text:h>
      <text:p text:style-name="Text_20_body"/>
      <text:p text:style-name="P23">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23"><draw:frame draw:style-name="fr2" draw:name="Rahmen3" text:anchor-type="paragraph" svg:x="0.025cm" svg:y="0.467cm" svg:width="16.992cm" draw:z-index="2"><draw:text-box fo:min-height="4.311cm"><text:p text:style-name="Frame_20_contents"/><text:p text:style-name="P56"><text:tab/>var PLC = TAME.WebServiceClient.createClient({</text:p><text:p text:style-name="P56"><text:s text:c="8"/><text:tab/><text:tab/>serviceURL: "http://192.168.1.2/TcAdsWebService/TcAdsWebService.dll",</text:p><text:p text:style-name="P56"><text:s text:c="8"/><text:tab/><text:tab/>amsNetId: "192.168.1.2.1.1",</text:p><text:p text:style-name="P56"><text:tab/><text:tab/><text:span text:style-name="T64">onReady: function() {</text:span></text:p><text:p text:style-name="P56"><text:tab/><text:tab/><text:tab/>//<text:span text:style-name="T64">Put your stuff here</text:span></text:p><text:p text:style-name="P56"><text:tab/><text:tab/><text:span text:style-name="T64">}</text:span></text:p><text:p text:style-name="P56"><text:s/><text:tab/>});</text:p><text:p text:style-name="P56"/></draw:text-box></draw:frame></text:p>
      <text:p text:style-name="P23"/>
      <text:p text:style-name="P23">Here is an example using more parameters:</text:p>
      <text:p text:style-name="P26"><draw:frame draw:style-name="fr3" draw:name="Rahmen2" text:anchor-type="paragraph" svg:width="16.828cm" draw:z-index="1"><draw:text-box fo:min-height="6.378cm"><text:p text:style-name="P56"/><text:p text:style-name="P56"><text:tab/>var PLC = TAME.WebServiceClient.createClient({</text:p><text:p text:style-name="P56"><text:s text:c="8"/><text:tab/><text:tab/>serviceURL: "http://192.168.1.2/TcAdsWebService/TcAdsWebService.dll",</text:p><text:p text:style-name="P56"><text:s text:c="8"/><text:tab/><text:tab/>amsNetId: "192.168.1.2.1.1",</text:p><text:p text:style-name="P56"><text:s text:c="7"/><text:tab/><text:tab/>amsPort: "802",</text:p><text:p text:style-name="P56"><text:s text:c="8"/><text:tab/><text:tab/>alignment: „4“,</text:p><text:p text:style-name="P56"><text:tab/><text:tab/>language: en,</text:p><text:p text:style-name="P58"><text:tab/><text:tab/><text:span text:style-name="T64">onReady: function() {</text:span></text:p><text:p text:style-name="P58"><text:tab/><text:tab/><text:tab/>//<text:span text:style-name="T64">Put your stuff here</text:span></text:p><text:p text:style-name="P58"><text:tab/><text:tab/><text:span text:style-name="T64">}</text:span></text:p><text:p text:style-name="P56"><text:s/><text:tab/>});</text:p><text:p text:style-name="P56"/></draw:text-box></draw:frame></text:p>
      <text:p text:style-name="P28"/>
      <text:p text:style-name="P29"><text:soft-page-break/>New in V4.x is the „onReady“ function. It has become nessecary <text:s/>because the internal functions for getting the symbols are now based on asynchronous requests. All of your stuff that depends on the client should be started with this function.</text:p>
      <text:p text:style-name="P27"><text:span text:style-name="T62">Y</text:span>ou can <text:span text:style-name="T62">also </text:span>use the TPY file generated by TwinCAT. It contains all necessary information and you don't have to be worry about ports, alignment and so on. <text:span text:style-name="T59">After compiling the PLC program t</text:span>he file must be copied to the webserver and the path <text:span text:style-name="T56">specified in a parameter named „configFileUrl“:</text:span></text:p>
      <text:p text:style-name="P26"><draw:frame draw:style-name="fr3" draw:name="Frame3" text:anchor-type="paragraph" svg:width="16.828cm" draw:z-index="52"><draw:text-box fo:min-height="4.17cm"><text:p text:style-name="P56"/><text:p text:style-name="P56"><text:tab/>var PLC = TAME.WebServiceClient.createClient({</text:p><text:p text:style-name="P56"><text:s text:c="8"/><text:tab/><text:tab/>serviceURL: "http://192.168.1.2/TcAdsWebService/TcAdsWebService.dll",</text:p><text:p text:style-name="P61"><text:span text:style-name="T1"><text:s text:c="8"/><text:tab/><text:tab/></text:span><text:span text:style-name="T14">configFileUrl: '' http://192.168.1.2/myproject.tpy'',</text:span></text:p><text:p text:style-name="P59"><text:tab/><text:tab/><text:span text:style-name="T64">onReady: function() {</text:span></text:p><text:p text:style-name="P59"><text:tab/><text:tab/><text:tab/>//<text:span text:style-name="T64">Put your stuff here</text:span></text:p><text:p text:style-name="P59"><text:tab/><text:tab/><text:span text:style-name="T64">}</text:span></text:p><text:p text:style-name="P56"><text:s/><text:tab/>});</text:p><text:p text:style-name="P57"/></draw:text-box></draw:frame></text:p>
      <text:p text:style-name="P40"><text:span text:style-name="T15">The drawback is that after changing, compiling </text:span><text:span text:style-name="T16">and uploading </text:span><text:span text:style-name="T15">the PLC program you have to put the new TPY file on the webserver. </text:span><text:span text:style-name="T17">You can reduce this by using a combination of the Upload and the TPY file.With the „</text:span><text:span text:style-name="T6">forceUploadUsage“ </text:span><text:span text:style-name="T7">parameter set to „true“ the symbol information of the Upload will be used and only the data type information will be extracted from the TPY file. So if you don't change data types or FB parameters the </text:span><text:span text:style-name="T8">data type information should be the same. My tests were always fine but there is no </text:span><text:bookmark text:name="tw-target-text"/><text:span text:style-name="T65">guarantee </text:span><text:span text:style-name="T66">that this always will be so</text:span><text:span text:style-name="T8">. </text:span><text:span text:style-name="T7"><text:s/></text:span></text:p>
      <text:p text:style-name="P28"/>
      <text:p text:style-name="P28">After instancing the WebServiceClient you have an object („PLC“ in the above examples) wich provides the methods for sending read and write requests to the ADS WebService. They<text:span text:style-name="T30"> are described in the following chapters.</text:span></text:p>
      <text:p text:style-name="P24"/>
      <text:p text:style-name="P24"/>
      <text:p text:style-name="P24"/>
      <text:p text:style-name="P24"/>
      <text:p text:style-name="P24"/>
      <text:p text:style-name="P24"/>
      <text:p text:style-name="P24"/>
      <text:p text:style-name="P24"/>
      <text:p text:style-name="P24"/>
      <text:p text:style-name="P24"/>
      <text:h text:style-name="Heading_20_3" text:outline-level="3"><text:soft-page-break/>Parameters<text:span text:style-name="T18"> (Type, Required, Default)</text:span></text:h>
      <table:table table:name="Tabelle1" table:style-name="Tabelle1">
        <table:table-column table:style-name="Tabelle1.A"/>
        <table:table-row>
          <table:table-cell table:style-name="Tabelle1.A1" office:value-type="string">
            <text:p text:style-name="Text_20_body"><text:span text:style-name="T18">amsNetId </text:span><text:span text:style-name="T35">(s</text:span>tring, requi<text:span text:style-name="T59">red if „configFileUrl“ is not set</text:span>, undefined)</text:p>
            <text:p text:style-name="P92">The ADS-AMSNetID of the PLC.</text:p>
          </table:table-cell>
        </table:table-row>
        <table:table-row>
          <table:table-cell table:style-name="Tabelle1.A2" office:value-type="string">
            <text:p text:style-name="Text_20_body"><text:span text:style-name="T18">amsPort </text:span><text:span text:style-name="T35">(s</text:span>tring, optional, <text:s/><text:span text:style-name="T18">801</text:span>|802|803|804 )</text:p>
            <text:p text:style-name="P92">The ADS-Port number of the Runtime-System.</text:p>
          </table:table-cell>
        </table:table-row>
        <table:table-row>
          <table:table-cell table:style-name="Tabelle1.A2" office:value-type="string">
            <text:p text:style-name="Text_20_body"><text:span text:style-name="T18">alignment </text:span><text:span text:style-name="T35">(string, optional, </text:span><text:span text:style-name="T18">1</text:span><text:span text:style-name="T35">|4|8)</text:span></text:p>
            <text:p text:style-name="P92">The value is used for the automatic data alignment of structures.</text:p>
            <text:p text:style-name="P117"><text:s text:c="3"/>TwinCAT 2, x86: <text:s text:c="7"/>1 Byte alignment</text:p>
            <text:p text:style-name="P117"><text:s text:c="3"/>TwinCAT 2, ARM: <text:s text:c="4"/>4 Byte alignment</text:p>
            <text:p text:style-name="P117"><text:s text:c="3"/>TwinCAT 3: <text:s text:c="15"/>8 Byte alignment</text:p>
          </table:table-cell>
        </table:table-row>
        <table:table-row>
          <table:table-cell table:style-name="Tabelle1.A2" office:value-type="string">
            <text:p text:style-name="Text_20_body"><text:span text:style-name="T34">c</text:span><text:span text:style-name="T33">onfigFileUrl</text:span><text:span text:style-name="T12"> </text:span><text:span text:style-name="T3">(string, optional, </text:span><text:span text:style-name="T4">undefined</text:span><text:span text:style-name="T3">)</text:span></text:p>
            <text:p text:style-name="P100"><text:span text:style-name="T55">The path to the TPY file on the webserver</text:span>. <text:span text:style-name="T58">With this parameter set the symbol information, the data type information and informations regarding the PLC (NetId, alignment, port) will be extracted from the TPY file.The file is generated by TwinCAT everytime a PLC program is compiled and has to be copied to the webserver. </text:span></text:p>
          </table:table-cell>
        </table:table-row>
        <table:table-row>
          <table:table-cell table:style-name="Tabelle1.A2" office:value-type="string">
            <text:p text:style-name="Text_20_body"><text:span text:style-name="T18">dontFetchSymbols</text:span><text:span text:style-name="T35"> (boolean</text:span>, optional, undefined<text:span text:style-name="T35">)</text:span></text:p>
            <text:p text:style-name="P92">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P37"><text:span text:style-name="T19">forceUploadUsage</text:span><text:span text:style-name="T35"> (boolean</text:span>, optional, undefined<text:span text:style-name="T35">)</text:span></text:p>
            <text:p text:style-name="P101">In combination with „configFileUrl“: If this parameter is set to „true“ the symbol table will not be built from the data of the *.tpy file, the Upload will be used instead. <text:span text:style-name="T59">Only the data type information will be extracted from the file.</text:span></text:p>
          </table:table-cell>
        </table:table-row>
        <table:table-row>
          <table:table-cell table:style-name="Tabelle1.A2" office:value-type="string">
            <text:p text:style-name="Text_20_body"><text:span text:style-name="T18">language</text:span><text:span text:style-name="T35"> (stri</text:span>ng, optional, <text:span text:style-name="T18">ge</text:span>|en)</text:p>
            <text:p text:style-name="P92">Set the language for names of days and months. This option is used for the formatted output of dates.</text:p>
          </table:table-cell>
        </table:table-row>
        <table:table-row>
          <table:table-cell table:style-name="Tabelle1.A2" office:value-type="string">
            <text:p text:style-name="P39"><text:span text:style-name="T21">onReady</text:span><text:span text:style-name="T35"> (</text:span><text:span text:style-name="T36">function</text:span>, <text:span text:style-name="T63">required</text:span>, <text:span text:style-name="T36">undefined</text:span>)</text:p>
            <text:p text:style-name="P102">This function will be called if the client is ready.</text:p>
          </table:table-cell>
        </table:table-row>
        <table:table-row>
          <table:table-cell table:style-name="Tabelle1.A2" office:value-type="string">
            <text:p text:style-name="Text_20_body"><text:span text:style-name="T2">servicePassword </text:span><text:span text:style-name="T3">(string, optional, null)</text:span></text:p>
            <text:p text:style-name="P99">The password of the service if the webserver requires authentication.</text:p>
          </table:table-cell>
        </table:table-row>
        <text:soft-page-break/>
        <table:table-row>
          <table:table-cell table:style-name="Tabelle1.A2" office:value-type="string">
            <text:p text:style-name="Text_20_body"><text:span text:style-name="T2">serviceUrl </text:span><text:span text:style-name="T3">(string, required, undefined)</text:span></text:p>
            <text:p text:style-name="P92">The URL of the TcAdsWebservice.dll.</text:p>
          </table:table-cell>
        </table:table-row>
        <table:table-row>
          <table:table-cell table:style-name="Tabelle1.A2" office:value-type="string">
            <text:p text:style-name="Text_20_body"><text:span text:style-name="T2">serviceUser </text:span><text:span text:style-name="T3">(string, optional, null)</text:span></text:p>
            <text:p text:style-name="P92">The user of the service <text:span text:style-name="T35"><text:s/>if the webserver requires authentication.</text:span></text:p>
          </table:table-cell>
        </table:table-row>
        <table:table-row>
          <table:table-cell table:style-name="Tabelle1.A2" office:value-type="string">
            <text:p text:style-name="Text_20_body"><text:span text:style-name="T18">syncXmlHttp</text:span><text:span text:style-name="T35"> (boolean</text:span><text:span text:style-name="T18">,</text:span><text:span text:style-name="T35"> optional, undefined)</text:span></text:p>
            <text:p text:style-name="P92">Synchronous XMLHttpRequests are used by default if this option is set to „true“. This means that a script waits until a request is finished. The option can be overridden by the „sync“ parameter of a request. <text:span text:style-name="T86">Intended for easier scripting in Tasker.</text:span></text:p>
          </table:table-cell>
        </table:table-row>
        <table:table-row>
          <table:table-cell table:style-name="Tabelle1.A2" office:value-type="string">
            <text:p text:style-name="P38"><text:span text:style-name="T20">useHandles</text:span><text:span text:style-name="T35"> (boolean</text:span><text:span text:style-name="T18">,</text:span><text:span text:style-name="T35"> optional, undefined)</text:span></text:p>
            <text:p text:style-name="P102">If this option ist set to „true“ handles will be used for all requests. You have to get the handles from the PLC before you can access any symbol.</text:p>
          </table:table-cell>
        </table:table-row>
      </table:table>
      <text:h text:style-name="P142" text:outline-level="3"/>
      <text:p text:style-name="P23"/>
      <text:h text:style-name="P142" text:outline-level="3">Instance Properties (Type, Default)</text:h>
      <table:table table:name="Tabelle25" table:style-name="Tabelle25">
        <table:table-column table:style-name="Tabelle25.A"/>
        <table:table-row>
          <table:table-cell table:style-name="Tabelle25.A1" office:value-type="string">
            <text:p text:style-name="Text_20_body"><text:span text:style-name="T18">adsState </text:span><text:span text:style-name="T35">(number, null)</text:span></text:p>
            <text:p text:style-name="P83">The ADS state of the PLC as a number. You have to update the state with the „readAdsState()“ method (see chapter 9.2).</text:p>
            <text:p text:style-name="Standard"><text:span text:style-name="T47"><text:s text:c="3"/></text:span><text:span text:style-name="T9"><text:s/>0: <text:s text:c="2"/>Invalid</text:span></text:p>
            <text:p text:style-name="P13"><text:s text:c="4"/>1: <text:s text:c="2"/>Idle</text:p>
            <text:p text:style-name="P13"><text:s text:c="4"/>2: <text:s text:c="2"/>Reset</text:p>
            <text:p text:style-name="P13"><text:s text:c="4"/>3: <text:s text:c="2"/>Init</text:p>
            <text:p text:style-name="P13"><text:s text:c="4"/>4: <text:s text:c="2"/>Start</text:p>
            <text:p text:style-name="P13"><text:s text:c="4"/>5: <text:s text:c="2"/>Run</text:p>
            <text:p text:style-name="P13"><text:s text:c="4"/>6: <text:s text:c="2"/>Stop</text:p>
            <text:p text:style-name="P13"><text:s text:c="4"/>7: <text:s text:c="2"/>SaveConfig</text:p>
            <text:p text:style-name="P13"><text:s text:c="4"/>8: <text:s text:c="2"/>LoadConfig</text:p>
            <text:p text:style-name="P13"><text:s text:c="4"/>9: <text:s text:c="2"/>PowerFailure</text:p>
            <text:p text:style-name="P13"><text:s text:c="4"/>10: PowerGood </text:p>
            <text:p text:style-name="P13"><text:s text:c="4"/>11: Error</text:p>
            <text:p text:style-name="P13"><text:s text:c="4"/>12: Shutdown</text:p>
            <text:p text:style-name="P13"><text:s text:c="4"/>13: Suspend</text:p>
            <text:p text:style-name="P13"><text:s text:c="4"/>14: Resume</text:p>
            <text:p text:style-name="P13"><text:s text:c="4"/>15: Config</text:p>
            <text:p text:style-name="P13"><text:s text:c="4"/>16: Reconfig</text:p>
            <text:p text:style-name="P13"><text:s text:c="4"/>17: Maxstates</text:p>
          </table:table-cell>
        </table:table-row>
        <text:soft-page-break/>
        <table:table-row>
          <table:table-cell table:style-name="Tabelle25.A2" office:value-type="string">
            <text:p text:style-name="Text_20_body"><text:span text:style-name="T18">adsStateTxt </text:span><text:span text:style-name="T35">(string, empty)</text:span></text:p>
            <text:p text:style-name="P86">The ADS state as text.</text:p>
          </table:table-cell>
        </table:table-row>
        <table:table-row>
          <table:table-cell table:style-name="Tabelle25.A2" office:value-type="string">
            <text:p text:style-name="Text_20_body"><text:span text:style-name="T18">deviceState </text:span><text:span text:style-name="T35">(number, null)</text:span></text:p>
            <text:p text:style-name="P86">The PLC device state as a number. <text:span text:style-name="T3">You have to update the state with the „readAdsState()“ method (see chapter 9.2).</text:span></text:p>
            <text:p text:style-name="Standard"><text:s text:c="4"/>0: Run</text:p>
            <text:p text:style-name="Standard"><text:s text:c="4"/>1: Stop</text:p>
          </table:table-cell>
        </table:table-row>
        <table:table-row>
          <table:table-cell table:style-name="Tabelle25.A2" office:value-type="string">
            <text:p text:style-name="Text_20_body"><text:span text:style-name="T2">dateNames </text:span><text:span text:style-name="T3">(object)</text:span></text:p>
            <text:p text:style-name="P83">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18">maxDropReq </text:span><text:span text:style-name="T35">(number, 10)</text:span></text:p>
            <text:p text:style-name="P85">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18">maxStringLen </text:span><text:span text:style-name="T35">(number, 255)</text:span></text:p>
            <text:p text:style-name="P86">The maximum length of strings.</text:p>
          </table:table-cell>
        </table:table-row>
        <table:table-row>
          <table:table-cell table:style-name="Tabelle25.A2" office:value-type="string">
            <text:p text:style-name="Text_20_body"><text:span text:style-name="T18">useCheckBounds </text:span><text:span text:style-name="T35">(boolean, true)</text:span></text:p>
            <text:p text:style-name="P85">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row>
          <table:table-cell table:style-name="Tabelle25.A2" office:value-type="string">
            <text:p text:style-name="P55"><text:span text:style-name="T25">dataTypeTableReady</text:span><text:span text:style-name="T18"> </text:span><text:span text:style-name="T35">(boolean, true)</text:span></text:p>
            <text:p text:style-name="P125">„True“ if the Data Type Table was successfully built with the information of the TPY file.</text:p>
          </table:table-cell>
        </table:table-row>
        <table:table-row>
          <table:table-cell table:style-name="Tabelle25.A2" office:value-type="string">
            <text:p text:style-name="P55"><text:span text:style-name="T25">symbolTableReady</text:span><text:span text:style-name="T18"> </text:span><text:span text:style-name="T35">(boolean, true)</text:span></text:p>
            <text:p text:style-name="P125">„True“ if the Symbol Table was successfully built with the information of the Symbol Upload or the <text:s/>TPY file.</text:p>
          </table:table-cell>
        </table:table-row>
        <table:table-row>
          <table:table-cell table:style-name="Tabelle25.A2" office:value-type="string">
            <text:p text:style-name="P55"><text:span text:style-name="T25">handleCacheReady</text:span><text:span text:style-name="T18"> </text:span><text:span text:style-name="T35">(boolean, true)</text:span></text:p>
            <text:p text:style-name="P125">„True“ if the Handle Cache was successfully built with a „getHandles()“ request..</text:p>
          </table:table-cell>
        </table:table-row>
      </table:table>
      <text:p text:style-name="P24"/>
      <text:p text:style-name="P24"/>
      <text:h text:style-name="P133" text:outline-level="1"><text:soft-page-break/>ReadReq and WriteReq</text:h>
      <text:p text:style-name="P23"/>
      <text:p text:style-name="P23">There are 2 basic methods of the WebServiceClient: The Read Request (readReq) for fetching data from the PLC and the Write Request (writeReq) for sending data to the PLC. Both functions have one paramter only: an object I named Request Descriptor. They were the first methods implemented, all the other request functions (besides the sum requests) are just a kind of shortcuts and call them passing an internally created request descriptor. But there is an disadvantage: If you want to read or write multiple PLC variables they have to be set to fixed addresses. Therefore <text:span text:style-name="T35">I recommend to </text:span><text:span text:style-name="T18">use the new sum commands for reading multiple variables (chapter 4).</text:span> <text:s/>But if your device does not run the required TwinCAT versions you have to use the methods described in this chapter.</text:p>
      <text:h text:style-name="Heading_20_2" text:outline-level="2">3.1 Read Request</text:h>
      <text:p text:style-name="P23">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23"><draw:frame draw:style-name="fr2" draw:name="Rahmen4" text:anchor-type="paragraph" svg:x="0.023cm" svg:y="0.305cm" svg:width="16.956cm" draw:z-index="44"><draw:text-box fo:min-height="12.056cm"><text:p text:style-name="P56"/><text:p text:style-name="P56"><text:tab/>PLC.readReq({</text:p><text:p text:style-name="P56"><text:s text:c="12"/><text:tab/>addr: "%MB53",</text:p><text:p text:style-name="P56"><text:tab/><text:tab/>seq: true,</text:p><text:p text:style-name="P56"><text:s text:c="12"/><text:tab/><text:tab/>items: [{</text:p><text:p text:style-name="P56"><text:s text:c="20"/><text:tab/><text:tab/><text:tab/>type: "INT",</text:p><text:p text:style-name="P56"><text:tab/><text:tab/><text:tab/><text:tab/>jvar: "myVar1",</text:p><text:p text:style-name="P56"><text:s text:c="16"/><text:tab/><text:tab/>},{</text:p><text:p text:style-name="P56"><text:s text:c="20"/><text:tab/><text:tab/><text:tab/>type: "BOOL",</text:p><text:p text:style-name="P56"><text:tab/><text:tab/><text:tab/><text:tab/>jvar: "myVar2"</text:p><text:p text:style-name="P56"><text:s text:c="16"/><text:tab/><text:tab/>},{</text:p><text:p text:style-name="P56"><text:s text:c="20"/><text:tab/><text:tab/><text:tab/>type: "BOOL",</text:p><text:p text:style-name="P56"><text:tab/><text:tab/><text:tab/><text:tab/>jvar: "myVar3"</text:p><text:p text:style-name="P56"><text:s text:c="16"/><text:tab/><text:tab/>}]</text:p><text:p text:style-name="P56"><text:tab/><text:tab/>}</text:p><text:p text:style-name="P56"><text:tab/>);</text:p></draw:text-box></draw:frame></text:p>
      <text:p text:style-name="P23"/>
      <text:p text:style-name="P23"/>
      <text:p text:style-name="P23"><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23"/>
      <text:p text:style-name="P23"><draw:frame draw:style-name="fr2" draw:name="Rahmen5" text:anchor-type="paragraph" svg:x="0.023cm" svg:y="-0.037cm" svg:width="16.956cm" draw:z-index="3"><draw:text-box fo:min-height="13.866cm"><text:p text:style-name="P56"/><text:p text:style-name="P56"><text:tab/>PLC.readReq({</text:p><text:p text:style-name="P56"><text:s text:c="12"/><text:tab/>addr: "%MB53",</text:p><text:p text:style-name="P56"><text:s text:c="12"/><text:tab/><text:tab/>items: [{</text:p><text:p text:style-name="P56"><text:s text:c="20"/><text:tab/><text:tab/><text:tab/>addr: 53,</text:p><text:p text:style-name="P56"><text:s text:c="20"/><text:tab/><text:tab/><text:tab/>type: "INT",</text:p><text:p text:style-name="P56"><text:tab/><text:tab/><text:tab/><text:tab/>jvar: "myVar1"</text:p><text:p text:style-name="P56"><text:s text:c="16"/><text:tab/><text:tab/>},{</text:p><text:p text:style-name="P56"><text:s text:c="20"/><text:tab/><text:tab/><text:tab/>addr: 59,</text:p><text:p text:style-name="P56"><text:s text:c="20"/><text:tab/><text:tab/><text:tab/>type: "BOOL",</text:p><text:p text:style-name="P56"><text:tab/><text:tab/><text:tab/><text:tab/>jvar: "myVar2"</text:p><text:p text:style-name="P56"><text:s text:c="16"/><text:tab/><text:tab/>},{</text:p><text:p text:style-name="P56"><text:s text:c="20"/><text:tab/><text:tab/><text:tab/>addr: 60,</text:p><text:p text:style-name="P56"><text:s text:c="20"/><text:tab/><text:tab/><text:tab/>type: "BOOL",</text:p><text:p text:style-name="P56"><text:tab/><text:tab/><text:tab/><text:tab/>jvar: "myVar3"</text:p><text:p text:style-name="P56"><text:s text:c="16"/><text:tab/><text:tab/>}]</text:p><text:p text:style-name="P56"><text:tab/><text:tab/>}</text:p><text:p text:style-name="P56"><text:tab/>);</text:p></draw:text-box></draw:frame>As you can see, the boolean variables are set to „%MB“ addresses. You can't access multiple boolean variables with „%MX“ adresses. I recommend to use the new SumReadRequest for this.</text:p>
      <text:p text:style-name="P23"/>
      <text:p text:style-name="P23"/>
      <text:p text:style-name="P23"/>
      <text:p text:style-name="P23"/>
      <text:p text:style-name="P23"/>
      <text:p text:style-name="P23"/>
      <text:p text:style-name="P23"/>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62">Data Type</text:p>
          </table:table-cell>
          <table:table-cell table:style-name="Tabelle31.B1" office:value-type="string">
            <text:p text:style-name="P62">Note</text:p>
          </table:table-cell>
        </table:table-row>
        <table:table-row>
          <table:table-cell table:style-name="Tabelle31.A2" office:value-type="string">
            <text:p text:style-name="P64">BOOL</text:p>
          </table:table-cell>
          <table:table-cell table:style-name="Tabelle31.B2" office:value-type="string">
            <text:p text:style-name="P64"/>
          </table:table-cell>
        </table:table-row>
        <table:table-row>
          <table:table-cell table:style-name="Tabelle31.A2" office:value-type="string">
            <text:p text:style-name="P64">BYTE</text:p>
          </table:table-cell>
          <table:table-cell table:style-name="Tabelle31.B2" office:value-type="string">
            <text:p text:style-name="P64"/>
          </table:table-cell>
        </table:table-row>
        <table:table-row>
          <table:table-cell table:style-name="Tabelle31.A2" office:value-type="string">
            <text:p text:style-name="P64">WORD</text:p>
          </table:table-cell>
          <table:table-cell table:style-name="Tabelle31.B2" office:value-type="string">
            <text:p text:style-name="P64"/>
          </table:table-cell>
        </table:table-row>
        <table:table-row>
          <table:table-cell table:style-name="Tabelle31.A2" office:value-type="string">
            <text:p text:style-name="P64">DWORD</text:p>
          </table:table-cell>
          <table:table-cell table:style-name="Tabelle31.B2" office:value-type="string">
            <text:p text:style-name="P64"/>
          </table:table-cell>
        </table:table-row>
        <table:table-row>
          <table:table-cell table:style-name="Tabelle31.A2" office:value-type="string">
            <text:p text:style-name="P64">USINT</text:p>
          </table:table-cell>
          <table:table-cell table:style-name="Tabelle31.B2" office:value-type="string">
            <text:p text:style-name="P64"/>
          </table:table-cell>
        </table:table-row>
        <table:table-row>
          <table:table-cell table:style-name="Tabelle31.A2" office:value-type="string">
            <text:p text:style-name="P64">SINT</text:p>
          </table:table-cell>
          <table:table-cell table:style-name="Tabelle31.B2" office:value-type="string">
            <text:p text:style-name="P64"/>
          </table:table-cell>
        </table:table-row>
        <table:table-row>
          <table:table-cell table:style-name="Tabelle31.A2" office:value-type="string">
            <text:p text:style-name="P64">UINT</text:p>
          </table:table-cell>
          <table:table-cell table:style-name="Tabelle31.B2" office:value-type="string">
            <text:p text:style-name="P64"/>
          </table:table-cell>
        </table:table-row>
        <table:table-row>
          <table:table-cell table:style-name="Tabelle31.A2" office:value-type="string">
            <text:p text:style-name="P64">INT</text:p>
          </table:table-cell>
          <table:table-cell table:style-name="Tabelle31.B2" office:value-type="string">
            <text:p text:style-name="P64"/>
          </table:table-cell>
        </table:table-row>
        <table:table-row>
          <table:table-cell table:style-name="Tabelle31.A2" office:value-type="string">
            <text:p text:style-name="P64">INT1DP</text:p>
          </table:table-cell>
          <table:table-cell table:style-name="Tabelle31.B2" office:value-type="string">
            <text:p text:style-name="P64">The JavaScript variables are <text:span text:style-name="T35">multiplied by 10 and converted to an integer, i.e. a value of 12.313 in JS is 123 in the PLC. </text:span></text:p>
          </table:table-cell>
        </table:table-row>
        <table:table-row>
          <table:table-cell table:style-name="Tabelle31.A2" office:value-type="string">
            <text:p text:style-name="P64">UDINT</text:p>
          </table:table-cell>
          <table:table-cell table:style-name="Tabelle31.B2" office:value-type="string">
            <text:p text:style-name="P64"/>
          </table:table-cell>
        </table:table-row>
        <table:table-row>
          <table:table-cell table:style-name="Tabelle31.A2" office:value-type="string">
            <text:p text:style-name="P64">DINT</text:p>
          </table:table-cell>
          <table:table-cell table:style-name="Tabelle31.B2" office:value-type="string">
            <text:p text:style-name="P64"/>
          </table:table-cell>
        </table:table-row>
        <table:table-row>
          <table:table-cell table:style-name="Tabelle31.A2" office:value-type="string">
            <text:p text:style-name="P64">TIME</text:p>
          </table:table-cell>
          <table:table-cell table:style-name="Tabelle31.B2" office:value-type="string">
            <text:p text:style-name="P64">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64">TOD</text:p>
          </table:table-cell>
          <table:table-cell table:style-name="Tabelle31.B2" office:value-type="string">
            <text:p text:style-name="P64">With a formatting information added time value is converted to a formatted string, otherwise the output is a date object.</text:p>
          </table:table-cell>
        </table:table-row>
        <table:table-row>
          <table:table-cell table:style-name="Tabelle31.A2" office:value-type="string">
            <text:p text:style-name="P64">DT</text:p>
          </table:table-cell>
          <table:table-cell table:style-name="Tabelle31.B2" office:value-type="string">
            <text:p text:style-name="P64">With a formatting information added time value is converted to a formatted string, otherwise the output is a date object.</text:p>
          </table:table-cell>
        </table:table-row>
        <table:table-row>
          <table:table-cell table:style-name="Tabelle31.A2" office:value-type="string">
            <text:p text:style-name="P64">DATE</text:p>
          </table:table-cell>
          <table:table-cell table:style-name="Tabelle31.B2" office:value-type="string">
            <text:p text:style-name="P64">With a formatting information added time value is converted to a formatted string, otherwise the output is a date object.</text:p>
          </table:table-cell>
        </table:table-row>
        <table:table-row>
          <table:table-cell table:style-name="Tabelle31.A2" office:value-type="string">
            <text:p text:style-name="P64">REAL</text:p>
          </table:table-cell>
          <table:table-cell table:style-name="Tabelle31.B2" office:value-type="string">
            <text:p text:style-name="P66">A value can be added to set the number of the decimal places. See chapter 9.</text:p>
          </table:table-cell>
        </table:table-row>
        <table:table-row>
          <table:table-cell table:style-name="Tabelle31.A2" office:value-type="string">
            <text:p text:style-name="P64">LREAL</text:p>
          </table:table-cell>
          <table:table-cell table:style-name="Tabelle31.B2" office:value-type="string">
            <text:p text:style-name="P66">A value can be added to set the number of the decimal places. See chapter 9.</text:p>
          </table:table-cell>
        </table:table-row>
        <table:table-row>
          <table:table-cell table:style-name="Tabelle31.A2" office:value-type="string">
            <text:p text:style-name="P64">STRING</text:p>
          </table:table-cell>
          <table:table-cell table:style-name="Tabelle31.B2" office:value-type="string">
            <text:p text:style-name="P64"/>
          </table:table-cell>
        </table:table-row>
      </table:table>
      <text:p text:style-name="P23"/>
      <text:h text:style-name="P142" text:outline-level="3"><text:soft-page-break/>Parameters<text:span text:style-name="T18"> (Type, Required, Default)</text:span></text:h>
      <table:table table:name="Tabelle2" table:style-name="Tabelle2">
        <table:table-column table:style-name="Tabelle2.A"/>
        <table:table-row>
          <table:table-cell table:style-name="Tabelle2.A1" office:value-type="string">
            <text:p text:style-name="P30"><text:span text:style-name="T1">addr </text:span><text:span text:style-name="T3">(string, </text:span><text:span text:style-name="T13">required</text:span><text:span text:style-name="T3">, undefined)</text:span></text:p>
            <text:p text:style-name="P81">The start address of the data to be read.</text:p>
          </table:table-cell>
        </table:table-row>
        <table:table-row>
          <table:table-cell table:style-name="Tabelle2.A2" office:value-type="string">
            <text:p text:style-name="Text_20_body"><text:span text:style-name="T18">debug </text:span><text:span text:style-name="T35">(boolean, optional, false)</text:span></text:p>
            <text:p text:style-name="P80">If this option is set to true all internal used information of the request is written to the console.</text:p>
          </table:table-cell>
        </table:table-row>
        <table:table-row>
          <table:table-cell table:style-name="Tabelle2.A2" office:value-type="string">
            <text:p text:style-name="Text_20_body"><text:span text:style-name="T18">id </text:span><text:span text:style-name="T35">(number, optional, undefined)</text:span></text:p>
            <text:p text:style-name="P8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18">items</text:span><text:span text:style-name="T35"> (array, required, undefined)</text:span></text:p>
            <text:p text:style-name="P80">An array of objects containing the allocation of PLC and JavaScript variables (adresses, names and types). </text:p>
          </table:table-cell>
        </table:table-row>
        <table:table-row>
          <table:table-cell table:style-name="Tabelle2.A2" office:value-type="string">
            <text:p text:style-name="Text_20_body"><text:span text:style-name="T18">oc </text:span><text:span text:style-name="T35">(function, optional, undefined)</text:span></text:p>
            <text:p text:style-name="P87">A function wich will be executed after the request has finished sucessfully.</text:p>
          </table:table-cell>
        </table:table-row>
        <table:table-row>
          <table:table-cell table:style-name="Tabelle2.A2" office:value-type="string">
            <text:p text:style-name="Text_20_body"><text:span text:style-name="T18">ocd </text:span><text:span text:style-name="T35">(number, optional, undefined)</text:span></text:p>
            <text:p text:style-name="P87">A value of milliseconds for delaying the on-complete-function.</text:p>
          </table:table-cell>
        </table:table-row>
        <table:table-row>
          <table:table-cell table:style-name="Tabelle2.A2" office:value-type="string">
            <text:p text:style-name="Text_20_body"><text:span text:style-name="T18">seq </text:span><text:span text:style-name="T35">(b</text:span>oolean, optional, undefined<text:span text:style-name="T35">)</text:span></text:p>
            <text:p text:style-name="P80">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row>
          <table:table-cell table:style-name="Tabelle2.A2" office:value-type="string">
            <text:p text:style-name="Text_20_body"><text:span text:style-name="T18">sync </text:span><text:span text:style-name="T35">(b</text:span>oolean, optional, undefined<text:span text:style-name="T35">)</text:span></text:p>
            <text:p text:style-name="P93">A synchronous XMLHttpRequests is used if this option is set to „true“. This means that a script waits until the request is finished. The option overrides by the „syncXmlHttp“ parameter of the client.</text:p>
          </table:table-cell>
        </table:table-row>
      </table:table>
      <text:h text:style-name="P142" text:outline-level="3"><text:soft-page-break/>Item Parameters<text:span text:style-name="T1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81">The address of the PLC variable.</text:p>
          </table:table-cell>
        </table:table-row>
        <table:table-row>
          <table:table-cell table:style-name="Tabelle3.A2" office:value-type="string">
            <text:p text:style-name="Text_20_body"><text:span text:style-name="T18">type </text:span><text:span text:style-name="T35">(string, required, undefined)</text:span></text:p>
            <text:p text:style-name="P80">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18">jvar </text:span><text:span text:style-name="T35">(string, required, undefined)</text:span></text:p>
            <text:p text:style-name="P80"><text:span text:style-name="T35">The name of the JavaScript variable to store the data in. This must be a </text:span><text:span text:style-name="T18">global </text:span><text:span text:style-name="T35">variable. Namespaces of any depth and arrays are supported, i.e. "myNameSpace.myVars.var1" or "myNameSpace.myArray[0]".</text:span></text:p>
          </table:table-cell>
        </table:table-row>
        <table:table-row>
          <table:table-cell table:style-name="Tabelle3.A2" office:value-type="string">
            <text:p text:style-name="Text_20_body"><text:span text:style-name="T18">prefix </text:span><text:span text:style-name="T35">(string, optional, undefined)</text:span></text:p>
            <text:p text:style-name="P80">An optional string wich can be added to the data. The data value will be converted to a string with the prefix inserted <text:span text:style-name="T18">before</text:span> the value.</text:p>
          </table:table-cell>
        </table:table-row>
        <table:table-row>
          <table:table-cell table:style-name="Tabelle3.A2" office:value-type="string">
            <text:p text:style-name="Text_20_body"><text:span text:style-name="T18">suffix </text:span><text:span text:style-name="T35">(string, optional, undefined)</text:span></text:p>
            <text:p text:style-name="P80">An optional string wich can be added to the data. The data value will be converted to a string <text:s/>with the suffix inserted <text:span text:style-name="T18">after</text:span> the value.</text:p>
          </table:table-cell>
        </table:table-row>
      </table:table>
      <text:p text:style-name="P24"/>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23">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23"><draw:frame draw:style-name="fr3" draw:name="Rahmen6" text:anchor-type="paragraph" svg:width="16.956cm" draw:z-index="4"><draw:text-box fo:min-height="13.511cm"><text:p text:style-name="P56"/><text:p text:style-name="P56"><text:tab/>PLC.writeReq({</text:p><text:p text:style-name="P56"><text:s text:c="12"/><text:tab/>addr: "%MB105",</text:p><text:p text:style-name="P56"><text:s text:c="12"/><text:tab/><text:tab/>items: [{</text:p><text:p text:style-name="P56"><text:s text:c="20"/><text:tab/><text:tab/><text:tab/>type: "REAL",</text:p><text:p text:style-name="P56"><text:tab/><text:tab/><text:tab/><text:tab/>val: 234.12</text:p><text:p text:style-name="P56"><text:s text:c="16"/><text:tab/><text:tab/>},{</text:p><text:p text:style-name="P56"><text:s text:c="20"/><text:tab/><text:tab/><text:tab/>type: "STRING.10",</text:p><text:p text:style-name="P56"><text:tab/><text:tab/><text:tab/><text:tab/>val: "Hello"</text:p><text:p text:style-name="P56"><text:s text:c="16"/><text:tab/><text:tab/>},{</text:p><text:p text:style-name="P56"><text:s text:c="20"/><text:tab/><text:tab/><text:tab/>type: "BOOL",</text:p><text:p text:style-name="P56"><text:tab/><text:tab/><text:tab/><text:tab/>val: myVar3</text:p><text:p text:style-name="P56"><text:s text:c="16"/><text:tab/><text:tab/>},{</text:p><text:p text:style-name="P56"><text:s text:c="20"/><text:tab/><text:tab/><text:tab/>type: "BOOL",</text:p><text:p text:style-name="P56"><text:tab/><text:tab/><text:tab/><text:tab/>val: false</text:p><text:p text:style-name="P56"><text:s text:c="16"/><text:tab/><text:tab/>}]</text:p><text:p text:style-name="P56"><text:tab/><text:tab/>}</text:p><text:p text:style-name="P56"><text:tab/>);</text:p></draw:text-box></draw:frame></text:p>
      <text:p text:style-name="P23">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62">Data Type</text:p>
          </table:table-cell>
          <table:table-cell table:style-name="Tabelle32.B1" office:value-type="string">
            <text:p text:style-name="P62">Note</text:p>
          </table:table-cell>
        </table:table-row>
        <table:table-row>
          <table:table-cell table:style-name="Tabelle32.A2" office:value-type="string">
            <text:p text:style-name="P64">BOOL</text:p>
          </table:table-cell>
          <table:table-cell table:style-name="Tabelle32.B2" office:value-type="string">
            <text:p text:style-name="P64"/>
          </table:table-cell>
        </table:table-row>
        <table:table-row>
          <table:table-cell table:style-name="Tabelle32.A2" office:value-type="string">
            <text:p text:style-name="P64">BYTE</text:p>
          </table:table-cell>
          <table:table-cell table:style-name="Tabelle32.B2" office:value-type="string">
            <text:p text:style-name="P64"/>
          </table:table-cell>
        </table:table-row>
        <table:table-row>
          <table:table-cell table:style-name="Tabelle32.A2" office:value-type="string">
            <text:p text:style-name="P64">WORD</text:p>
          </table:table-cell>
          <table:table-cell table:style-name="Tabelle32.B2" office:value-type="string">
            <text:p text:style-name="P64"/>
          </table:table-cell>
        </table:table-row>
        <table:table-row>
          <table:table-cell table:style-name="Tabelle32.A2" office:value-type="string">
            <text:p text:style-name="P64">DWORD</text:p>
          </table:table-cell>
          <table:table-cell table:style-name="Tabelle32.B2" office:value-type="string">
            <text:p text:style-name="P64"/>
          </table:table-cell>
        </table:table-row>
        <table:table-row>
          <table:table-cell table:style-name="Tabelle32.A2" office:value-type="string">
            <text:p text:style-name="P64">USINT</text:p>
          </table:table-cell>
          <table:table-cell table:style-name="Tabelle32.B2" office:value-type="string">
            <text:p text:style-name="P64"/>
          </table:table-cell>
        </table:table-row>
        <table:table-row>
          <table:table-cell table:style-name="Tabelle32.A2" office:value-type="string">
            <text:p text:style-name="P64">SINT</text:p>
          </table:table-cell>
          <table:table-cell table:style-name="Tabelle32.B2" office:value-type="string">
            <text:p text:style-name="P64"/>
          </table:table-cell>
        </table:table-row>
        <table:table-row>
          <table:table-cell table:style-name="Tabelle32.A2" office:value-type="string">
            <text:p text:style-name="P64">UINT</text:p>
          </table:table-cell>
          <table:table-cell table:style-name="Tabelle32.B2" office:value-type="string">
            <text:p text:style-name="P64"/>
          </table:table-cell>
        </table:table-row>
        <table:table-row>
          <table:table-cell table:style-name="Tabelle32.A2" office:value-type="string">
            <text:p text:style-name="P64">INT</text:p>
          </table:table-cell>
          <table:table-cell table:style-name="Tabelle32.B2" office:value-type="string">
            <text:p text:style-name="P64"/>
          </table:table-cell>
        </table:table-row>
        <table:table-row>
          <table:table-cell table:style-name="Tabelle32.A2" office:value-type="string">
            <text:p text:style-name="P64">INT1DP</text:p>
          </table:table-cell>
          <table:table-cell table:style-name="Tabelle32.B2" office:value-type="string">
            <text:p text:style-name="P64">The JavaScript variables are <text:span text:style-name="T35">multiplied by 10 and converted to an integer, i.e. a value of 12.313 in JS is 123 in the PLC. </text:span></text:p>
          </table:table-cell>
        </table:table-row>
        <table:table-row>
          <table:table-cell table:style-name="Tabelle32.A2" office:value-type="string">
            <text:p text:style-name="P64">UDINT</text:p>
          </table:table-cell>
          <table:table-cell table:style-name="Tabelle32.B2" office:value-type="string">
            <text:p text:style-name="P64"/>
          </table:table-cell>
        </table:table-row>
        <table:table-row>
          <table:table-cell table:style-name="Tabelle32.A2" office:value-type="string">
            <text:p text:style-name="P64">DINT</text:p>
          </table:table-cell>
          <table:table-cell table:style-name="Tabelle32.B2" office:value-type="string">
            <text:p text:style-name="P64"/>
          </table:table-cell>
        </table:table-row>
        <table:table-row>
          <table:table-cell table:style-name="Tabelle32.A2" office:value-type="string">
            <text:p text:style-name="P64">TIME</text:p>
          </table:table-cell>
          <table:table-cell table:style-name="Tabelle32.B2" office:value-type="string">
            <text:p text:style-name="P64">Without formatting the value must be specified in milliseconds. See chapter 9 for formatting parameters.</text:p>
          </table:table-cell>
        </table:table-row>
        <table:table-row>
          <table:table-cell table:style-name="Tabelle32.A2" office:value-type="string">
            <text:p text:style-name="P64">TOD</text:p>
          </table:table-cell>
          <table:table-cell table:style-name="Tabelle32.B2" office:value-type="string">
            <text:p text:style-name="P64">The value has to be a JS date object or a string (i.e. „21:33“).</text:p>
          </table:table-cell>
        </table:table-row>
        <table:table-row>
          <table:table-cell table:style-name="Tabelle32.A2" office:value-type="string">
            <text:p text:style-name="P64">DT</text:p>
          </table:table-cell>
          <table:table-cell table:style-name="Tabelle32.B2" office:value-type="string">
            <text:p text:style-name="P64">The value has to be a JS date object.</text:p>
          </table:table-cell>
        </table:table-row>
        <table:table-row>
          <table:table-cell table:style-name="Tabelle32.A2" office:value-type="string">
            <text:p text:style-name="P64">DATE</text:p>
          </table:table-cell>
          <table:table-cell table:style-name="Tabelle32.B2" office:value-type="string">
            <text:p text:style-name="P64">The value has to be a JS date object.</text:p>
          </table:table-cell>
        </table:table-row>
        <table:table-row>
          <table:table-cell table:style-name="Tabelle32.A2" office:value-type="string">
            <text:p text:style-name="P64">REAL</text:p>
          </table:table-cell>
          <table:table-cell table:style-name="Tabelle32.B2" office:value-type="string">
            <text:p text:style-name="P66"/>
          </table:table-cell>
        </table:table-row>
        <table:table-row>
          <table:table-cell table:style-name="Tabelle32.A2" office:value-type="string">
            <text:p text:style-name="P64">LREAL</text:p>
          </table:table-cell>
          <table:table-cell table:style-name="Tabelle32.B2" office:value-type="string">
            <text:p text:style-name="P66"/>
          </table:table-cell>
        </table:table-row>
        <table:table-row>
          <table:table-cell table:style-name="Tabelle32.A2" office:value-type="string">
            <text:p text:style-name="P64">STRING</text:p>
          </table:table-cell>
          <table:table-cell table:style-name="Tabelle32.B2" office:value-type="string">
            <text:p text:style-name="P64"/>
          </table:table-cell>
        </table:table-row>
      </table:table>
      <text:p text:style-name="P23"/>
      <text:p text:style-name="P23"/>
      <text:p text:style-name="P23"/>
      <text:p text:style-name="P23"/>
      <text:h text:style-name="P142" text:outline-level="3"><text:soft-page-break/>Parameters<text:span text:style-name="T1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81">The start address of the data to be written.</text:p>
          </table:table-cell>
        </table:table-row>
        <table:table-row>
          <table:table-cell table:style-name="Tabelle4.A2" office:value-type="string">
            <text:p text:style-name="Text_20_body"><text:span text:style-name="T18">debug </text:span><text:span text:style-name="T35">(boolean, optional, false)</text:span></text:p>
            <text:p text:style-name="P80">If this option is set to true all internal used information of the request is written to the console.</text:p>
          </table:table-cell>
        </table:table-row>
        <table:table-row>
          <table:table-cell table:style-name="Tabelle4.A2" office:value-type="string">
            <text:p text:style-name="Text_20_body"><text:span text:style-name="T18">id </text:span><text:span text:style-name="T35">(number, optional, undefined)</text:span></text:p>
            <text:p text:style-name="P8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18">items</text:span><text:span text:style-name="T35"> (array, required, undefined)</text:span></text:p>
            <text:p text:style-name="P80">An array of objects containing the allocation of PLC and JavaScript variables (adresses, names and types). </text:p>
          </table:table-cell>
        </table:table-row>
        <table:table-row>
          <table:table-cell table:style-name="Tabelle4.A2" office:value-type="string">
            <text:p text:style-name="Text_20_body"><text:span text:style-name="T18">oc</text:span><text:span text:style-name="T35"> (function, optional, undefined)</text:span></text:p>
            <text:p text:style-name="P87">A function wich will be executed after the request has finished sucessfully.</text:p>
          </table:table-cell>
        </table:table-row>
        <table:table-row>
          <table:table-cell table:style-name="Tabelle4.A2" office:value-type="string">
            <text:p text:style-name="Text_20_body"><text:span text:style-name="T18">ocd </text:span><text:span text:style-name="T35">(number, optional, undefined)</text:span></text:p>
            <text:p text:style-name="P87">A value of milliseconds for delaying the on-complete-function.</text:p>
          </table:table-cell>
        </table:table-row>
        <table:table-row>
          <table:table-cell table:style-name="Tabelle4.A2" office:value-type="string">
            <text:p text:style-name="Text_20_body"><text:span text:style-name="T18">sync </text:span><text:span text:style-name="T35">(b</text:span>oolean, optional, undefined<text:span text:style-name="T35">)</text:span></text:p>
            <text:p text:style-name="P93">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24"/>
      <text:h text:style-name="P142" text:outline-level="3"><text:soft-page-break/>Item Parameters<text:span text:style-name="T18"> (Type, Required, Default)</text:span></text:h>
      <table:table table:name="Tabelle5" table:style-name="Tabelle5">
        <table:table-column table:style-name="Tabelle5.A"/>
        <table:table-row>
          <table:table-cell table:style-name="Tabelle5.A1" office:value-type="string">
            <text:p text:style-name="Text_20_body"><text:span text:style-name="T18">type</text:span><text:span text:style-name="T2"> </text:span><text:span text:style-name="T3">(string, required, undefined)</text:span></text:p>
            <text:p text:style-name="P80">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18">val </text:span><text:span text:style-name="T35">(boolean|number|string, required, undefined)</text:span></text:p>
            <text:p text:style-name="P80"><text:span text:style-name="T35">The value to send to the PLC. </text:span><text:span text:style-name="T3">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 Commands</text:h>
      <text:p text:style-name="Text_20_body"/>
      <text:p text:style-name="Text_20_body">The sum commands are one of the new features of TAME 3.<text:span text:style-name="T35"> </text:span><text:span text:style-name="T3">Together with the access to variables by name the usage is simple: Just build a list with the names of the required PLC variables. You don't need to specify types or string lenghts, but you can override them manually, i.e. to use INT1DP instead of INT. The names of global PLC variables start with a point, the name of local PLC variables with the name of the instance they are defined in. They are case insensitive, „Main.IntVar“ is equal to „MAIN.INTVAR“ (this applies to all requests). Cause the sum commands are splitted in single ADS calls in the PLC you should not read more then 500 variables with one request. </text:span><text:span text:style-name="T2">Access to variables is only possible by names, not by adresses</text:span><text:span text:style-name="T3">.</text:span></text:p>
      <text:p text:style-name="P35"/>
      <text:h text:style-name="P140" text:outline-level="2">4.2 Sum Read Request</text:h>
      <text:p text:style-name="Text_20_body"><draw:frame draw:style-name="fr2" draw:name="Rahmen53" text:anchor-type="paragraph" svg:x="0.023cm" svg:y="2.11cm" svg:width="16.956cm" draw:z-index="49"><draw:text-box fo:min-height="13.767cm"><text:p text:style-name="P56"/><text:p text:style-name="P56"><text:tab/>PLC.sumReadReq({</text:p><text:p text:style-name="P56"><text:s text:c="12"/><text:tab/>items: [{</text:p><text:p text:style-name="P56"><text:s text:c="20"/><text:tab/><text:tab/>name: ".GlobalBoolVar",</text:p><text:p text:style-name="P56"><text:tab/><text:tab/><text:tab/>jvar: "myVar1"</text:p><text:p text:style-name="P56"><text:s text:c="16"/><text:tab/>},{</text:p><text:p text:style-name="P56"><text:s text:c="20"/><text:tab/><text:tab/>name: ".GlobalRealVar",</text:p><text:p text:style-name="P56"><text:tab/><text:tab/><text:tab/>dp: 2, </text:p><text:p text:style-name="P56"><text:tab/><text:tab/><text:tab/>jvar: "myVar2"</text:p><text:p text:style-name="P56"><text:s text:c="16"/><text:tab/>},{</text:p><text:p text:style-name="P56"><text:s text:c="20"/><text:tab/><text:tab/>name: "MAIN.DateVar",</text:p><text:p text:style-name="P56"><text:tab/><text:tab/><text:tab/>format: ''#DD#.#MM#.#YY#, #hh#:#mm",</text:p><text:p text:style-name="P56"><text:tab/><text:tab/><text:tab/>jvar: "myVar3"</text:p><text:p text:style-name="P56"><text:s text:c="16"/><text:tab/>},{</text:p><text:p text:style-name="P56"><text:s text:c="20"/><text:tab/><text:tab/>name: "MAIN.IntVar",</text:p><text:p text:style-name="P56"><text:tab/><text:tab/><text:tab/>type: "INT1DP",</text:p><text:p text:style-name="P56"><text:tab/><text:tab/><text:tab/>jvar: "myVar4"</text:p><text:p text:style-name="P56"><text:s text:c="16"/><text:tab/>}</text:p><text:p text:style-name="P56"><text:tab/>});</text:p></draw:text-box></draw:frame><text:span text:style-name="T35">Your PLC device must have </text:span><text:span text:style-name="T3">TwinCAT V2.10 Build &gt;= 1324 running to use this type of request. Time and date variables accept the „format“-option, REAL and LREAL the „dp“-option. </text:span><text:span text:style-name="T5">A</text:span><text:span text:style-name="T3">rrays, structures and arrays of structures are supported.</text:span></text:p>
      <text:h text:style-name="Heading_20_3" text:outline-level="3"><text:soft-page-break/></text:h>
      <text:p text:style-name="Text_20_body">An example using arrays and structures. For more information please refer to the chapters of reading arrays and structures.</text:p>
      <text:p text:style-name="Text_20_body"><draw:frame draw:style-name="fr2" draw:name="Frame1" text:anchor-type="paragraph" svg:x="-0.004cm" svg:y="0.325cm" svg:width="16.956cm" draw:z-index="50"><draw:text-box fo:min-height="15.813cm"><text:p text:style-name="P56"/><text:p text:style-name="P56"><text:tab/>var structdef = {<text:line-break/> <text:tab/><text:tab/>var_1: "BYTE",<text:line-break/> <text:tab/><text:tab/>var_2: "REAL.2",<text:line-break/> <text:tab/><text:tab/>var_3: "SINT"<text:line-break/> <text:s text:c="3"/><text:tab/>};</text:p><text:p text:style-name="P56"/><text:p text:style-name="P56"><text:tab/>PLC.sumReadReq({</text:p><text:p text:style-name="P56"><text:s text:c="12"/><text:tab/>items: [{</text:p><text:p text:style-name="P56"><text:s text:c="20"/><text:tab/><text:tab/>name: ".GlobalDateArrayVar",</text:p><text:p text:style-name="P56"><text:tab/><text:tab/><text:tab/>format: ''#DD'“,</text:p><text:p text:style-name="P56"><text:tab/><text:tab/><text:tab/>jvar: "myDateArrayVar"</text:p><text:p text:style-name="P56"><text:s text:c="16"/><text:tab/>},{</text:p><text:p text:style-name="P56"><text:s text:c="20"/><text:tab/><text:tab/>name: ".GlobalStructVar",</text:p><text:p text:style-name="P56"><text:tab/><text:tab/><text:tab/>def: <text:s/>structdef,</text:p><text:p text:style-name="P56"><text:tab/><text:tab/><text:tab/>jvar: "myStructVar"</text:p><text:p text:style-name="P56"><text:s text:c="16"/><text:tab/>},{</text:p><text:p text:style-name="P56"><text:s text:c="20"/><text:tab/><text:tab/>name: "MAIN.StructArrayVar",</text:p><text:p text:style-name="P56"><text:tab/><text:tab/><text:tab/>def: <text:s/>structdef,</text:p><text:p text:style-name="P56"><text:tab/><text:tab/><text:tab/>jvar: "myStructArrayVar"</text:p><text:p text:style-name="P56"><text:s text:c="16"/><text:tab/>}</text:p><text:p text:style-name="P56"><text:tab/>});</text:p></draw:text-box></draw:frame></text:p>
      <text:p text:style-name="Text_20_body"/>
      <text:p text:style-name="Text_20_body"/>
      <text:p text:style-name="Text_20_body"/>
      <text:p text:style-name="Text_20_body"/>
      <text:h text:style-name="Heading_20_3" text:outline-level="3"><text:soft-page-break/>Supported Data Types</text:h>
      <table:table table:name="Table4" table:style-name="Table4">
        <table:table-column table:style-name="Table4.A"/>
        <table:table-column table:style-name="Table4.B"/>
        <table:table-row>
          <table:table-cell table:style-name="Table4.A1" office:value-type="string">
            <text:p text:style-name="P62">Data Type</text:p>
          </table:table-cell>
          <table:table-cell table:style-name="Table4.B1" office:value-type="string">
            <text:p text:style-name="P62">Note</text:p>
          </table:table-cell>
        </table:table-row>
        <table:table-row>
          <table:table-cell table:style-name="Table4.A2" office:value-type="string">
            <text:p text:style-name="P64">BOOL</text:p>
          </table:table-cell>
          <table:table-cell table:style-name="Table4.B2" office:value-type="string">
            <text:p text:style-name="P64"/>
          </table:table-cell>
        </table:table-row>
        <table:table-row>
          <table:table-cell table:style-name="Table4.A2" office:value-type="string">
            <text:p text:style-name="P64">BYTE</text:p>
          </table:table-cell>
          <table:table-cell table:style-name="Table4.B2" office:value-type="string">
            <text:p text:style-name="P64"/>
          </table:table-cell>
        </table:table-row>
        <table:table-row>
          <table:table-cell table:style-name="Table4.A2" office:value-type="string">
            <text:p text:style-name="P64">WORD</text:p>
          </table:table-cell>
          <table:table-cell table:style-name="Table4.B2" office:value-type="string">
            <text:p text:style-name="P64"/>
          </table:table-cell>
        </table:table-row>
        <table:table-row>
          <table:table-cell table:style-name="Table4.A2" office:value-type="string">
            <text:p text:style-name="P64">DWORD</text:p>
          </table:table-cell>
          <table:table-cell table:style-name="Table4.B2" office:value-type="string">
            <text:p text:style-name="P64"/>
          </table:table-cell>
        </table:table-row>
        <table:table-row>
          <table:table-cell table:style-name="Table4.A2" office:value-type="string">
            <text:p text:style-name="P64">USINT</text:p>
          </table:table-cell>
          <table:table-cell table:style-name="Table4.B2" office:value-type="string">
            <text:p text:style-name="P64"/>
          </table:table-cell>
        </table:table-row>
        <table:table-row>
          <table:table-cell table:style-name="Table4.A2" office:value-type="string">
            <text:p text:style-name="P64">SINT</text:p>
          </table:table-cell>
          <table:table-cell table:style-name="Table4.B2" office:value-type="string">
            <text:p text:style-name="P64"/>
          </table:table-cell>
        </table:table-row>
        <table:table-row>
          <table:table-cell table:style-name="Table4.A2" office:value-type="string">
            <text:p text:style-name="P64">UINT</text:p>
          </table:table-cell>
          <table:table-cell table:style-name="Table4.B2" office:value-type="string">
            <text:p text:style-name="P64"/>
          </table:table-cell>
        </table:table-row>
        <table:table-row>
          <table:table-cell table:style-name="Table4.A2" office:value-type="string">
            <text:p text:style-name="P64">INT</text:p>
          </table:table-cell>
          <table:table-cell table:style-name="Table4.B2" office:value-type="string">
            <text:p text:style-name="P64"/>
          </table:table-cell>
        </table:table-row>
        <table:table-row>
          <table:table-cell table:style-name="Table4.A2" office:value-type="string">
            <text:p text:style-name="P64">INT1DP</text:p>
          </table:table-cell>
          <table:table-cell table:style-name="Table4.B2" office:value-type="string">
            <text:p text:style-name="P64">An INT converted to a variable with 1 decimal place,</text:p>
            <text:p text:style-name="P64">i.e. 637 in the PLC is 63.7 in the JavaScript variable.</text:p>
          </table:table-cell>
        </table:table-row>
        <table:table-row>
          <table:table-cell table:style-name="Table4.A2" office:value-type="string">
            <text:p text:style-name="P64">UDINT</text:p>
          </table:table-cell>
          <table:table-cell table:style-name="Table4.B2" office:value-type="string">
            <text:p text:style-name="P64"/>
          </table:table-cell>
        </table:table-row>
        <table:table-row>
          <table:table-cell table:style-name="Table4.A2" office:value-type="string">
            <text:p text:style-name="P64">DINT</text:p>
          </table:table-cell>
          <table:table-cell table:style-name="Table4.B2" office:value-type="string">
            <text:p text:style-name="P64"/>
          </table:table-cell>
        </table:table-row>
        <table:table-row>
          <table:table-cell table:style-name="Table4.A2" office:value-type="string">
            <text:p text:style-name="P64">TIME</text:p>
          </table:table-cell>
          <table:table-cell table:style-name="Table4.B2" office:value-type="string">
            <text:p text:style-name="P64">With the „format“-parameter set the time value is converted to a formatted string, otherwise the output is a string with a value in milliseconds.</text:p>
          </table:table-cell>
        </table:table-row>
        <table:table-row>
          <table:table-cell table:style-name="Table4.A2" office:value-type="string">
            <text:p text:style-name="P64">TOD</text:p>
          </table:table-cell>
          <table:table-cell table:style-name="Table4.B2" office:value-type="string">
            <text:p text:style-name="P64">With the „format“-parameter set the time value is converted to a formatted string, otherwise the output is a date object.</text:p>
          </table:table-cell>
        </table:table-row>
        <table:table-row>
          <table:table-cell table:style-name="Table4.A2" office:value-type="string">
            <text:p text:style-name="P64">DT</text:p>
          </table:table-cell>
          <table:table-cell table:style-name="Table4.B2" office:value-type="string">
            <text:p text:style-name="P64">With the „format“-parameter set the time value is converted to a formatted string, otherwise the output is a date object.</text:p>
          </table:table-cell>
        </table:table-row>
        <table:table-row>
          <table:table-cell table:style-name="Table4.A2" office:value-type="string">
            <text:p text:style-name="P64">DATE</text:p>
          </table:table-cell>
          <table:table-cell table:style-name="Table4.B2" office:value-type="string">
            <text:p text:style-name="P64">With the „format“-parameter set the time value is converted to a formatted string, otherwise the output is a date object.</text:p>
          </table:table-cell>
        </table:table-row>
        <table:table-row>
          <table:table-cell table:style-name="Table4.A2" office:value-type="string">
            <text:p text:style-name="P64">REAL</text:p>
          </table:table-cell>
          <table:table-cell table:style-name="Table4.B2" office:value-type="string">
            <text:p text:style-name="P64">Has a special formatting parameter „dp“ to set the number of the decimal places. <text:span text:style-name="T1">For issues with converting REAL variables see chapter 10.1.</text:span></text:p>
          </table:table-cell>
        </table:table-row>
        <table:table-row>
          <table:table-cell table:style-name="Table4.A2" office:value-type="string">
            <text:p text:style-name="P64">LREAL</text:p>
          </table:table-cell>
          <table:table-cell table:style-name="Table4.B2" office:value-type="string">
            <text:p text:style-name="P64">Has a special formatting parameter „dp“ to set the number of the decimal places. </text:p>
          </table:table-cell>
        </table:table-row>
        <table:table-row>
          <table:table-cell table:style-name="Table4.A2" office:value-type="string">
            <text:p text:style-name="P64">STRING</text:p>
          </table:table-cell>
          <table:table-cell table:style-name="Table4.B2" office:value-type="string">
            <text:p text:style-name="P64"/>
          </table:table-cell>
        </table:table-row>
        <table:table-row>
          <table:table-cell table:style-name="Table4.A2" office:value-type="string">
            <text:p text:style-name="P64">User defined types</text:p>
          </table:table-cell>
          <table:table-cell table:style-name="Table4.B2" office:value-type="string">
            <text:p text:style-name="P64">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le5" table:style-name="Table5">
        <table:table-column table:style-name="Table5.A"/>
        <table:table-row>
          <table:table-cell table:style-name="Table5.A1" office:value-type="string">
            <text:p text:style-name="Text_20_body"><text:span text:style-name="T18">debug </text:span><text:span text:style-name="T35">(boolean, optional, false)</text:span></text:p>
            <text:p text:style-name="P80">If this option is set to true all internal used information of the request is written to the console.</text:p>
          </table:table-cell>
        </table:table-row>
        <table:table-row>
          <table:table-cell table:style-name="Table5.A2" office:value-type="string">
            <text:p text:style-name="Text_20_body"><text:span text:style-name="T18">id </text:span><text:span text:style-name="T35">(number, optional, undefined)</text:span></text:p>
            <text:p text:style-name="P8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5.A2" office:value-type="string">
            <text:p text:style-name="Text_20_body"><text:span text:style-name="T18">items</text:span><text:span text:style-name="T35"> (array, required, undefined)</text:span></text:p>
            <text:p text:style-name="P80">An array of objects containing the allocation of PLC and JavaScript variables (adresses, names and types). </text:p>
          </table:table-cell>
        </table:table-row>
        <table:table-row>
          <table:table-cell table:style-name="Table5.A2" office:value-type="string">
            <text:p text:style-name="Text_20_body"><text:span text:style-name="T18">oc </text:span><text:span text:style-name="T35">(function, optional, undefined)</text:span></text:p>
            <text:p text:style-name="P87">A function wich will be executed after the request has finished sucessfully.</text:p>
          </table:table-cell>
        </table:table-row>
        <table:table-row>
          <table:table-cell table:style-name="Table5.A2" office:value-type="string">
            <text:p text:style-name="Text_20_body"><text:span text:style-name="T18">ocd </text:span><text:span text:style-name="T35">(number, optional, undefined)</text:span></text:p>
            <text:p text:style-name="P87">A value of milliseconds for delaying the on-complete-function.</text:p>
          </table:table-cell>
        </table:table-row>
        <table:table-row>
          <table:table-cell table:style-name="Table5.A2" office:value-type="string">
            <text:p text:style-name="Text_20_body"><text:span text:style-name="T18">sync </text:span><text:span text:style-name="T35">(b</text:span>oolean, optional, undefined<text:span text:style-name="T35">)</text:span></text:p>
            <text:p text:style-name="P93">A synchronous XMLHttpRequests is used if this option is set to „true“. This means that a script waits until the request is finished. The option overrides by the „syncXmlHttp“ parameter of the client definition.</text:p>
          </table:table-cell>
        </table:table-row>
      </table:table>
      <text:h text:style-name="P142" text:outline-level="3"/>
      <text:p text:style-name="P23"/>
      <text:p text:style-name="P23"/>
      <text:p text:style-name="P23"/>
      <text:p text:style-name="Text_20_body"/>
      <text:p text:style-name="Text_20_body"/>
      <text:p text:style-name="Text_20_body"/>
      <text:h text:style-name="P142" text:outline-level="3"><text:soft-page-break/>Common Item Parameters<text:span text:style-name="T18"> (Type, Required, Default)</text:span></text:h>
      <table:table table:name="Table6" table:style-name="Table6">
        <table:table-column table:style-name="Table6.A"/>
        <table:table-row>
          <table:table-cell table:style-name="Table6.A1" office:value-type="string">
            <text:p text:style-name="P30"><text:span text:style-name="T1">name</text:span><text:span text:style-name="T3"> (string, </text:span><text:span text:style-name="T13">required</text:span><text:span text:style-name="T3">, undefined)</text:span></text:p>
            <text:p text:style-name="P82">The name of the PLC variable.</text:p>
          </table:table-cell>
        </table:table-row>
        <table:table-row>
          <table:table-cell table:style-name="Table6.A2" office:value-type="string">
            <text:p text:style-name="Text_20_body"><text:span text:style-name="T18">type </text:span><text:span text:style-name="T35">(string, optional, undefined)</text:span></text:p>
            <text:p text:style-name="P80">The type of the PLC variable. Can also contain a formatting part for some types. Look at chapter 9 for more information.<text:span text:style-name="T35">The type is detected automatically, set it only if you know what you are doing.</text:span></text:p>
          </table:table-cell>
        </table:table-row>
        <table:table-row>
          <table:table-cell table:style-name="Table6.A2" office:value-type="string">
            <text:p text:style-name="Text_20_body"><text:span text:style-name="T18">jvar </text:span><text:span text:style-name="T35">(string, required, undefined)</text:span></text:p>
            <text:p text:style-name="P80"><text:span text:style-name="T35">The name of the JavaScript variable to store the data in. This must be a </text:span><text:span text:style-name="T18">global </text:span><text:span text:style-name="T35">variable. Namespaces of any depth and arrays are supported, i.e. "myNameSpace.myVars.var1" or "myNameSpace.myArray[0]".</text:span></text:p>
          </table:table-cell>
        </table:table-row>
        <table:table-row>
          <table:table-cell table:style-name="Table6.A2" office:value-type="string">
            <text:p text:style-name="P41"><text:span text:style-name="T22">handle</text:span><text:span text:style-name="T18"> </text:span><text:span text:style-name="T35">(b</text:span>oolean, optional, undefined<text:span text:style-name="T35">)</text:span></text:p>
            <text:p text:style-name="P96"><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table-cell table:style-name="Table6.A2" office:value-type="string">
            <text:p text:style-name="Text_20_body"><text:span text:style-name="T18">prefix </text:span><text:span text:style-name="T35">(string, optional, undefined)</text:span></text:p>
            <text:p text:style-name="P80">An optional string wich can be added to the data. The data value will be converted to a string with the prefix inserted <text:span text:style-name="T18">before</text:span> the value.</text:p>
          </table:table-cell>
        </table:table-row>
        <table:table-row>
          <table:table-cell table:style-name="Table6.A2" office:value-type="string">
            <text:p text:style-name="Text_20_body"><text:span text:style-name="T18">suffix </text:span><text:span text:style-name="T35">(string, optional, undefined)</text:span></text:p>
            <text:p text:style-name="P80">An optional string wich can be added to the data. The data value will be converted to a string <text:s/>with the suffix inserted <text:span text:style-name="T1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2" text:outline-level="3"><text:soft-page-break/>Type Dependent Item Parameters<text:span text:style-name="T18"> (Type, Required, Default)</text:span></text:h>
      <table:table table:name="Table7" table:style-name="Table7">
        <table:table-column table:style-name="Table7.A"/>
        <table:table-row>
          <table:table-cell table:style-name="Table7.A1" office:value-type="string">
            <text:p text:style-name="Text_20_body"><text:span text:style-name="T2">dp | decPlaces</text:span><text:span text:style-name="T3"> (number, optional, undefined)</text:span></text:p>
            <text:p text:style-name="P113">For data types REAL and LREAL: The number of decimal places. For issues with converting REAL variables see chapter 10.1.</text:p>
          </table:table-cell>
        </table:table-row>
        <table:table-row>
          <table:table-cell table:style-name="Table7.A2" office:value-type="string">
            <text:p text:style-name="Text_20_body"><text:span text:style-name="T18">def</text:span><text:span text:style-name="T3"> (object, required if the PLC variable is a structure or an array of structures, undefined)</text:span></text:p>
            <text:p text:style-name="P111">For structures and arrays of structures: An object containing information about the structure definition. See chapter 7.</text:p>
          </table:table-cell>
        </table:table-row>
        <table:table-row>
          <table:table-cell table:style-name="Table7.A2" office:value-type="string">
            <text:p text:style-name="Text_20_body"><text:span text:style-name="T18">format</text:span><text:span text:style-name="T3"> (string, optional, undefined)</text:span></text:p>
            <text:p text:style-name="P112">For data types TIME, TOD, DT, DATE: A string containing information for the formatted output of date and/or time. If used, the output ist a string instead of a date object. See chapters 10.3 and 10.4 for this.</text:p>
          </table:table-cell>
        </table:table-row>
        <table:table-row>
          <table:table-cell table:style-name="Table7.A2" office:value-type="string">
            <text:p text:style-name="Text_20_body"><text:span text:style-name="T18">strlen</text:span><text:span text:style-name="T3"> (number, optional, undefined)</text:span></text:p>
            <text:p text:style-name="P116">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4.2 Sum Write Request</text:h>
      <text:p text:style-name="Text_20_body">The Sum Write Request is supported by TAME 3.3.<text:span text:style-name="T35"> Your PLC device must have </text:span><text:span text:style-name="T3">TwinCAT V2.11 Build &gt;= 1550 running to use this type of request. Arrays, structures and arrays of structures are supported.</text:span></text:p>
      <text:p text:style-name="Text_20_body"><draw:frame draw:style-name="fr2" draw:name="Frame2" text:anchor-type="paragraph" svg:x="0.023cm" svg:y="0.452cm" svg:width="16.956cm" draw:z-index="51"><draw:text-box fo:min-height="15.813cm"><text:p text:style-name="P56"/><text:p text:style-name="P56"><text:tab/>PLC.sumWriteReq({</text:p><text:p text:style-name="P56"><text:s text:c="12"/><text:tab/>items: [{</text:p><text:p text:style-name="P56"><text:s text:c="20"/><text:tab/><text:tab/>name: ".GlobalBoolVar",</text:p><text:p text:style-name="P56"><text:tab/><text:tab/><text:tab/>val: true</text:p><text:p text:style-name="P56"><text:s text:c="16"/><text:tab/>},{</text:p><text:p text:style-name="P56"><text:s text:c="20"/><text:tab/><text:tab/>name: ".GlobalRealVar",</text:p><text:p text:style-name="P56"><text:tab/><text:tab/><text:tab/>val: 3.1223</text:p><text:p text:style-name="P56"><text:s text:c="16"/><text:tab/>},{</text:p><text:p text:style-name="P56"><text:s text:c="20"/><text:tab/><text:tab/>name: "MAIN.TimeVar",</text:p><text:p text:style-name="P56"><text:tab/><text:tab/><text:tab/>format: ''#h",</text:p><text:p text:style-name="P56"><text:tab/><text:tab/><text:tab/>val: 5</text:p><text:p text:style-name="P56"><text:s text:c="16"/><text:tab/>},{</text:p><text:p text:style-name="P56"><text:s text:c="20"/><text:tab/><text:tab/>name: "MAIN.IntVar",</text:p><text:p text:style-name="P56"><text:tab/><text:tab/><text:tab/>type: "INT1DP",</text:p><text:p text:style-name="P56"><text:tab/><text:tab/><text:tab/>val: 123.3</text:p><text:p text:style-name="P56"><text:s text:c="16"/><text:tab/>},{</text:p><text:p text:style-name="P56"><text:s text:c="20"/><text:tab/><text:tab/>name: ".GlobalStringVar",</text:p><text:p text:style-name="P56"><text:tab/><text:tab/><text:tab/>val: <text:s/>"This is a test"</text:p><text:p text:style-name="P56"><text:s text:c="16"/><text:tab/>}</text:p><text:p text:style-name="P56"><text:tab/>});</text:p></draw:text-box></draw:frame></text:p>
      <text:h text:style-name="Heading_20_3" text:outline-level="3"/>
      <text:p text:style-name="Text_20_body"/>
      <text:p text:style-name="Text_20_body"/>
      <text:p text:style-name="Text_20_body"/>
      <text:p text:style-name="Text_20_body"/>
      <text:h text:style-name="Heading_20_3" text:outline-level="3"><text:soft-page-break/>Supported Data Types</text:h>
      <table:table table:name="Table8" table:style-name="Table8">
        <table:table-column table:style-name="Table8.A"/>
        <table:table-column table:style-name="Table8.B"/>
        <table:table-row>
          <table:table-cell table:style-name="Table8.A1" office:value-type="string">
            <text:p text:style-name="P62">Data Type</text:p>
          </table:table-cell>
          <table:table-cell table:style-name="Table8.B1" office:value-type="string">
            <text:p text:style-name="P62">Note</text:p>
          </table:table-cell>
        </table:table-row>
        <table:table-row>
          <table:table-cell table:style-name="Table8.A2" office:value-type="string">
            <text:p text:style-name="P64">BOOL</text:p>
          </table:table-cell>
          <table:table-cell table:style-name="Table8.B2" office:value-type="string">
            <text:p text:style-name="P64"/>
          </table:table-cell>
        </table:table-row>
        <table:table-row>
          <table:table-cell table:style-name="Table8.A2" office:value-type="string">
            <text:p text:style-name="P64">BYTE</text:p>
          </table:table-cell>
          <table:table-cell table:style-name="Table8.B2" office:value-type="string">
            <text:p text:style-name="P64"/>
          </table:table-cell>
        </table:table-row>
        <table:table-row>
          <table:table-cell table:style-name="Table8.A2" office:value-type="string">
            <text:p text:style-name="P64">WORD</text:p>
          </table:table-cell>
          <table:table-cell table:style-name="Table8.B2" office:value-type="string">
            <text:p text:style-name="P64"/>
          </table:table-cell>
        </table:table-row>
        <table:table-row>
          <table:table-cell table:style-name="Table8.A2" office:value-type="string">
            <text:p text:style-name="P64">DWORD</text:p>
          </table:table-cell>
          <table:table-cell table:style-name="Table8.B2" office:value-type="string">
            <text:p text:style-name="P64"/>
          </table:table-cell>
        </table:table-row>
        <table:table-row>
          <table:table-cell table:style-name="Table8.A2" office:value-type="string">
            <text:p text:style-name="P64">USINT</text:p>
          </table:table-cell>
          <table:table-cell table:style-name="Table8.B2" office:value-type="string">
            <text:p text:style-name="P64"/>
          </table:table-cell>
        </table:table-row>
        <table:table-row>
          <table:table-cell table:style-name="Table8.A2" office:value-type="string">
            <text:p text:style-name="P64">SINT</text:p>
          </table:table-cell>
          <table:table-cell table:style-name="Table8.B2" office:value-type="string">
            <text:p text:style-name="P64"/>
          </table:table-cell>
        </table:table-row>
        <table:table-row>
          <table:table-cell table:style-name="Table8.A2" office:value-type="string">
            <text:p text:style-name="P64">UINT</text:p>
          </table:table-cell>
          <table:table-cell table:style-name="Table8.B2" office:value-type="string">
            <text:p text:style-name="P64"/>
          </table:table-cell>
        </table:table-row>
        <table:table-row>
          <table:table-cell table:style-name="Table8.A2" office:value-type="string">
            <text:p text:style-name="P64">INT</text:p>
          </table:table-cell>
          <table:table-cell table:style-name="Table8.B2" office:value-type="string">
            <text:p text:style-name="P64"/>
          </table:table-cell>
        </table:table-row>
        <table:table-row>
          <table:table-cell table:style-name="Table8.A2" office:value-type="string">
            <text:p text:style-name="P64">INT1DP</text:p>
          </table:table-cell>
          <table:table-cell table:style-name="Table8.B2" office:value-type="string">
            <text:p text:style-name="P64">An INT converted to a variable with 1 decimal place,</text:p>
            <text:p text:style-name="P64">i.e. 637 in the PLC is 63.7 in the JavaScript variable.</text:p>
          </table:table-cell>
        </table:table-row>
        <table:table-row>
          <table:table-cell table:style-name="Table8.A2" office:value-type="string">
            <text:p text:style-name="P64">UDINT</text:p>
          </table:table-cell>
          <table:table-cell table:style-name="Table8.B2" office:value-type="string">
            <text:p text:style-name="P64"/>
          </table:table-cell>
        </table:table-row>
        <table:table-row>
          <table:table-cell table:style-name="Table8.A2" office:value-type="string">
            <text:p text:style-name="P64">DINT</text:p>
          </table:table-cell>
          <table:table-cell table:style-name="Table8.B2" office:value-type="string">
            <text:p text:style-name="P64"/>
          </table:table-cell>
        </table:table-row>
        <table:table-row>
          <table:table-cell table:style-name="Table8.A2" office:value-type="string">
            <text:p text:style-name="P64">TIME</text:p>
          </table:table-cell>
          <table:table-cell table:style-name="Table8.B2" office:value-type="string">
            <text:p text:style-name="P64">Without formatting the value must be specified in milliseconds. See chapter 9 for formatting parameters.</text:p>
          </table:table-cell>
        </table:table-row>
        <table:table-row>
          <table:table-cell table:style-name="Table8.A2" office:value-type="string">
            <text:p text:style-name="P64">TOD</text:p>
          </table:table-cell>
          <table:table-cell table:style-name="Table8.B2" office:value-type="string">
            <text:p text:style-name="P64">The value has to be a JS date object or a string (i.e. „21:33“).</text:p>
          </table:table-cell>
        </table:table-row>
        <table:table-row>
          <table:table-cell table:style-name="Table8.A2" office:value-type="string">
            <text:p text:style-name="P64">DT</text:p>
          </table:table-cell>
          <table:table-cell table:style-name="Table8.B2" office:value-type="string">
            <text:p text:style-name="P64">The value has to be a JS date object.</text:p>
          </table:table-cell>
        </table:table-row>
        <table:table-row>
          <table:table-cell table:style-name="Table8.A2" office:value-type="string">
            <text:p text:style-name="P64">DATE</text:p>
          </table:table-cell>
          <table:table-cell table:style-name="Table8.B2" office:value-type="string">
            <text:p text:style-name="P64">The value has to be a JS date object.</text:p>
          </table:table-cell>
        </table:table-row>
        <table:table-row>
          <table:table-cell table:style-name="Table8.A2" office:value-type="string">
            <text:p text:style-name="P64">REAL</text:p>
          </table:table-cell>
          <table:table-cell table:style-name="Table8.B2" office:value-type="string">
            <text:p text:style-name="P66"/>
          </table:table-cell>
        </table:table-row>
        <table:table-row>
          <table:table-cell table:style-name="Table8.A2" office:value-type="string">
            <text:p text:style-name="P64">LREAL</text:p>
          </table:table-cell>
          <table:table-cell table:style-name="Table8.B2" office:value-type="string">
            <text:p text:style-name="P64"/>
          </table:table-cell>
        </table:table-row>
        <table:table-row>
          <table:table-cell table:style-name="Table8.A2" office:value-type="string">
            <text:p text:style-name="P64">STRING</text:p>
          </table:table-cell>
          <table:table-cell table:style-name="Table8.B2" office:value-type="string">
            <text:p text:style-name="P64"/>
          </table:table-cell>
        </table:table-row>
        <table:table-row>
          <table:table-cell table:style-name="Table8.A2" office:value-type="string">
            <text:p text:style-name="P64">User defined types</text:p>
          </table:table-cell>
          <table:table-cell table:style-name="Table8.B2" office:value-type="string">
            <text:p text:style-name="P64">Arrays, structures and arrays of structures are supported.</text:p>
          </table:table-cell>
        </table:table-row>
      </table:table>
      <text:p text:style-name="Standard"/>
      <text:p text:style-name="Standard"/>
      <text:p text:style-name="Standard"/>
      <text:p text:style-name="Standard"/>
      <text:h text:style-name="Heading_20_3" text:outline-level="3"><text:soft-page-break/><text:span text:style-name="T1">Parameters</text:span><text:span text:style-name="T2"> (Type, Required, Default)</text:span></text:h>
      <table:table table:name="Table9" table:style-name="Table9">
        <table:table-column table:style-name="Table9.A"/>
        <table:table-row>
          <table:table-cell table:style-name="Table9.A1" office:value-type="string">
            <text:p text:style-name="Text_20_body"><text:span text:style-name="T18">debug </text:span><text:span text:style-name="T35">(boolean, optional, false)</text:span></text:p>
            <text:p text:style-name="P80">If this option is set to true all internal used information of the request is written to the console.</text:p>
          </table:table-cell>
        </table:table-row>
        <table:table-row>
          <table:table-cell table:style-name="Table9.A2" office:value-type="string">
            <text:p text:style-name="Text_20_body"><text:span text:style-name="T18">id </text:span><text:span text:style-name="T35">(number, optional, undefined)</text:span></text:p>
            <text:p text:style-name="P8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9.A2" office:value-type="string">
            <text:p text:style-name="Text_20_body"><text:span text:style-name="T18">items</text:span><text:span text:style-name="T35"> (array, required, undefined)</text:span></text:p>
            <text:p text:style-name="P80">An array of objects containing the allocation of PLC and JavaScript variables (adresses, names and types). </text:p>
          </table:table-cell>
        </table:table-row>
        <table:table-row>
          <table:table-cell table:style-name="Table9.A2" office:value-type="string">
            <text:p text:style-name="Text_20_body"><text:span text:style-name="T18">oc </text:span><text:span text:style-name="T35">(function, optional, undefined)</text:span></text:p>
            <text:p text:style-name="P87">A function wich will be executed after the request has finished sucessfully.</text:p>
          </table:table-cell>
        </table:table-row>
        <table:table-row>
          <table:table-cell table:style-name="Table9.A2" office:value-type="string">
            <text:p text:style-name="Text_20_body"><text:span text:style-name="T18">ocd </text:span><text:span text:style-name="T35">(number, optional, undefined)</text:span></text:p>
            <text:p text:style-name="P87">A value of milliseconds for delaying the on-complete-function.</text:p>
          </table:table-cell>
        </table:table-row>
        <table:table-row>
          <table:table-cell table:style-name="Table9.A2" office:value-type="string">
            <text:p text:style-name="Text_20_body"><text:span text:style-name="T18">sync </text:span><text:span text:style-name="T35">(b</text:span>oolean, optional, undefined<text:span text:style-name="T35">)</text:span></text:p>
            <text:p text:style-name="P93">A synchronous XMLHttpRequests is used if this option is set to „true“. This means that a script waits until the request is finished. The option overrides by the „syncXmlHttp“ parameter of the client definition.</text:p>
          </table:table-cell>
        </table:table-row>
      </table:table>
      <text:h text:style-name="P142" text:outline-level="3"/>
      <text:p text:style-name="P23"/>
      <text:p text:style-name="P23"/>
      <text:p text:style-name="P23"/>
      <text:p text:style-name="Text_20_body"/>
      <text:p text:style-name="Text_20_body"/>
      <text:p text:style-name="Text_20_body"/>
      <text:h text:style-name="P142" text:outline-level="3"><text:soft-page-break/>Common Item Parameters<text:span text:style-name="T18"> (Type, Required, Default)</text:span></text:h>
      <table:table table:name="Table10" table:style-name="Table10">
        <table:table-column table:style-name="Table10.A"/>
        <table:table-row>
          <table:table-cell table:style-name="Table10.A1" office:value-type="string">
            <text:p text:style-name="P30"><text:span text:style-name="T1">name</text:span><text:span text:style-name="T3"> (string, </text:span><text:span text:style-name="T13">required</text:span><text:span text:style-name="T3">, undefined)</text:span></text:p>
            <text:p text:style-name="P82">The name of the PLC variable.</text:p>
          </table:table-cell>
        </table:table-row>
        <table:table-row>
          <table:table-cell table:style-name="Table10.A2" office:value-type="string">
            <text:p text:style-name="Text_20_body"><text:span text:style-name="T18">type </text:span><text:span text:style-name="T35">(string, optional, undefined)</text:span></text:p>
            <text:p text:style-name="P80">The type of the PLC variable. Can also contain a formatting part for some types. Look at chapter 9 for more information.<text:span text:style-name="T35">The type is detected automatically, set it only if you know what you are doing.</text:span></text:p>
          </table:table-cell>
        </table:table-row>
        <table:table-row>
          <table:table-cell table:style-name="Table10.A2" office:value-type="string">
            <text:p text:style-name="P41"><text:span text:style-name="T22">handle</text:span><text:span text:style-name="T18"> </text:span><text:span text:style-name="T35">(b</text:span>oolean, optional, undefined<text:span text:style-name="T35">)</text:span></text:p>
            <text:p text:style-name="P96"><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table-cell table:style-name="Table10.A2" office:value-type="string">
            <text:p text:style-name="Text_20_body"><text:span text:style-name="T18">val </text:span><text:span text:style-name="T35">(boolean|number|string, required, undefined)</text:span></text:p>
            <text:p text:style-name="P80"><text:span text:style-name="T35">The value to send to the PLC. </text:span><text:span text:style-name="T3">Can also be specified as a variable (even a local definend one).</text:span></text:p>
          </table:table-cell>
        </table:table-row>
      </table:table>
      <text:p text:style-name="Text_20_body"/>
      <text:p text:style-name="Text_20_body"/>
      <text:p text:style-name="Text_20_body"/>
      <text:p text:style-name="Text_20_body"/>
      <text:h text:style-name="Heading_20_3" text:outline-level="3"><text:span text:style-name="T1">Type Dependent Item Parameters</text:span><text:span text:style-name="T2"> (Type, Required, Default)</text:span></text:h>
      <table:table table:name="Table11" table:style-name="Table11">
        <table:table-column table:style-name="Table11.A"/>
        <table:table-row>
          <table:table-cell table:style-name="Table11.A1" office:value-type="string">
            <text:p text:style-name="Text_20_body"><text:span text:style-name="T18">def</text:span><text:span text:style-name="T3"> (object, required if the PLC variable is a structure or an array of structures, undefined)</text:span></text:p>
            <text:p text:style-name="P111">For structures and arrays of structures: An object containing information about the structure definition. See chapter 7.</text:p>
          </table:table-cell>
        </table:table-row>
        <table:table-row>
          <table:table-cell table:style-name="Table11.A2" office:value-type="string">
            <text:p text:style-name="Text_20_body"><text:span text:style-name="T18">format</text:span><text:span text:style-name="T3"> (string, optional, undefined)</text:span></text:p>
            <text:p text:style-name="P112">For data type TIME: A string containing information of the time base (i.e. „#m for minutes“).</text:p>
          </table:table-cell>
        </table:table-row>
        <table:table-row>
          <table:table-cell table:style-name="Table11.A2" office:value-type="string">
            <text:p text:style-name="Text_20_body"><text:span text:style-name="T18">strlen</text:span><text:span text:style-name="T3"> (number, optional, undefined)</text:span></text:p>
            <text:p text:style-name="P116">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23">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56"/><text:p text:style-name="P56"><text:tab/>PLC.readBool({</text:p><text:p text:style-name="P56"><text:s text:c="4"/><text:tab/><text:tab/>name: "MAIN.BoolVar",</text:p><text:p text:style-name="P56"><text:tab/><text:tab/>jvar: "myVar"</text:p><text:p text:style-name="P56"><text:s text:c="12"/>});</text:p><text:p text:style-name="P56"/></draw:text-box></draw:frame></text:p>
      <text:p text:style-name="Text_20_body">I have tried to keep the syntax short, so it's no problem to write the commands in a single line:</text:p>
      <text:p text:style-name="P23"><draw:frame draw:style-name="fr3" draw:name="Rahmen7" text:anchor-type="paragraph" svg:width="16.956cm" draw:z-index="6"><draw:text-box fo:min-height="2.224cm"><text:p text:style-name="P56"/><text:p text:style-name="P56"><text:tab/>PLC.readBool({name: "MAIN.BoolVar", jvar: "myVar"});</text:p><text:p text:style-name="P56"/></draw:text-box></draw:frame><draw:frame draw:style-name="fr3" draw:name="Rahmen9" text:anchor-type="paragraph" svg:width="16.956cm" draw:z-index="5"><draw:text-box fo:min-height="2.224cm"><text:p text:style-name="P56"/><text:p text:style-name="P56"><text:tab/>PLC.writeInt({addr: "%MB106", val: 2635});</text:p><text:p text:style-name="P56"/></draw:text-box></draw:frame></text:p>
      <text:p text:style-name="P23">An example of reading a global string variable:</text:p>
      <text:p text:style-name="P23"><draw:frame draw:style-name="fr3" draw:name="Rahmen13" text:anchor-type="paragraph" svg:width="16.956cm" draw:z-index="8"><draw:text-box fo:min-height="4.367cm"><text:p text:style-name="P56"/><text:p text:style-name="P56"><text:tab/>PLC.readString({</text:p><text:p text:style-name="P56"><text:s text:c="4"/><text:tab/><text:tab/>name: ".StringVar",</text:p><text:p text:style-name="P56"><text:tab/><text:tab/>jvar: "myVar"</text:p><text:p text:style-name="P56"><text:s text:c="12"/>});</text:p><text:p text:style-name="P56"/></draw:text-box></draw:frame></text:p>
      <text:p text:style-name="P23"/>
      <text:p text:style-name="P23"/>
      <text:p text:style-name="P23"/>
      <text:p text:style-name="P23"/>
      <text:p text:style-name="P23"><text:soft-page-break/>An example of reading a PLC REAL value with rounding it to 1 decimal place. 100 ms after completing the request an alert window will be opened for displaying the value.</text:p>
      <text:p text:style-name="P23"><draw:frame draw:style-name="fr3" draw:name="Rahmen14" text:anchor-type="paragraph" svg:width="16.956cm" draw:z-index="9"><draw:text-box fo:min-height="4.367cm"><text:p text:style-name="P56"/><text:p text:style-name="P56"><text:tab/>PLC.readReal({</text:p><text:p text:style-name="P56"><text:s text:c="4"/><text:tab/><text:tab/>name: "MAIN.RealVar",</text:p><text:p text:style-name="P56"><text:tab/><text:tab/>dp: 1,</text:p><text:p text:style-name="P56"><text:tab/><text:tab/>jvar: "myVar",</text:p><text:p text:style-name="P56"><text:tab/><text:tab/>ocd: 100,</text:p><text:p text:style-name="P56"><text:tab/><text:tab/>oc: function() {</text:p><text:p text:style-name="P56"><text:tab/><text:tab/><text:tab/>alert("Value: " + myVar);</text:p><text:p text:style-name="P56"><text:tab/><text:tab/>}</text:p><text:p text:style-name="P56"><text:s text:c="12"/>});</text:p><text:p text:style-name="P56"/></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62">PLC Data Type</text:p>
          </table:table-cell>
          <table:table-cell table:style-name="Tabelle18.A1" office:value-type="string">
            <text:p text:style-name="P62">Method</text:p>
          </table:table-cell>
          <table:table-cell table:style-name="Tabelle18.C1" office:value-type="string">
            <text:p text:style-name="P62">Note</text:p>
          </table:table-cell>
        </table:table-row>
        <table:table-row>
          <table:table-cell table:style-name="Tabelle18.A2" office:value-type="string">
            <text:p text:style-name="P64">BOOL</text:p>
          </table:table-cell>
          <table:table-cell table:style-name="Tabelle18.A2" office:value-type="string">
            <text:p text:style-name="P64">readBool</text:p>
          </table:table-cell>
          <table:table-cell table:style-name="Tabelle18.C2" office:value-type="string">
            <text:p text:style-name="P64"/>
          </table:table-cell>
        </table:table-row>
        <table:table-row>
          <table:table-cell table:style-name="Tabelle18.A2" office:value-type="string">
            <text:p text:style-name="P64">BYTE</text:p>
          </table:table-cell>
          <table:table-cell table:style-name="Tabelle18.A2" office:value-type="string">
            <text:p text:style-name="P64">readByte</text:p>
          </table:table-cell>
          <table:table-cell table:style-name="Tabelle18.C2" office:value-type="string">
            <text:p text:style-name="P64">Basically the same as „readUsint“.</text:p>
          </table:table-cell>
        </table:table-row>
        <table:table-row>
          <table:table-cell table:style-name="Tabelle18.A2" office:value-type="string">
            <text:p text:style-name="P64">WORD</text:p>
          </table:table-cell>
          <table:table-cell table:style-name="Tabelle18.A2" office:value-type="string">
            <text:p text:style-name="P64">readWord</text:p>
          </table:table-cell>
          <table:table-cell table:style-name="Tabelle18.C2" office:value-type="string">
            <text:p text:style-name="P64">Basically the same as „readUint“.</text:p>
          </table:table-cell>
        </table:table-row>
        <table:table-row>
          <table:table-cell table:style-name="Tabelle18.A2" office:value-type="string">
            <text:p text:style-name="P64">DWORD</text:p>
          </table:table-cell>
          <table:table-cell table:style-name="Tabelle18.A2" office:value-type="string">
            <text:p text:style-name="P64">readDword</text:p>
          </table:table-cell>
          <table:table-cell table:style-name="Tabelle18.C2" office:value-type="string">
            <text:p text:style-name="P64">Basically the same as „readUdint“.</text:p>
          </table:table-cell>
        </table:table-row>
        <table:table-row>
          <table:table-cell table:style-name="Tabelle18.A2" office:value-type="string">
            <text:p text:style-name="P64">USINT</text:p>
          </table:table-cell>
          <table:table-cell table:style-name="Tabelle18.A2" office:value-type="string">
            <text:p text:style-name="P64">readUsint</text:p>
          </table:table-cell>
          <table:table-cell table:style-name="Tabelle18.C2" office:value-type="string">
            <text:p text:style-name="P64"/>
          </table:table-cell>
        </table:table-row>
        <table:table-row>
          <table:table-cell table:style-name="Tabelle18.A2" office:value-type="string">
            <text:p text:style-name="P64">SINT</text:p>
          </table:table-cell>
          <table:table-cell table:style-name="Tabelle18.A2" office:value-type="string">
            <text:p text:style-name="P64">readSint</text:p>
          </table:table-cell>
          <table:table-cell table:style-name="Tabelle18.C2" office:value-type="string">
            <text:p text:style-name="P64"/>
          </table:table-cell>
        </table:table-row>
        <table:table-row>
          <table:table-cell table:style-name="Tabelle18.A2" office:value-type="string">
            <text:p text:style-name="P64">UINT</text:p>
          </table:table-cell>
          <table:table-cell table:style-name="Tabelle18.A2" office:value-type="string">
            <text:p text:style-name="P64">readUint</text:p>
          </table:table-cell>
          <table:table-cell table:style-name="Tabelle18.C2" office:value-type="string">
            <text:p text:style-name="P64"/>
          </table:table-cell>
        </table:table-row>
        <table:table-row>
          <table:table-cell table:style-name="Tabelle18.A2" office:value-type="string">
            <text:p text:style-name="P64">INT</text:p>
          </table:table-cell>
          <table:table-cell table:style-name="Tabelle18.A2" office:value-type="string">
            <text:p text:style-name="P64">readInt</text:p>
          </table:table-cell>
          <table:table-cell table:style-name="Tabelle18.C2" office:value-type="string">
            <text:p text:style-name="P64"/>
          </table:table-cell>
        </table:table-row>
        <table:table-row>
          <table:table-cell table:style-name="Tabelle18.A2" office:value-type="string">
            <text:p text:style-name="P64">INT</text:p>
          </table:table-cell>
          <table:table-cell table:style-name="Tabelle18.A2" office:value-type="string">
            <text:p text:style-name="P64">readInt1Dp</text:p>
          </table:table-cell>
          <table:table-cell table:style-name="Tabelle18.C2" office:value-type="string">
            <text:p text:style-name="P64">An INT converted to a variable with 1 decimal place,</text:p>
            <text:p text:style-name="P64">i.e. 637 in the PLC is 63.7 in the JavaScript variable.</text:p>
          </table:table-cell>
        </table:table-row>
        <table:table-row>
          <table:table-cell table:style-name="Tabelle18.A2" office:value-type="string">
            <text:p text:style-name="P64">UDINT</text:p>
          </table:table-cell>
          <table:table-cell table:style-name="Tabelle18.A2" office:value-type="string">
            <text:p text:style-name="P64">readUdint</text:p>
          </table:table-cell>
          <table:table-cell table:style-name="Tabelle18.C2" office:value-type="string">
            <text:p text:style-name="P64"/>
          </table:table-cell>
        </table:table-row>
        <table:table-row>
          <table:table-cell table:style-name="Tabelle18.A2" office:value-type="string">
            <text:p text:style-name="P64">DINT</text:p>
          </table:table-cell>
          <table:table-cell table:style-name="Tabelle18.A2" office:value-type="string">
            <text:p text:style-name="P64">readDint</text:p>
          </table:table-cell>
          <table:table-cell table:style-name="Tabelle18.C2" office:value-type="string">
            <text:p text:style-name="P64"/>
          </table:table-cell>
        </table:table-row>
        <table:table-row>
          <table:table-cell table:style-name="Tabelle18.A2" office:value-type="string">
            <text:p text:style-name="P64">TIME</text:p>
          </table:table-cell>
          <table:table-cell table:style-name="Tabelle18.A2" office:value-type="string">
            <text:p text:style-name="P64">readTime</text:p>
          </table:table-cell>
          <table:table-cell table:style-name="Tabelle18.C2" office:value-type="string">
            <text:p text:style-name="P64">With the „format“-parameter set the time value is converted to a formatted string, otherwise the output is a string with a value in milliseconds.</text:p>
          </table:table-cell>
        </table:table-row>
        <table:table-row>
          <table:table-cell table:style-name="Tabelle18.A2" office:value-type="string">
            <text:p text:style-name="P64">TOD</text:p>
          </table:table-cell>
          <table:table-cell table:style-name="Tabelle18.A2" office:value-type="string">
            <text:p text:style-name="P64">readTod</text:p>
          </table:table-cell>
          <table:table-cell table:style-name="Tabelle18.C2" office:value-type="string">
            <text:p text:style-name="P64">With the „format“-parameter set the time value is converted to a formatted string, otherwise the output is a date object.</text:p>
          </table:table-cell>
        </table:table-row>
        <table:table-row>
          <table:table-cell table:style-name="Tabelle18.A2" office:value-type="string">
            <text:p text:style-name="P64">DT</text:p>
          </table:table-cell>
          <table:table-cell table:style-name="Tabelle18.A2" office:value-type="string">
            <text:p text:style-name="P64">readDt</text:p>
          </table:table-cell>
          <table:table-cell table:style-name="Tabelle18.C2" office:value-type="string">
            <text:p text:style-name="P64">With the „format“-parameter set the time value is converted to a formatted string, otherwise the output is a date object.</text:p>
          </table:table-cell>
        </table:table-row>
        <table:table-row>
          <table:table-cell table:style-name="Tabelle18.A2" office:value-type="string">
            <text:p text:style-name="P64">DATE</text:p>
          </table:table-cell>
          <table:table-cell table:style-name="Tabelle18.A2" office:value-type="string">
            <text:p text:style-name="P64">readDate</text:p>
          </table:table-cell>
          <table:table-cell table:style-name="Tabelle18.C2" office:value-type="string">
            <text:p text:style-name="P64">With the „format“-parameter set the time value is converted to a formatted string, otherwise the output is a date object.</text:p>
          </table:table-cell>
        </table:table-row>
        <table:table-row>
          <table:table-cell table:style-name="Tabelle18.A2" office:value-type="string">
            <text:p text:style-name="P64">REAL</text:p>
          </table:table-cell>
          <table:table-cell table:style-name="Tabelle18.A2" office:value-type="string">
            <text:p text:style-name="P64">readReal</text:p>
          </table:table-cell>
          <table:table-cell table:style-name="Tabelle18.C2" office:value-type="string">
            <text:p text:style-name="P64">Has a special formatting parameter „dp“ to set the number of the decimal places. <text:span text:style-name="T1">For issues with converting REAL variables see chapter 10.1.</text:span></text:p>
          </table:table-cell>
        </table:table-row>
        <table:table-row>
          <table:table-cell table:style-name="Tabelle18.A2" office:value-type="string">
            <text:p text:style-name="P64">LREAL</text:p>
          </table:table-cell>
          <table:table-cell table:style-name="Tabelle18.A2" office:value-type="string">
            <text:p text:style-name="P64">readLreal</text:p>
          </table:table-cell>
          <table:table-cell table:style-name="Tabelle18.C2" office:value-type="string">
            <text:p text:style-name="P64">Has a special formatting parameter „dp“ to set the number of the decimal places. </text:p>
          </table:table-cell>
        </table:table-row>
        <table:table-row>
          <table:table-cell table:style-name="Tabelle18.A2" office:value-type="string">
            <text:p text:style-name="P64">STRING</text:p>
          </table:table-cell>
          <table:table-cell table:style-name="Tabelle18.A2" office:value-type="string">
            <text:p text:style-name="P64">readString</text:p>
          </table:table-cell>
          <table:table-cell table:style-name="Tabelle18.C2" office:value-type="string">
            <text:p text:style-name="P64"/>
          </table:table-cell>
        </table:table-row>
      </table:table>
      <text:p text:style-name="Standard"/>
      <text:h text:style-name="P142" text:outline-level="3"><text:soft-page-break/>Common Parameters<text:span text:style-name="T18"> (Type, Required, Default)</text:span></text:h>
      <table:table table:name="Tabelle6" table:style-name="Tabelle6">
        <table:table-column table:style-name="Tabelle6.A"/>
        <table:table-row>
          <table:table-cell table:style-name="Tabelle6.A1" office:value-type="string">
            <text:p text:style-name="P30"><text:span text:style-name="T1">addr</text:span><text:span text:style-name="T3"> (string, </text:span><text:span text:style-name="T13">required if the „name“ parameter in not set</text:span><text:span text:style-name="T3">, undefined)</text:span></text:p>
            <text:p text:style-name="P81">The address of the PLC variable, can be used to read variables with fixed addresses. However, I recommend to use the „name“ parameter instead</text:p>
          </table:table-cell>
        </table:table-row>
        <table:table-row>
          <table:table-cell table:style-name="Tabelle6.A2" office:value-type="string">
            <text:p text:style-name="P30"><text:span text:style-name="T1">name</text:span><text:span text:style-name="T3"> (string, </text:span><text:span text:style-name="T13">required if the „addr“ parameter in not set</text:span><text:span text:style-name="T3">, undefined)</text:span></text:p>
            <text:p text:style-name="P82">The name of the PLC variable.</text:p>
          </table:table-cell>
        </table:table-row>
        <table:table-row>
          <table:table-cell table:style-name="Tabelle6.A2" office:value-type="string">
            <text:p text:style-name="Text_20_body"><text:span text:style-name="T18">debug</text:span><text:span text:style-name="T35"> (boolean, optional, false)</text:span></text:p>
            <text:p text:style-name="P106">If this option is set to true all internal used information of the request is written to the console.</text:p>
          </table:table-cell>
        </table:table-row>
        <table:table-row>
          <table:table-cell table:style-name="Tabelle6.A2" office:value-type="string">
            <text:p text:style-name="Text_20_body"><text:span text:style-name="T18">id </text:span><text:span text:style-name="T35">(number, optional, undefined)</text:span></text:p>
            <text:p text:style-name="P8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18">jvar</text:span><text:span text:style-name="T35"> (string, required, undefined)</text:span></text:p>
            <text:p text:style-name="P112"><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P41"><text:span text:style-name="T22">handle</text:span><text:span text:style-name="T18"> </text:span><text:span text:style-name="T35">(b</text:span>oolean, optional, undefined<text:span text:style-name="T35">)</text:span></text:p>
            <text:p text:style-name="P96"><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table-cell table:style-name="Tabelle6.A2" office:value-type="string">
            <text:p text:style-name="Text_20_body"><text:span text:style-name="T18">oc</text:span><text:span text:style-name="T35"> (function, optional, undefined)</text:span></text:p>
            <text:p text:style-name="P116">A function wich will be executed after the request has finished sucessfully.</text:p>
          </table:table-cell>
        </table:table-row>
        <table:table-row table:style-name="Tabelle6.8">
          <table:table-cell table:style-name="Tabelle6.A2" office:value-type="string">
            <text:p text:style-name="Text_20_body"><text:span text:style-name="T18">ocd</text:span><text:span text:style-name="T35"> (number, optional, undefined)</text:span></text:p>
            <text:p text:style-name="P116">A value of milliseconds for delaying the on-complete-function.</text:p>
          </table:table-cell>
        </table:table-row>
        <text:soft-page-break/>
        <table:table-row>
          <table:table-cell table:style-name="Tabelle6.A2" office:value-type="string">
            <text:p text:style-name="Text_20_body"><text:span text:style-name="T18">prefix </text:span><text:span text:style-name="T35">(string, optional, undefined)</text:span></text:p>
            <text:p text:style-name="P80">An optional string wich can be added to the data. The data value will be converted to a string with the prefix inserted <text:span text:style-name="T18">before</text:span> the value.</text:p>
          </table:table-cell>
        </table:table-row>
        <table:table-row>
          <table:table-cell table:style-name="Tabelle6.A2" office:value-type="string">
            <text:p text:style-name="Text_20_body"><text:span text:style-name="T18">suffix </text:span><text:span text:style-name="T35">(string, optional, undefined)</text:span></text:p>
            <text:p text:style-name="P81"><text:span text:style-name="T35">An optional string wich can be added to the data. The data value will be converted to a string <text:s/>with the suffix inserted </text:span><text:span text:style-name="T18">after</text:span><text:span text:style-name="T35"> the value.</text:span></text:p>
          </table:table-cell>
        </table:table-row>
        <table:table-row>
          <table:table-cell table:style-name="Tabelle6.A2" office:value-type="string">
            <text:p text:style-name="Text_20_body"><text:span text:style-name="T18">sync </text:span><text:span text:style-name="T35">(b</text:span>oolean, optional, undefined<text:span text:style-name="T35">)</text:span></text:p>
            <text:p text:style-name="P93">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113">For data types REAL and LREAL: The number of decimal places. For issues with converting REAL variables see chapter 10.1.</text:p>
          </table:table-cell>
        </table:table-row>
        <table:table-row>
          <table:table-cell table:style-name="Tabelle9.A2" office:value-type="string">
            <text:p text:style-name="Text_20_body"><text:span text:style-name="T18">format</text:span><text:span text:style-name="T3"> (string, optional, undefined)</text:span></text:p>
            <text:p text:style-name="P112">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9.A2" office:value-type="string">
            <text:p text:style-name="Text_20_body"><text:span text:style-name="T18">strlen</text:span><text:span text:style-name="T3"> (number, required if the „addr“ parameter is used, undefined)</text:span></text:p>
            <text:p text:style-name="P116">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23"><text:s/><text:span text:style-name="T30">An example of writing an integer:</text:span></text:p>
      <text:p text:style-name="P24"><draw:frame draw:style-name="fr3" draw:name="Rahmen10" text:anchor-type="paragraph" svg:width="16.956cm" draw:z-index="10"><draw:text-box fo:min-height="4.117cm"><text:p text:style-name="P56"/><text:p text:style-name="P56"><text:tab/>PLC.writeInt({</text:p><text:p text:style-name="P56"><text:tab/><text:tab/>name: "MAIN.IntVar",</text:p><text:p text:style-name="P56"><text:tab/><text:tab/>val: 2635</text:p><text:p text:style-name="P56"><text:tab/>});</text:p><text:p text:style-name="P56"/></draw:text-box></draw:frame></text:p>
      <text:p text:style-name="P24">Set a global boolean PLC variable to „true“ and 1 second later to „false“:</text:p>
      <text:p text:style-name="P24"><draw:frame draw:style-name="fr3" draw:name="Rahmen16" text:anchor-type="paragraph" svg:width="16.956cm" draw:z-index="11"><draw:text-box fo:min-height="2.224cm"><text:p text:style-name="P56"/><text:p text:style-name="P56"><text:tab/>PLC.writeBool({</text:p><text:p text:style-name="P56"><text:tab/><text:tab/>name: ".BoolVar",</text:p><text:p text:style-name="P56"><text:tab/><text:tab/>val: true,</text:p><text:p text:style-name="P56"><text:tab/><text:tab/>ocd: 1000,</text:p><text:p text:style-name="P56"><text:tab/><text:tab/>oc: function() {</text:p><text:p text:style-name="P56"><text:tab/><text:tab/><text:tab/>PLC.writeBool({name: ".boolVar", val: false});</text:p><text:p text:style-name="P56"><text:tab/><text:tab/>}</text:p><text:p text:style-name="P56"><text:tab/>});</text:p><text:p text:style-name="P56"/></draw:text-box></draw:frame></text:p>
      <text:p text:style-name="P24">Write a time variable with a value of 15 minutes:</text:p>
      <text:p text:style-name="P24"><draw:frame draw:style-name="fr3" draw:name="Rahmen17" text:anchor-type="paragraph" svg:width="16.956cm" draw:z-index="12"><draw:text-box fo:min-height="4.944cm"><text:p text:style-name="P56"/><text:p text:style-name="P56"><text:tab/>PLC.writeTIME({</text:p><text:p text:style-name="P56"><text:tab/><text:tab/>name: ".TimeVar",</text:p><text:p text:style-name="P56"><text:tab/><text:tab/>format: "#m",</text:p><text:p text:style-name="P56"><text:tab/><text:tab/>val: 15</text:p><text:p text:style-name="P56"><text:tab/>});</text:p><text:p text:style-name="P56"/></draw:text-box></draw:frame></text:p>
      <text:p text:style-name="P24"/>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62">PLC Data Type</text:p>
          </table:table-cell>
          <table:table-cell table:style-name="Tabelle10.A1" office:value-type="string">
            <text:p text:style-name="P62">Method</text:p>
          </table:table-cell>
          <table:table-cell table:style-name="Tabelle10.C1" office:value-type="string">
            <text:p text:style-name="P62">Note</text:p>
          </table:table-cell>
        </table:table-row>
        <table:table-row>
          <table:table-cell table:style-name="Tabelle10.A2" office:value-type="string">
            <text:p text:style-name="P64">BOOL</text:p>
          </table:table-cell>
          <table:table-cell table:style-name="Tabelle10.A2" office:value-type="string">
            <text:p text:style-name="P64">writeBool</text:p>
          </table:table-cell>
          <table:table-cell table:style-name="Tabelle10.C2" office:value-type="string">
            <text:p text:style-name="P64"/>
          </table:table-cell>
        </table:table-row>
        <table:table-row>
          <table:table-cell table:style-name="Tabelle10.A2" office:value-type="string">
            <text:p text:style-name="P64">BYTE</text:p>
          </table:table-cell>
          <table:table-cell table:style-name="Tabelle10.A2" office:value-type="string">
            <text:p text:style-name="P64">writeByte</text:p>
          </table:table-cell>
          <table:table-cell table:style-name="Tabelle10.C2" office:value-type="string">
            <text:p text:style-name="P64">Basically the same as „writeUsint“.</text:p>
          </table:table-cell>
        </table:table-row>
        <table:table-row>
          <table:table-cell table:style-name="Tabelle10.A2" office:value-type="string">
            <text:p text:style-name="P64">WORD</text:p>
          </table:table-cell>
          <table:table-cell table:style-name="Tabelle10.A2" office:value-type="string">
            <text:p text:style-name="P64">writeWord</text:p>
          </table:table-cell>
          <table:table-cell table:style-name="Tabelle10.C2" office:value-type="string">
            <text:p text:style-name="P64">Basically the same as „writeUint“.</text:p>
          </table:table-cell>
        </table:table-row>
        <table:table-row>
          <table:table-cell table:style-name="Tabelle10.A2" office:value-type="string">
            <text:p text:style-name="P64">DWORD</text:p>
          </table:table-cell>
          <table:table-cell table:style-name="Tabelle10.A2" office:value-type="string">
            <text:p text:style-name="P64">writeDword</text:p>
          </table:table-cell>
          <table:table-cell table:style-name="Tabelle10.C2" office:value-type="string">
            <text:p text:style-name="P64">Basically the same as „writeUdint“.</text:p>
          </table:table-cell>
        </table:table-row>
        <table:table-row>
          <table:table-cell table:style-name="Tabelle10.A2" office:value-type="string">
            <text:p text:style-name="P64">USINT</text:p>
          </table:table-cell>
          <table:table-cell table:style-name="Tabelle10.A2" office:value-type="string">
            <text:p text:style-name="P64">writeUsint</text:p>
          </table:table-cell>
          <table:table-cell table:style-name="Tabelle10.C2" office:value-type="string">
            <text:p text:style-name="P64"/>
          </table:table-cell>
        </table:table-row>
        <table:table-row>
          <table:table-cell table:style-name="Tabelle10.A2" office:value-type="string">
            <text:p text:style-name="P64">SINT</text:p>
          </table:table-cell>
          <table:table-cell table:style-name="Tabelle10.A2" office:value-type="string">
            <text:p text:style-name="P64">writeSint</text:p>
          </table:table-cell>
          <table:table-cell table:style-name="Tabelle10.C2" office:value-type="string">
            <text:p text:style-name="P64"/>
          </table:table-cell>
        </table:table-row>
        <table:table-row>
          <table:table-cell table:style-name="Tabelle10.A2" office:value-type="string">
            <text:p text:style-name="P64">UINT</text:p>
          </table:table-cell>
          <table:table-cell table:style-name="Tabelle10.A2" office:value-type="string">
            <text:p text:style-name="P64">writeUint</text:p>
          </table:table-cell>
          <table:table-cell table:style-name="Tabelle10.C2" office:value-type="string">
            <text:p text:style-name="P64"/>
          </table:table-cell>
        </table:table-row>
        <table:table-row>
          <table:table-cell table:style-name="Tabelle10.A2" office:value-type="string">
            <text:p text:style-name="P64">INT</text:p>
          </table:table-cell>
          <table:table-cell table:style-name="Tabelle10.A2" office:value-type="string">
            <text:p text:style-name="P64">writeInt</text:p>
          </table:table-cell>
          <table:table-cell table:style-name="Tabelle10.C2" office:value-type="string">
            <text:p text:style-name="P64"/>
          </table:table-cell>
        </table:table-row>
        <table:table-row>
          <table:table-cell table:style-name="Tabelle10.A2" office:value-type="string">
            <text:p text:style-name="P64">INT</text:p>
          </table:table-cell>
          <table:table-cell table:style-name="Tabelle10.A2" office:value-type="string">
            <text:p text:style-name="P64">writeInt1Dp</text:p>
          </table:table-cell>
          <table:table-cell table:style-name="Tabelle10.C2" office:value-type="string">
            <text:p text:style-name="P64">The JavaScript variable is <text:span text:style-name="T35">multiplied by 10 and converted to an integer, i.e. a value of 12.313 in JS is 123 in the PLC. </text:span></text:p>
          </table:table-cell>
        </table:table-row>
        <table:table-row>
          <table:table-cell table:style-name="Tabelle10.A2" office:value-type="string">
            <text:p text:style-name="P64">UDINT</text:p>
          </table:table-cell>
          <table:table-cell table:style-name="Tabelle10.A2" office:value-type="string">
            <text:p text:style-name="P64">writeUdint</text:p>
          </table:table-cell>
          <table:table-cell table:style-name="Tabelle10.C2" office:value-type="string">
            <text:p text:style-name="P64"/>
          </table:table-cell>
        </table:table-row>
        <table:table-row>
          <table:table-cell table:style-name="Tabelle10.A2" office:value-type="string">
            <text:p text:style-name="P64">DINT</text:p>
          </table:table-cell>
          <table:table-cell table:style-name="Tabelle10.A2" office:value-type="string">
            <text:p text:style-name="P64">writeDint</text:p>
          </table:table-cell>
          <table:table-cell table:style-name="Tabelle10.C2" office:value-type="string">
            <text:p text:style-name="P64"/>
          </table:table-cell>
        </table:table-row>
        <table:table-row>
          <table:table-cell table:style-name="Tabelle10.A2" office:value-type="string">
            <text:p text:style-name="P64">TIME</text:p>
          </table:table-cell>
          <table:table-cell table:style-name="Tabelle10.A2" office:value-type="string">
            <text:p text:style-name="P64">writeTime</text:p>
          </table:table-cell>
          <table:table-cell table:style-name="Tabelle10.C2" office:value-type="string">
            <text:p text:style-name="P64">Has a special parameter „format“. See chapter 10.3 for this.</text:p>
          </table:table-cell>
        </table:table-row>
        <table:table-row>
          <table:table-cell table:style-name="Tabelle10.A2" office:value-type="string">
            <text:p text:style-name="P64">TOD</text:p>
          </table:table-cell>
          <table:table-cell table:style-name="Tabelle10.A2" office:value-type="string">
            <text:p text:style-name="P64">writeTod</text:p>
          </table:table-cell>
          <table:table-cell table:style-name="Tabelle10.C2" office:value-type="string">
            <text:p text:style-name="P64">The value has to be a JS date object or a string (i.e. „21:33“).</text:p>
          </table:table-cell>
        </table:table-row>
        <table:table-row>
          <table:table-cell table:style-name="Tabelle10.A2" office:value-type="string">
            <text:p text:style-name="P64">DT</text:p>
          </table:table-cell>
          <table:table-cell table:style-name="Tabelle10.A2" office:value-type="string">
            <text:p text:style-name="P64">writeDt</text:p>
          </table:table-cell>
          <table:table-cell table:style-name="Tabelle10.C2" office:value-type="string">
            <text:p text:style-name="P64">The value has to be a JS date object.</text:p>
          </table:table-cell>
        </table:table-row>
        <table:table-row>
          <table:table-cell table:style-name="Tabelle10.A2" office:value-type="string">
            <text:p text:style-name="P64">DATE</text:p>
          </table:table-cell>
          <table:table-cell table:style-name="Tabelle10.A2" office:value-type="string">
            <text:p text:style-name="P64">writeDate</text:p>
          </table:table-cell>
          <table:table-cell table:style-name="Tabelle10.C2" office:value-type="string">
            <text:p text:style-name="P64">The value has to be a JS date object.</text:p>
          </table:table-cell>
        </table:table-row>
        <table:table-row>
          <table:table-cell table:style-name="Tabelle10.A2" office:value-type="string">
            <text:p text:style-name="P64">REAL</text:p>
          </table:table-cell>
          <table:table-cell table:style-name="Tabelle10.A2" office:value-type="string">
            <text:p text:style-name="P64">writeReal</text:p>
          </table:table-cell>
          <table:table-cell table:style-name="Tabelle10.C2" office:value-type="string">
            <text:p text:style-name="P66">For issues with converting REAL variables see chapter 10.1.</text:p>
          </table:table-cell>
        </table:table-row>
        <table:table-row>
          <table:table-cell table:style-name="Tabelle10.A2" office:value-type="string">
            <text:p text:style-name="P64">LREAL</text:p>
          </table:table-cell>
          <table:table-cell table:style-name="Tabelle10.A2" office:value-type="string">
            <text:p text:style-name="P64">writeLreal</text:p>
          </table:table-cell>
          <table:table-cell table:style-name="Tabelle10.C2" office:value-type="string">
            <text:p text:style-name="P66"/>
          </table:table-cell>
        </table:table-row>
        <table:table-row>
          <table:table-cell table:style-name="Tabelle10.A2" office:value-type="string">
            <text:p text:style-name="P64">STRING</text:p>
          </table:table-cell>
          <table:table-cell table:style-name="Tabelle10.A2" office:value-type="string">
            <text:p text:style-name="P64">writeString</text:p>
          </table:table-cell>
          <table:table-cell table:style-name="Tabelle10.C2" office:value-type="string">
            <text:p text:style-name="P64"/>
          </table:table-cell>
        </table:table-row>
      </table:table>
      <text:p text:style-name="P24"/>
      <text:p text:style-name="P24"/>
      <text:p text:style-name="P24"/>
      <text:p text:style-name="P24"/>
      <text:p text:style-name="P24"/>
      <text:p text:style-name="P24"/>
      <text:h text:style-name="P142" text:outline-level="3"><text:soft-page-break/>Common Parameters<text:span text:style-name="T18"> (Type, Required, Default)</text:span></text:h>
      <table:table table:name="Tabelle8" table:style-name="Tabelle8">
        <table:table-column table:style-name="Tabelle8.A"/>
        <table:table-row>
          <table:table-cell table:style-name="Tabelle8.A1" office:value-type="string">
            <text:p text:style-name="P30"><text:span text:style-name="T1">addr</text:span><text:span text:style-name="T3"> (string, </text:span><text:span text:style-name="T13">required if the „name“ parameter in not set</text:span><text:span text:style-name="T3">, undefined)</text:span></text:p>
            <text:p text:style-name="P81">The address of the PLC variable, can be used to write variables with fixed addresses. However, I recommend to use the „name“ parameter instead</text:p>
          </table:table-cell>
        </table:table-row>
        <table:table-row>
          <table:table-cell table:style-name="Tabelle8.A2" office:value-type="string">
            <text:p text:style-name="P30"><text:span text:style-name="T1">name</text:span><text:span text:style-name="T3"> (string, </text:span><text:span text:style-name="T13">required if the „addr“ parameter in not set</text:span><text:span text:style-name="T3">, undefined)</text:span></text:p>
            <text:p text:style-name="P82">The name of the PLC variable.</text:p>
          </table:table-cell>
        </table:table-row>
        <table:table-row>
          <table:table-cell table:style-name="Tabelle8.A2" office:value-type="string">
            <text:p text:style-name="Text_20_body"><text:span text:style-name="T18">debug</text:span><text:span text:style-name="T35"> (boolean, optional, false)</text:span></text:p>
            <text:p text:style-name="P106">If this option is set to true all internal used information of the request is written to the console.</text:p>
          </table:table-cell>
        </table:table-row>
        <table:table-row>
          <table:table-cell table:style-name="Tabelle8.A2" office:value-type="string">
            <text:p text:style-name="Text_20_body"><text:span text:style-name="T18">id </text:span><text:span text:style-name="T35">(number, optional, undefined)</text:span></text:p>
            <text:p text:style-name="P8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P41"><text:span text:style-name="T22">handle</text:span><text:span text:style-name="T18"> </text:span><text:span text:style-name="T35">(b</text:span>oolean, optional, undefined<text:span text:style-name="T35">)</text:span></text:p>
            <text:p text:style-name="P96"><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table-cell table:style-name="Tabelle8.A2" office:value-type="string">
            <text:p text:style-name="Text_20_body"><text:span text:style-name="T18">oc</text:span><text:span text:style-name="T35"> (function, optional, undefined)</text:span></text:p>
            <text:p text:style-name="P106">A function wich will be executed after the request has finished sucessfully.</text:p>
          </table:table-cell>
        </table:table-row>
        <table:table-row>
          <table:table-cell table:style-name="Tabelle8.A2" office:value-type="string">
            <text:p text:style-name="Text_20_body"><text:span text:style-name="T18">ocd</text:span><text:span text:style-name="T35"> (number, optional, undefined)</text:span></text:p>
            <text:p text:style-name="P106">A value of milliseconds for delaying the on-complete-function.</text:p>
          </table:table-cell>
        </table:table-row>
        <table:table-row table:style-name="Tabelle8.8">
          <table:table-cell table:style-name="Tabelle8.A2" office:value-type="string">
            <text:p text:style-name="Text_20_body"><text:span text:style-name="T18">val</text:span><text:span text:style-name="T35"> (boolean|number|string, required, undefined)</text:span></text:p>
            <text:p text:style-name="P104">The value to send to the PLC. Can also be specified as a variable (even a local definend one). </text:p>
          </table:table-cell>
        </table:table-row>
        <text:soft-page-break/>
        <table:table-row>
          <table:table-cell table:style-name="Tabelle8.A2" office:value-type="string">
            <text:p text:style-name="Text_20_body"><text:span text:style-name="T18">sync </text:span><text:span text:style-name="T35">(b</text:span>oolean, optional, undefined<text:span text:style-name="T35">)</text:span></text:p>
            <text:p text:style-name="P93">A synchronous XMLHttpRequests is used if this option is set to „true“. This means that a script waits until the request is finished. The option overrides by the „syncXmlHttp“ parameter of the client.</text:p>
          </table:table-cell>
        </table:table-row>
      </table:table>
      <text:p text:style-name="P24"/>
      <text:h text:style-name="P142" text:outline-level="3">Type Dependent Parameters<text:span text:style-name="T18"> (Type, Required, Default)</text:span></text:h>
      <table:table table:name="Tabelle11" table:style-name="Tabelle11">
        <table:table-column table:style-name="Tabelle11.A"/>
        <table:table-row>
          <table:table-cell table:style-name="Tabelle11.A1" office:value-type="string">
            <text:p text:style-name="Text_20_body"><text:span text:style-name="T18">strlen</text:span><text:span text:style-name="T3"> (number, required if the „addr“ parameter is used, undefined)</text:span></text:p>
            <text:p text:style-name="P115">For data type STRING: The defined lenght of the string in the PLC. If the varible is accessed by name the value is detected automatically, it should only be set if you use the „addr“-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7"><draw:text-box fo:min-height="4.475cm"><text:p text:style-name="P56"/><text:p text:style-name="P56"><text:tab/>PLC.readArrayOfString({</text:p><text:p text:style-name="P56"><text:tab/><text:tab/>name: ".StringArray",</text:p><text:p text:style-name="P56"><text:tab/><text:tab/>jvar: "myArray"</text:p><text:p text:style-name="P56"><text:tab/>});</text:p><text:p text:style-name="P56"/></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56"/><text:p text:style-name="P56"><text:tab/>PLC.readArrayOfDate({</text:p><text:p text:style-name="P56"><text:tab/><text:tab/>name: "MAIN.DateArray",</text:p><text:p text:style-name="P56"><text:tab/><text:tab/>format: "#WEEKDAY#, #DD#.#MM#.#YYYY",</text:p><text:p text:style-name="P56"><text:tab/><text:tab/>jvar: "myArray"</text:p><text:p text:style-name="P56"><text:tab/>});</text:p><text:p text:style-name="P56"/></draw:text-box></draw:frame></text:p>
      <text:p text:style-name="Text_20_body"/>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62">PLC Data Type</text:p>
          </table:table-cell>
          <table:table-cell table:style-name="Tabelle12.A1" office:value-type="string">
            <text:p text:style-name="P62">Method</text:p>
          </table:table-cell>
          <table:table-cell table:style-name="Tabelle12.C1" office:value-type="string">
            <text:p text:style-name="P62">Note</text:p>
          </table:table-cell>
        </table:table-row>
        <table:table-row>
          <table:table-cell table:style-name="Tabelle12.A2" office:value-type="string">
            <text:p text:style-name="P64">BOOL</text:p>
          </table:table-cell>
          <table:table-cell table:style-name="Tabelle12.A2" office:value-type="string">
            <text:p text:style-name="P64">readArrayOfBool</text:p>
          </table:table-cell>
          <table:table-cell table:style-name="Tabelle12.C2" office:value-type="string">
            <text:p text:style-name="P64"/>
          </table:table-cell>
        </table:table-row>
        <table:table-row>
          <table:table-cell table:style-name="Tabelle12.A2" office:value-type="string">
            <text:p text:style-name="P64">BYTE</text:p>
          </table:table-cell>
          <table:table-cell table:style-name="Tabelle12.A2" office:value-type="string">
            <text:p text:style-name="P64">readArrayOfByte</text:p>
          </table:table-cell>
          <table:table-cell table:style-name="Tabelle12.C2" office:value-type="string">
            <text:p text:style-name="P64">Basically the same as „readArrayOfUsint“.</text:p>
          </table:table-cell>
        </table:table-row>
        <table:table-row>
          <table:table-cell table:style-name="Tabelle12.A2" office:value-type="string">
            <text:p text:style-name="P64">WORD</text:p>
          </table:table-cell>
          <table:table-cell table:style-name="Tabelle12.A2" office:value-type="string">
            <text:p text:style-name="P64">readArrayOfWord</text:p>
          </table:table-cell>
          <table:table-cell table:style-name="Tabelle12.C2" office:value-type="string">
            <text:p text:style-name="P64">Basically the same as „readArrayOfUint“.</text:p>
          </table:table-cell>
        </table:table-row>
        <table:table-row>
          <table:table-cell table:style-name="Tabelle12.A2" office:value-type="string">
            <text:p text:style-name="P64">DWORD</text:p>
          </table:table-cell>
          <table:table-cell table:style-name="Tabelle12.A2" office:value-type="string">
            <text:p text:style-name="P64">readArrayOfDword</text:p>
          </table:table-cell>
          <table:table-cell table:style-name="Tabelle12.C2" office:value-type="string">
            <text:p text:style-name="P64">Basically the same as „readArrayOfUdint“.</text:p>
          </table:table-cell>
        </table:table-row>
        <table:table-row>
          <table:table-cell table:style-name="Tabelle12.A2" office:value-type="string">
            <text:p text:style-name="P64">USINT</text:p>
          </table:table-cell>
          <table:table-cell table:style-name="Tabelle12.A2" office:value-type="string">
            <text:p text:style-name="P64">readArrayOfUsint</text:p>
          </table:table-cell>
          <table:table-cell table:style-name="Tabelle12.C2" office:value-type="string">
            <text:p text:style-name="P64"/>
          </table:table-cell>
        </table:table-row>
        <table:table-row>
          <table:table-cell table:style-name="Tabelle12.A2" office:value-type="string">
            <text:p text:style-name="P64">SINT</text:p>
          </table:table-cell>
          <table:table-cell table:style-name="Tabelle12.A2" office:value-type="string">
            <text:p text:style-name="P64">readArrayOfSint</text:p>
          </table:table-cell>
          <table:table-cell table:style-name="Tabelle12.C2" office:value-type="string">
            <text:p text:style-name="P64"/>
          </table:table-cell>
        </table:table-row>
        <table:table-row>
          <table:table-cell table:style-name="Tabelle12.A2" office:value-type="string">
            <text:p text:style-name="P64">UINT</text:p>
          </table:table-cell>
          <table:table-cell table:style-name="Tabelle12.A2" office:value-type="string">
            <text:p text:style-name="P64">readArrayOfUint</text:p>
          </table:table-cell>
          <table:table-cell table:style-name="Tabelle12.C2" office:value-type="string">
            <text:p text:style-name="P64"/>
          </table:table-cell>
        </table:table-row>
        <table:table-row>
          <table:table-cell table:style-name="Tabelle12.A2" office:value-type="string">
            <text:p text:style-name="P64">INT</text:p>
          </table:table-cell>
          <table:table-cell table:style-name="Tabelle12.A2" office:value-type="string">
            <text:p text:style-name="P64">readArrayOfInt</text:p>
          </table:table-cell>
          <table:table-cell table:style-name="Tabelle12.C2" office:value-type="string">
            <text:p text:style-name="P64"/>
          </table:table-cell>
        </table:table-row>
        <table:table-row>
          <table:table-cell table:style-name="Tabelle12.A2" office:value-type="string">
            <text:p text:style-name="P64">INT</text:p>
          </table:table-cell>
          <table:table-cell table:style-name="Tabelle12.A2" office:value-type="string">
            <text:p text:style-name="P64">readArrayOfInt1Dp</text:p>
          </table:table-cell>
          <table:table-cell table:style-name="Tabelle12.C2" office:value-type="string">
            <text:p text:style-name="P64">An INT converted to a variable with 1 decimal place,</text:p>
            <text:p text:style-name="P64">i.e. 637 in the PLC is 63.7 in the JavaScript variable.</text:p>
          </table:table-cell>
        </table:table-row>
        <table:table-row>
          <table:table-cell table:style-name="Tabelle12.A2" office:value-type="string">
            <text:p text:style-name="P64">UDINT</text:p>
          </table:table-cell>
          <table:table-cell table:style-name="Tabelle12.A2" office:value-type="string">
            <text:p text:style-name="P64">readArrayOfUdint</text:p>
          </table:table-cell>
          <table:table-cell table:style-name="Tabelle12.C2" office:value-type="string">
            <text:p text:style-name="P64"/>
          </table:table-cell>
        </table:table-row>
        <table:table-row>
          <table:table-cell table:style-name="Tabelle12.A2" office:value-type="string">
            <text:p text:style-name="P64">DINT</text:p>
          </table:table-cell>
          <table:table-cell table:style-name="Tabelle12.A2" office:value-type="string">
            <text:p text:style-name="P64">readArrayOfDint</text:p>
          </table:table-cell>
          <table:table-cell table:style-name="Tabelle12.C2" office:value-type="string">
            <text:p text:style-name="P64"/>
          </table:table-cell>
        </table:table-row>
        <table:table-row>
          <table:table-cell table:style-name="Tabelle12.A2" office:value-type="string">
            <text:p text:style-name="P64">TIME</text:p>
          </table:table-cell>
          <table:table-cell table:style-name="Tabelle12.A2" office:value-type="string">
            <text:p text:style-name="P64">readArrayOfTime</text:p>
          </table:table-cell>
          <table:table-cell table:style-name="Tabelle12.C2" office:value-type="string">
            <text:p text:style-name="P64">With the „format“-parameter set the time value is converted to a formatted string, otherwise the output is a string with a value in milliseconds.</text:p>
          </table:table-cell>
        </table:table-row>
        <table:table-row>
          <table:table-cell table:style-name="Tabelle12.A2" office:value-type="string">
            <text:p text:style-name="P64">TOD</text:p>
          </table:table-cell>
          <table:table-cell table:style-name="Tabelle12.A2" office:value-type="string">
            <text:p text:style-name="P64">readArrayOfTod</text:p>
          </table:table-cell>
          <table:table-cell table:style-name="Tabelle12.C2" office:value-type="string">
            <text:p text:style-name="P64">With the „format“-parameter set the time value is converted to a formatted string, otherwise the output is a date object.</text:p>
          </table:table-cell>
        </table:table-row>
        <table:table-row>
          <table:table-cell table:style-name="Tabelle12.A2" office:value-type="string">
            <text:p text:style-name="P64">DT</text:p>
          </table:table-cell>
          <table:table-cell table:style-name="Tabelle12.A2" office:value-type="string">
            <text:p text:style-name="P64">readArrayOfDt</text:p>
          </table:table-cell>
          <table:table-cell table:style-name="Tabelle12.C2" office:value-type="string">
            <text:p text:style-name="P64">With the „format“-parameter set the time value is converted to a formatted string, otherwise the output is a date object.</text:p>
          </table:table-cell>
        </table:table-row>
        <table:table-row>
          <table:table-cell table:style-name="Tabelle12.A2" office:value-type="string">
            <text:p text:style-name="P64">DATE</text:p>
          </table:table-cell>
          <table:table-cell table:style-name="Tabelle12.A2" office:value-type="string">
            <text:p text:style-name="P64">readArrayOfDate</text:p>
          </table:table-cell>
          <table:table-cell table:style-name="Tabelle12.C2" office:value-type="string">
            <text:p text:style-name="P64">With the „format“-parameter set the time value is converted to a formatted string, otherwise the output is a date object.</text:p>
          </table:table-cell>
        </table:table-row>
        <table:table-row>
          <table:table-cell table:style-name="Tabelle12.A2" office:value-type="string">
            <text:p text:style-name="P64">REAL</text:p>
          </table:table-cell>
          <table:table-cell table:style-name="Tabelle12.A2" office:value-type="string">
            <text:p text:style-name="P64">readArrayOfReal</text:p>
          </table:table-cell>
          <table:table-cell table:style-name="Tabelle12.C2" office:value-type="string">
            <text:p text:style-name="P64">Has a special formatting parameter „dp“ to set the number of the decimal places. <text:span text:style-name="T1">For issues with converting REAL variables see chapter 10.1.</text:span></text:p>
          </table:table-cell>
        </table:table-row>
        <table:table-row>
          <table:table-cell table:style-name="Tabelle12.A2" office:value-type="string">
            <text:p text:style-name="P64">LREAL</text:p>
          </table:table-cell>
          <table:table-cell table:style-name="Tabelle12.A2" office:value-type="string">
            <text:p text:style-name="P64">readArrayOfLreal</text:p>
          </table:table-cell>
          <table:table-cell table:style-name="Tabelle12.C2" office:value-type="string">
            <text:p text:style-name="P64">Has a special formatting parameter „dp“ to set the number of the decimal places.</text:p>
          </table:table-cell>
        </table:table-row>
        <text:soft-page-break/>
        <table:table-row>
          <table:table-cell table:style-name="Tabelle12.A2" office:value-type="string">
            <text:p text:style-name="P64">STRING</text:p>
          </table:table-cell>
          <table:table-cell table:style-name="Tabelle12.A2" office:value-type="string">
            <text:p text:style-name="P64">readArrayOfString</text:p>
          </table:table-cell>
          <table:table-cell table:style-name="Tabelle12.C2" office:value-type="string">
            <text:p text:style-name="P64"/>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30"><text:span text:style-name="T1">addr</text:span><text:span text:style-name="T3"> (string, </text:span><text:span text:style-name="T13">required if the „name“ parameter in not set</text:span><text:span text:style-name="T3">, undefined)</text:span></text:p>
            <text:p text:style-name="P81">The address of the PLC variable, can be used to read variables with fixed addresses. However, I recommend to use the „name“ parameter instead.</text:p>
          </table:table-cell>
        </table:table-row>
        <table:table-row>
          <table:table-cell table:style-name="Tabelle13.A2" office:value-type="string">
            <text:p text:style-name="P30"><text:span text:style-name="T1">name</text:span><text:span text:style-name="T3"> (string, </text:span><text:span text:style-name="T13">required if the „addr“ parameter in not set</text:span><text:span text:style-name="T3">, undefined)</text:span></text:p>
            <text:p text:style-name="P82">The name of the PLC variable.</text:p>
          </table:table-cell>
        </table:table-row>
        <table:table-row>
          <table:table-cell table:style-name="Tabelle13.A2" office:value-type="string">
            <text:p text:style-name="Text_20_body"><text:span text:style-name="T18">arrlen</text:span><text:span text:style-name="T3"> (number, required if the „addr“ parameter is used, undefined)</text:span></text:p>
            <text:p text:style-name="P106">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18">debug</text:span><text:span text:style-name="T35"> (boolean, optional, false)</text:span></text:p>
            <text:p text:style-name="P103">If this option is set to true all internal used information of the request is written to the console.</text:p>
          </table:table-cell>
        </table:table-row>
        <table:table-row>
          <table:table-cell table:style-name="Tabelle13.A2" office:value-type="string">
            <text:p text:style-name="Text_20_body"><text:span text:style-name="T18">id </text:span><text:span text:style-name="T35">(number, optional, undefined)</text:span></text:p>
            <text:p text:style-name="P8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18">jvar</text:span><text:span text:style-name="T35"> (string, required, undefined)</text:span></text:p>
            <text:p text:style-name="P103"><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P41"><text:span text:style-name="T22">handle</text:span><text:span text:style-name="T18"> </text:span><text:span text:style-name="T35">(b</text:span>oolean, optional, undefined<text:span text:style-name="T35">)</text:span></text:p>
            <text:p text:style-name="P96"><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style-name="Tabelle13.8">
          <table:table-cell table:style-name="Tabelle13.A2" office:value-type="string">
            <text:p text:style-name="Text_20_body"><text:span text:style-name="T18">oc</text:span><text:span text:style-name="T35"> (function, optional, undefined)</text:span></text:p>
            <text:p text:style-name="P106">A function wich will be executed after the request has finished sucessfully.</text:p>
          </table:table-cell>
        </table:table-row>
        <text:soft-page-break/>
        <table:table-row>
          <table:table-cell table:style-name="Tabelle13.A2" office:value-type="string">
            <text:p text:style-name="Text_20_body"><text:span text:style-name="T18">ocd</text:span><text:span text:style-name="T35"> (number, optional, undefined)</text:span></text:p>
            <text:p text:style-name="P106">A value of milliseconds for delaying the on-complete-function.</text:p>
          </table:table-cell>
        </table:table-row>
        <table:table-row>
          <table:table-cell table:style-name="Tabelle13.A2" office:value-type="string">
            <text:p text:style-name="Text_20_body"><text:span text:style-name="T18">sync </text:span><text:span text:style-name="T35">(b</text:span>oolean, optional, undefined<text:span text:style-name="T35">)</text:span></text:p>
            <text:p text:style-name="P94">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13"/>
      <text:p text:style-name="P13"/>
      <text:h text:style-name="P147" text:outline-level="3">Type Dependent Parameters<text:span text:style-name="T1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113">For data types REAL and LREAL: The number of decimal places. For issues with converting REAL variables see chapter 10.1.</text:p>
          </table:table-cell>
        </table:table-row>
        <table:table-row>
          <table:table-cell table:style-name="Tabelle14.A2" office:value-type="string">
            <text:p text:style-name="Text_20_body"><text:span text:style-name="T18">format</text:span><text:span text:style-name="T3"> (string, optional, undefined)</text:span></text:p>
            <text:p text:style-name="P112">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14.A2" office:value-type="string">
            <text:p text:style-name="Text_20_body"><text:span text:style-name="T18">strlen</text:span><text:span text:style-name="T3"> (number, required if the „addr“ parameter is used, undefined)</text:span></text:p>
            <text:p text:style-name="P115">For data type STRING: The defined lenght of the string in the PLC. If the varible is accessed by name the value is detected automatically, it should only be set if you use the „addr“ 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56"/><text:p text:style-name="P56"><text:tab/>PLC.writeArrayOfBool({</text:p><text:p text:style-name="P56"><text:tab/><text:tab/>name: "MAIN.BoolArray",</text:p><text:p text:style-name="P56"><text:tab/><text:tab/>val: myArray</text:p><text:p text:style-name="P56"><text:tab/>});</text:p><text:p text:style-name="P56"/></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56"/><text:p text:style-name="P56"><text:tab/>PLC.writeArrayOfInt({</text:p><text:p text:style-name="P56"><text:tab/><text:tab/>name: "MAIN.IntArray",</text:p><text:p text:style-name="P56"><text:tab/><text:tab/>item: 9,</text:p><text:p text:style-name="P56"><text:tab/><text:tab/>val: myArray</text:p><text:p text:style-name="P56"><text:tab/>});</text:p><text:p text:style-name="P56"/></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62">PLC Data Type</text:p>
          </table:table-cell>
          <table:table-cell table:style-name="Tabelle15.A1" office:value-type="string">
            <text:p text:style-name="P62">Method</text:p>
          </table:table-cell>
          <table:table-cell table:style-name="Tabelle15.C1" office:value-type="string">
            <text:p text:style-name="P62">Note</text:p>
          </table:table-cell>
        </table:table-row>
        <table:table-row>
          <table:table-cell table:style-name="Tabelle15.A2" office:value-type="string">
            <text:p text:style-name="P64">BOOL</text:p>
          </table:table-cell>
          <table:table-cell table:style-name="Tabelle15.A2" office:value-type="string">
            <text:p text:style-name="P64">writeArrayOfBool</text:p>
          </table:table-cell>
          <table:table-cell table:style-name="Tabelle15.C2" office:value-type="string">
            <text:p text:style-name="P64"/>
          </table:table-cell>
        </table:table-row>
        <table:table-row>
          <table:table-cell table:style-name="Tabelle15.A2" office:value-type="string">
            <text:p text:style-name="P64">BYTE</text:p>
          </table:table-cell>
          <table:table-cell table:style-name="Tabelle15.A2" office:value-type="string">
            <text:p text:style-name="P64">writeArrayOfByte</text:p>
          </table:table-cell>
          <table:table-cell table:style-name="Tabelle15.C2" office:value-type="string">
            <text:p text:style-name="P64">Basically the same as „writeArrayOfUsint“.</text:p>
          </table:table-cell>
        </table:table-row>
        <table:table-row>
          <table:table-cell table:style-name="Tabelle15.A2" office:value-type="string">
            <text:p text:style-name="P64">WORD</text:p>
          </table:table-cell>
          <table:table-cell table:style-name="Tabelle15.A2" office:value-type="string">
            <text:p text:style-name="P64">writeArrayOfWord</text:p>
          </table:table-cell>
          <table:table-cell table:style-name="Tabelle15.C2" office:value-type="string">
            <text:p text:style-name="P64">Basically the same as „writeArrayOfUint“.</text:p>
          </table:table-cell>
        </table:table-row>
        <table:table-row>
          <table:table-cell table:style-name="Tabelle15.A2" office:value-type="string">
            <text:p text:style-name="P64">DWORD</text:p>
          </table:table-cell>
          <table:table-cell table:style-name="Tabelle15.A2" office:value-type="string">
            <text:p text:style-name="P64">writeArrayOfDword</text:p>
          </table:table-cell>
          <table:table-cell table:style-name="Tabelle15.C2" office:value-type="string">
            <text:p text:style-name="P64">Basically the same as „writeArrayOfUdint“.</text:p>
          </table:table-cell>
        </table:table-row>
        <table:table-row>
          <table:table-cell table:style-name="Tabelle15.A2" office:value-type="string">
            <text:p text:style-name="P64">USINT</text:p>
          </table:table-cell>
          <table:table-cell table:style-name="Tabelle15.A2" office:value-type="string">
            <text:p text:style-name="P64">writeArrayOfUsint</text:p>
          </table:table-cell>
          <table:table-cell table:style-name="Tabelle15.C2" office:value-type="string">
            <text:p text:style-name="P64"/>
          </table:table-cell>
        </table:table-row>
        <table:table-row>
          <table:table-cell table:style-name="Tabelle15.A2" office:value-type="string">
            <text:p text:style-name="P64">SINT</text:p>
          </table:table-cell>
          <table:table-cell table:style-name="Tabelle15.A2" office:value-type="string">
            <text:p text:style-name="P64">writeArrayOfSint</text:p>
          </table:table-cell>
          <table:table-cell table:style-name="Tabelle15.C2" office:value-type="string">
            <text:p text:style-name="P64"/>
          </table:table-cell>
        </table:table-row>
        <table:table-row>
          <table:table-cell table:style-name="Tabelle15.A2" office:value-type="string">
            <text:p text:style-name="P64">UINT</text:p>
          </table:table-cell>
          <table:table-cell table:style-name="Tabelle15.A2" office:value-type="string">
            <text:p text:style-name="P64">writeArrayOfUint</text:p>
          </table:table-cell>
          <table:table-cell table:style-name="Tabelle15.C2" office:value-type="string">
            <text:p text:style-name="P64"/>
          </table:table-cell>
        </table:table-row>
        <table:table-row>
          <table:table-cell table:style-name="Tabelle15.A2" office:value-type="string">
            <text:p text:style-name="P64">INT</text:p>
          </table:table-cell>
          <table:table-cell table:style-name="Tabelle15.A2" office:value-type="string">
            <text:p text:style-name="P64">writeArrayOfInt</text:p>
          </table:table-cell>
          <table:table-cell table:style-name="Tabelle15.C2" office:value-type="string">
            <text:p text:style-name="P64"/>
          </table:table-cell>
        </table:table-row>
        <table:table-row>
          <table:table-cell table:style-name="Tabelle15.A2" office:value-type="string">
            <text:p text:style-name="P64">INT</text:p>
          </table:table-cell>
          <table:table-cell table:style-name="Tabelle15.A2" office:value-type="string">
            <text:p text:style-name="P64">writeArrayOfInt1Dp</text:p>
          </table:table-cell>
          <table:table-cell table:style-name="Tabelle15.C2" office:value-type="string">
            <text:p text:style-name="P64">The JavaScript variables are <text:span text:style-name="T35">multiplied by 10 and converted to an integer, i.e. a value of 12.313 in JS is 123 in the PLC. </text:span></text:p>
          </table:table-cell>
        </table:table-row>
        <table:table-row>
          <table:table-cell table:style-name="Tabelle15.A2" office:value-type="string">
            <text:p text:style-name="P64">UDINT</text:p>
          </table:table-cell>
          <table:table-cell table:style-name="Tabelle15.A2" office:value-type="string">
            <text:p text:style-name="P64">writeArrayOfUdint</text:p>
          </table:table-cell>
          <table:table-cell table:style-name="Tabelle15.C2" office:value-type="string">
            <text:p text:style-name="P64"/>
          </table:table-cell>
        </table:table-row>
        <table:table-row>
          <table:table-cell table:style-name="Tabelle15.A2" office:value-type="string">
            <text:p text:style-name="P64">DINT</text:p>
          </table:table-cell>
          <table:table-cell table:style-name="Tabelle15.A2" office:value-type="string">
            <text:p text:style-name="P64">writeArrayOfDint</text:p>
          </table:table-cell>
          <table:table-cell table:style-name="Tabelle15.C2" office:value-type="string">
            <text:p text:style-name="P64"/>
          </table:table-cell>
        </table:table-row>
        <table:table-row>
          <table:table-cell table:style-name="Tabelle15.A2" office:value-type="string">
            <text:p text:style-name="P64">TIME</text:p>
          </table:table-cell>
          <table:table-cell table:style-name="Tabelle15.A2" office:value-type="string">
            <text:p text:style-name="P64">writeArrayOfTime</text:p>
          </table:table-cell>
          <table:table-cell table:style-name="Tabelle15.C2" office:value-type="string">
            <text:p text:style-name="P64">Has a special parameter „format“. See chapter 10.3 for this.</text:p>
          </table:table-cell>
        </table:table-row>
        <table:table-row>
          <table:table-cell table:style-name="Tabelle15.A2" office:value-type="string">
            <text:p text:style-name="P64">TOD</text:p>
          </table:table-cell>
          <table:table-cell table:style-name="Tabelle15.A2" office:value-type="string">
            <text:p text:style-name="P64">writeArrayOfTod</text:p>
          </table:table-cell>
          <table:table-cell table:style-name="Tabelle15.C2" office:value-type="string">
            <text:p text:style-name="P64">The values have to be JS date objects or strings (i.e. „21:33“).</text:p>
          </table:table-cell>
        </table:table-row>
        <table:table-row>
          <table:table-cell table:style-name="Tabelle15.A2" office:value-type="string">
            <text:p text:style-name="P64">DT</text:p>
          </table:table-cell>
          <table:table-cell table:style-name="Tabelle15.A2" office:value-type="string">
            <text:p text:style-name="P64">writeArrayOfDt</text:p>
          </table:table-cell>
          <table:table-cell table:style-name="Tabelle15.C2" office:value-type="string">
            <text:p text:style-name="P64">The values have to be JS date objects.</text:p>
          </table:table-cell>
        </table:table-row>
        <table:table-row>
          <table:table-cell table:style-name="Tabelle15.A2" office:value-type="string">
            <text:p text:style-name="P64">DATE</text:p>
          </table:table-cell>
          <table:table-cell table:style-name="Tabelle15.A2" office:value-type="string">
            <text:p text:style-name="P64">writeArrayOfDate</text:p>
          </table:table-cell>
          <table:table-cell table:style-name="Tabelle15.C2" office:value-type="string">
            <text:p text:style-name="P64">The values have to be JS date objects.</text:p>
          </table:table-cell>
        </table:table-row>
        <table:table-row>
          <table:table-cell table:style-name="Tabelle15.A2" office:value-type="string">
            <text:p text:style-name="P64">REAL</text:p>
          </table:table-cell>
          <table:table-cell table:style-name="Tabelle15.A2" office:value-type="string">
            <text:p text:style-name="P64">writeArrayOfReal</text:p>
          </table:table-cell>
          <table:table-cell table:style-name="Tabelle15.C2" office:value-type="string">
            <text:p text:style-name="P66">For issues with converting REAL variables see chapter 10.1.</text:p>
          </table:table-cell>
        </table:table-row>
        <table:table-row>
          <table:table-cell table:style-name="Tabelle15.A2" office:value-type="string">
            <text:p text:style-name="P64">LREAL</text:p>
          </table:table-cell>
          <table:table-cell table:style-name="Tabelle15.A2" office:value-type="string">
            <text:p text:style-name="P64">writeArrayOfLreal</text:p>
          </table:table-cell>
          <table:table-cell table:style-name="Tabelle15.C2" office:value-type="string">
            <text:p text:style-name="P66"/>
          </table:table-cell>
        </table:table-row>
        <table:table-row>
          <table:table-cell table:style-name="Tabelle15.A2" office:value-type="string">
            <text:p text:style-name="P64">STRING</text:p>
          </table:table-cell>
          <table:table-cell table:style-name="Tabelle15.A2" office:value-type="string">
            <text:p text:style-name="P64">writeArrayOfString</text:p>
          </table:table-cell>
          <table:table-cell table:style-name="Tabelle15.C2" office:value-type="string">
            <text:p text:style-name="P64"/>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30"><text:span text:style-name="T1">addr</text:span><text:span text:style-name="T3"> (string, </text:span><text:span text:style-name="T13">required if the „name“ parameter in not set</text:span><text:span text:style-name="T3">, undefined)</text:span></text:p>
            <text:p text:style-name="P81">The address of the PLC variable, can be used to read variables with fixed addresses. However, I recommend to use the „name“ parameter instead</text:p>
          </table:table-cell>
        </table:table-row>
        <table:table-row>
          <table:table-cell table:style-name="Tabelle16.A2" office:value-type="string">
            <text:p text:style-name="P30"><text:span text:style-name="T1">name</text:span><text:span text:style-name="T3"> (string, </text:span><text:span text:style-name="T13">required if the „addr“ parameter in not set</text:span><text:span text:style-name="T3">, undefined)</text:span></text:p>
            <text:p text:style-name="P82">The name of the PLC variable.</text:p>
          </table:table-cell>
        </table:table-row>
        <table:table-row>
          <table:table-cell table:style-name="Tabelle16.A2" office:value-type="string">
            <text:p text:style-name="Text_20_body"><text:span text:style-name="T18">arrlen</text:span><text:span text:style-name="T3"> (number, required if the „addr“ parameter is used, undefined)</text:span></text:p>
            <text:p text:style-name="P104">The length of the array (the number of the items). If the varible is accessed by name the value is detected automatically, it should only be set if you use the „addr“-parameter.</text:p>
          </table:table-cell>
        </table:table-row>
        <table:table-row>
          <table:table-cell table:style-name="Tabelle16.A2" office:value-type="string">
            <text:p text:style-name="Text_20_body"><text:span text:style-name="T18">debug</text:span><text:span text:style-name="T35"> (boolean, optional, false)</text:span></text:p>
            <text:p text:style-name="P103">If this option is set to true all internal used information of the request is written to the console.</text:p>
          </table:table-cell>
        </table:table-row>
        <table:table-row>
          <table:table-cell table:style-name="Tabelle16.A2" office:value-type="string">
            <text:p text:style-name="Text_20_body"><text:span text:style-name="T18">id </text:span><text:span text:style-name="T35">(number, optional, undefined)</text:span></text:p>
            <text:p text:style-name="P8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18">item</text:span><text:span text:style-name="T35"> (number, optional, undefined)</text:span></text:p>
            <text:p text:style-name="P106">If this parameter is set to the index number (starting with 0) of an array item, only this item will be written to the PLC.</text:p>
          </table:table-cell>
        </table:table-row>
        <table:table-row>
          <table:table-cell table:style-name="Tabelle16.A2" office:value-type="string">
            <text:p text:style-name="P41"><text:span text:style-name="T22">handle</text:span><text:span text:style-name="T18"> </text:span><text:span text:style-name="T35">(b</text:span>oolean, optional, undefined<text:span text:style-name="T35">)</text:span></text:p>
            <text:p text:style-name="P96"><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style-name="Tabelle16.8">
          <table:table-cell table:style-name="Tabelle16.A2" office:value-type="string">
            <text:p text:style-name="Text_20_body"><text:span text:style-name="T18">oc</text:span><text:span text:style-name="T35"> (function, optional, undefined)</text:span></text:p>
            <text:p text:style-name="P106">A function wich will be executed after the request has finished sucessfully.</text:p>
          </table:table-cell>
        </table:table-row>
        <text:soft-page-break/>
        <table:table-row>
          <table:table-cell table:style-name="Tabelle16.A2" office:value-type="string">
            <text:p text:style-name="Text_20_body"><text:span text:style-name="T18">ocd</text:span><text:span text:style-name="T35"> (number, optional, undefined)</text:span></text:p>
            <text:p text:style-name="P106">A value of milliseconds for delaying the on-complete-function.</text:p>
          </table:table-cell>
        </table:table-row>
        <table:table-row>
          <table:table-cell table:style-name="Tabelle16.A2" office:value-type="string">
            <text:p text:style-name="Text_20_body"><text:span text:style-name="T18">val</text:span><text:span text:style-name="T3"> (array, required, undefined)</text:span></text:p>
            <text:p text:style-name="P104">The array of values to send to the PLC.</text:p>
          </table:table-cell>
        </table:table-row>
      </table:table>
      <table:table table:name="Table2" table:style-name="Table2">
        <table:table-column table:style-name="Table2.A"/>
        <table:table-row>
          <table:table-cell table:style-name="Table2.A1" office:value-type="string">
            <text:p text:style-name="Text_20_body"><text:span text:style-name="T18">sync </text:span><text:span text:style-name="T35">(b</text:span>oolean, optional, undefined<text:span text:style-name="T35">)</text:span></text:p>
            <text:p text:style-name="P94">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18">strlen</text:span><text:span text:style-name="T3"> (number, required if the „addr“ parameter is used, undefined)</text:span></text:p>
            <text:p text:style-name="P114">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text:span text:style-name="T60">If you use the TPY file the information will be automatically read from the file. If you dont use the file or want to use your own property names you have to create your own definition. </text:span>For this the descriptor has the „def“ parameter. It requires an object literal containing the names of the propertys of the storing JavaScript object and the corresponding data types.</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56"/><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56"/></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56"/><text:p text:style-name="P56"><text:tab/>TestStruct: <text:s/>ST_Test;</text:p><text:p text:style-name="P56"/></draw:text-box></draw:frame></text:p>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56"/><text:p text:style-name="P78"><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56"/></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34">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56"/><text:p text:style-name="P56"><text:tab/>var myVar = {</text:p><text:p text:style-name="P56"><text:tab/><text:tab/>var_1: 0,</text:p><text:p text:style-name="P56"><text:tab/><text:tab/>var_2: 0,</text:p><text:p text:style-name="P56"><text:tab/><text:tab/>var_3: 0,</text:p><text:p text:style-name="P56"><text:tab/><text:tab/>var_4: new Date(),</text:p><text:p text:style-name="P56"><text:tab/><text:tab/>var_5: [],</text:p><text:p text:style-name="P56"><text:tab/><text:tab/>var_6: 0</text:p><text:p text:style-name="P56"><text:tab/>};</text:p><text:p text:style-name="P56"/></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56"/><text:p text:style-name="P56"><text:tab/>var myVar = {};</text:p><text:p text:style-name="P56"/></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56"/><text:p text:style-name="P56"><text:tab/>PLC.readStruct({</text:p><text:p text:style-name="P56"><text:tab/><text:tab/>name: ".TestStruct",</text:p><text:p text:style-name="P56"><text:tab/><text:tab/>def: structdef,</text:p><text:p text:style-name="P56"><text:tab/><text:tab/>jvar: "myVar"</text:p><text:p text:style-name="P56"><text:tab/>});</text:p><text:p text:style-name="P56"/></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56"/><text:p text:style-name="P78"><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56"/></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56"/><text:p text:style-name="P56"><text:tab/>var myVar = {</text:p><text:p text:style-name="P56"><text:tab/><text:tab/>var_1: 0,</text:p><text:p text:style-name="P56"><text:tab/><text:tab/>var_2: 0,</text:p><text:p text:style-name="P56"><text:tab/><text:tab/>var_3: 0,</text:p><text:p text:style-name="P56"><text:tab/><text:tab/>var_4: new Date(),</text:p><text:p text:style-name="P56"><text:tab/><text:tab/>var_50: '''',</text:p><text:p text:style-name="P56"><text:tab/><text:tab/>var_51: '''',</text:p><text:p text:style-name="P56"><text:tab/><text:tab/>var_52: '''',</text:p><text:p text:style-name="P56"><text:tab/><text:tab/>var_53: '''',</text:p><text:p text:style-name="P56"><text:tab/><text:tab/>var_54: '''',</text:p><text:p text:style-name="P56"><text:tab/><text:tab/>var_6: 0</text:p><text:p text:style-name="P56"><text:tab/>};</text:p><text:p text:style-name="P56"/></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62">Data Type</text:p>
          </table:table-cell>
          <table:table-cell table:style-name="Tabelle34.B1" office:value-type="string">
            <text:p text:style-name="P62">Note</text:p>
          </table:table-cell>
        </table:table-row>
        <table:table-row>
          <table:table-cell table:style-name="Tabelle34.A2" office:value-type="string">
            <text:p text:style-name="P65">ARRAY</text:p>
          </table:table-cell>
          <table:table-cell table:style-name="Tabelle34.B2" office:value-type="string">
            <text:p text:style-name="P63"/>
          </table:table-cell>
        </table:table-row>
        <table:table-row>
          <table:table-cell table:style-name="Tabelle34.A2" office:value-type="string">
            <text:p text:style-name="P64">BOOL</text:p>
          </table:table-cell>
          <table:table-cell table:style-name="Tabelle34.B2" office:value-type="string">
            <text:p text:style-name="P64"/>
          </table:table-cell>
        </table:table-row>
        <table:table-row>
          <table:table-cell table:style-name="Tabelle34.A2" office:value-type="string">
            <text:p text:style-name="P64">BYTE</text:p>
          </table:table-cell>
          <table:table-cell table:style-name="Tabelle34.B2" office:value-type="string">
            <text:p text:style-name="P64"/>
          </table:table-cell>
        </table:table-row>
        <table:table-row>
          <table:table-cell table:style-name="Tabelle34.A2" office:value-type="string">
            <text:p text:style-name="P64">WORD</text:p>
          </table:table-cell>
          <table:table-cell table:style-name="Tabelle34.B2" office:value-type="string">
            <text:p text:style-name="P64"/>
          </table:table-cell>
        </table:table-row>
        <table:table-row>
          <table:table-cell table:style-name="Tabelle34.A2" office:value-type="string">
            <text:p text:style-name="P64">DWORD</text:p>
          </table:table-cell>
          <table:table-cell table:style-name="Tabelle34.B2" office:value-type="string">
            <text:p text:style-name="P64"/>
          </table:table-cell>
        </table:table-row>
        <table:table-row>
          <table:table-cell table:style-name="Tabelle34.A2" office:value-type="string">
            <text:p text:style-name="P64">USINT</text:p>
          </table:table-cell>
          <table:table-cell table:style-name="Tabelle34.B2" office:value-type="string">
            <text:p text:style-name="P64"/>
          </table:table-cell>
        </table:table-row>
        <table:table-row>
          <table:table-cell table:style-name="Tabelle34.A2" office:value-type="string">
            <text:p text:style-name="P64">SINT</text:p>
          </table:table-cell>
          <table:table-cell table:style-name="Tabelle34.B2" office:value-type="string">
            <text:p text:style-name="P64"/>
          </table:table-cell>
        </table:table-row>
        <table:table-row>
          <table:table-cell table:style-name="Tabelle34.A2" office:value-type="string">
            <text:p text:style-name="P64">UINT</text:p>
          </table:table-cell>
          <table:table-cell table:style-name="Tabelle34.B2" office:value-type="string">
            <text:p text:style-name="P64"/>
          </table:table-cell>
        </table:table-row>
        <table:table-row>
          <table:table-cell table:style-name="Tabelle34.A2" office:value-type="string">
            <text:p text:style-name="P64">INT</text:p>
          </table:table-cell>
          <table:table-cell table:style-name="Tabelle34.B2" office:value-type="string">
            <text:p text:style-name="P64"/>
          </table:table-cell>
        </table:table-row>
        <table:table-row>
          <table:table-cell table:style-name="Tabelle34.A2" office:value-type="string">
            <text:p text:style-name="P64">INT1DP</text:p>
          </table:table-cell>
          <table:table-cell table:style-name="Tabelle34.B2" office:value-type="string">
            <text:p text:style-name="P64">The JavaScript variables are <text:span text:style-name="T35">multiplied by 10 and converted to an integer, i.e. a value of 12.313 in JS is 123 in the PLC. </text:span></text:p>
          </table:table-cell>
        </table:table-row>
        <table:table-row>
          <table:table-cell table:style-name="Tabelle34.A2" office:value-type="string">
            <text:p text:style-name="P64">UDINT</text:p>
          </table:table-cell>
          <table:table-cell table:style-name="Tabelle34.B2" office:value-type="string">
            <text:p text:style-name="P64"/>
          </table:table-cell>
        </table:table-row>
        <table:table-row>
          <table:table-cell table:style-name="Tabelle34.A2" office:value-type="string">
            <text:p text:style-name="P64">DINT</text:p>
          </table:table-cell>
          <table:table-cell table:style-name="Tabelle34.B2" office:value-type="string">
            <text:p text:style-name="P64"/>
          </table:table-cell>
        </table:table-row>
        <table:table-row>
          <table:table-cell table:style-name="Tabelle34.A2" office:value-type="string">
            <text:p text:style-name="P64">TIME</text:p>
          </table:table-cell>
          <table:table-cell table:style-name="Tabelle34.B2" office:value-type="string">
            <text:p text:style-name="P64">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64">TOD</text:p>
          </table:table-cell>
          <table:table-cell table:style-name="Tabelle34.B2" office:value-type="string">
            <text:p text:style-name="P64">With a formatting information added time value is converted to a formatted string, otherwise the output is a date object.</text:p>
          </table:table-cell>
        </table:table-row>
        <table:table-row>
          <table:table-cell table:style-name="Tabelle34.A2" office:value-type="string">
            <text:p text:style-name="P64">DT</text:p>
          </table:table-cell>
          <table:table-cell table:style-name="Tabelle34.B2" office:value-type="string">
            <text:p text:style-name="P64">With a formatting information added time value is converted to a formatted string, otherwise the output is a date object.</text:p>
          </table:table-cell>
        </table:table-row>
        <table:table-row>
          <table:table-cell table:style-name="Tabelle34.A2" office:value-type="string">
            <text:p text:style-name="P64">DATE</text:p>
          </table:table-cell>
          <table:table-cell table:style-name="Tabelle34.B2" office:value-type="string">
            <text:p text:style-name="P64">With a formatting information added time value is converted to a formatted string, otherwise the output is a date object.</text:p>
          </table:table-cell>
        </table:table-row>
        <table:table-row>
          <table:table-cell table:style-name="Tabelle34.A2" office:value-type="string">
            <text:p text:style-name="P64">REAL</text:p>
          </table:table-cell>
          <table:table-cell table:style-name="Tabelle34.B2" office:value-type="string">
            <text:p text:style-name="P66">A value can be added to set the number of the decimal places. See chapter 9.</text:p>
          </table:table-cell>
        </table:table-row>
        <table:table-row>
          <table:table-cell table:style-name="Tabelle34.A2" office:value-type="string">
            <text:p text:style-name="P64">LREAL</text:p>
          </table:table-cell>
          <table:table-cell table:style-name="Tabelle34.B2" office:value-type="string">
            <text:p text:style-name="P66">A value can be added to set the number of the decimal places. See chapter 9.</text:p>
          </table:table-cell>
        </table:table-row>
        <table:table-row>
          <table:table-cell table:style-name="Tabelle34.A2" office:value-type="string">
            <text:p text:style-name="P64">STRING</text:p>
          </table:table-cell>
          <table:table-cell table:style-name="Tabelle34.B2" office:value-type="string">
            <text:p text:style-name="P64"/>
          </table:table-cell>
        </table:table-row>
      </table:table>
      <text:p text:style-name="Text_20_body"/>
      <text:h text:style-name="Heading_20_3" text:outline-level="3"><text:soft-page-break/>Parameters<text:span text:style-name="T18"> (Type, Required, Default)</text:span></text:h>
      <table:table table:name="Tabelle7" table:style-name="Tabelle7">
        <table:table-column table:style-name="Tabelle7.A"/>
        <table:table-row>
          <table:table-cell table:style-name="Tabelle7.A1" office:value-type="string">
            <text:p text:style-name="P30"><text:span text:style-name="T1">addr</text:span><text:span text:style-name="T3"> (string, </text:span><text:span text:style-name="T13">required if the „name“ parameter in not set</text:span><text:span text:style-name="T3">, undefined)</text:span></text:p>
            <text:p text:style-name="P81">The address of the PLC variable, can be used to read variables with fixed addresses. However, I recommend to use the „name“ parameter instead</text:p>
          </table:table-cell>
        </table:table-row>
        <table:table-row>
          <table:table-cell table:style-name="Tabelle7.A2" office:value-type="string">
            <text:p text:style-name="P30"><text:span text:style-name="T1">name</text:span><text:span text:style-name="T3"> (string, </text:span><text:span text:style-name="T13">required if the „addr“ parameter in not set</text:span><text:span text:style-name="T3">, undefined)</text:span></text:p>
            <text:p text:style-name="P82">The name of the PLC variable.</text:p>
          </table:table-cell>
        </table:table-row>
        <table:table-row>
          <table:table-cell table:style-name="Tabelle7.A2" office:value-type="string">
            <text:p text:style-name="Text_20_body"><text:span text:style-name="T18">debug</text:span><text:span text:style-name="T35"> (boolean, optional, false)</text:span></text:p>
            <text:p text:style-name="P107">If this option is set to true all internal used information of the request is written to the console.</text:p>
          </table:table-cell>
        </table:table-row>
        <table:table-row>
          <table:table-cell table:style-name="Tabelle7.A2" office:value-type="string">
            <text:p text:style-name="Text_20_body"><text:span text:style-name="T18">def</text:span><text:span text:style-name="T3"> (object, required, undefined)</text:span></text:p>
            <text:p text:style-name="P111">An object containing information about the structure definition.</text:p>
          </table:table-cell>
        </table:table-row>
        <table:table-row>
          <table:table-cell table:style-name="Tabelle7.A2" office:value-type="string">
            <text:p text:style-name="Text_20_body"><text:span text:style-name="T18">id </text:span><text:span text:style-name="T35">(number, optional, undefined)</text:span></text:p>
            <text:p text:style-name="P8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18">jvar</text:span><text:span text:style-name="T35"> (string, required, undefined)</text:span></text:p>
            <text:p text:style-name="P107"><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P41"><text:span text:style-name="T22">handle</text:span><text:span text:style-name="T18"> </text:span><text:span text:style-name="T35">(b</text:span>oolean, optional, undefined<text:span text:style-name="T35">)</text:span></text:p>
            <text:p text:style-name="P96"><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style-name="Tabelle7.8">
          <table:table-cell table:style-name="Tabelle7.A2" office:value-type="string">
            <text:p text:style-name="Text_20_body"><text:span text:style-name="T18">oc</text:span><text:span text:style-name="T35"> (function, optional, undefined)</text:span></text:p>
            <text:p text:style-name="P111">A function wich will be executed after the request has finished sucessfully.</text:p>
          </table:table-cell>
        </table:table-row>
        <text:soft-page-break/>
        <table:table-row>
          <table:table-cell table:style-name="Tabelle7.A2" office:value-type="string">
            <text:p text:style-name="Text_20_body"><text:span text:style-name="T18">ocd</text:span><text:span text:style-name="T35"> (number, optional, undefined)</text:span></text:p>
            <text:p text:style-name="P111">A value of milliseconds for delaying the on-complete-function.</text:p>
          </table:table-cell>
        </table:table-row>
        <table:table-row>
          <table:table-cell table:style-name="Tabelle7.A2" office:value-type="string">
            <text:p text:style-name="P42"><text:span text:style-name="T18">sync </text:span><text:span text:style-name="T35">(b</text:span>oolean, optional, undefined<text:span text:style-name="T35">)</text:span></text:p>
            <text:p text:style-name="P95">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1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56"/><text:p text:style-name="P56"><text:tab/>var myVar = {</text:p><text:p text:style-name="P56"><text:tab/><text:tab/>var_1: 12,</text:p><text:p text:style-name="P56"><text:tab/><text:tab/>var_2: 7464.313,</text:p><text:p text:style-name="P56"><text:tab/><text:tab/>var_3: -96,</text:p><text:p text:style-name="Frame_20_contents"><text:span text:style-name="T1"><text:tab/><text:tab/>var_4: new Date("</text:span>January 3, 2012 18:54:00"<text:span text:style-name="T1">),</text:span></text:p><text:p text:style-name="P56"><text:tab/><text:tab/>var_5: ["This", "is", "a", "string"," array"],</text:p><text:p text:style-name="P56"><text:tab/><text:tab/>var_6: 34.5</text:p><text:p text:style-name="P56"><text:tab/>};</text:p><text:p text:style-name="P56"/></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56"/><text:p text:style-name="P56"><text:tab/>PLC.writeStruct({</text:p><text:p text:style-name="P56"><text:tab/><text:tab/>name: ".TestStruct",</text:p><text:p text:style-name="P56"><text:tab/><text:tab/>def: structdef,</text:p><text:p text:style-name="P56"><text:tab/><text:tab/>val: myVar</text:p><text:p text:style-name="P56"><text:tab/>});</text:p><text:p text:style-name="P56"/></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62">Data Type</text:p>
          </table:table-cell>
          <table:table-cell table:style-name="Tabelle35.B1" office:value-type="string">
            <text:p text:style-name="P62">Note</text:p>
          </table:table-cell>
        </table:table-row>
        <table:table-row>
          <table:table-cell table:style-name="Tabelle35.A2" office:value-type="string">
            <text:p text:style-name="P65">ARRAY</text:p>
          </table:table-cell>
          <table:table-cell table:style-name="Tabelle35.B2" office:value-type="string">
            <text:p text:style-name="P65"/>
          </table:table-cell>
        </table:table-row>
        <table:table-row>
          <table:table-cell table:style-name="Tabelle35.A2" office:value-type="string">
            <text:p text:style-name="P64">BOOL</text:p>
          </table:table-cell>
          <table:table-cell table:style-name="Tabelle35.B2" office:value-type="string">
            <text:p text:style-name="P64"/>
          </table:table-cell>
        </table:table-row>
        <table:table-row>
          <table:table-cell table:style-name="Tabelle35.A2" office:value-type="string">
            <text:p text:style-name="P64">BYTE</text:p>
          </table:table-cell>
          <table:table-cell table:style-name="Tabelle35.B2" office:value-type="string">
            <text:p text:style-name="P64"/>
          </table:table-cell>
        </table:table-row>
        <table:table-row>
          <table:table-cell table:style-name="Tabelle35.A2" office:value-type="string">
            <text:p text:style-name="P64">WORD</text:p>
          </table:table-cell>
          <table:table-cell table:style-name="Tabelle35.B2" office:value-type="string">
            <text:p text:style-name="P64"/>
          </table:table-cell>
        </table:table-row>
        <table:table-row>
          <table:table-cell table:style-name="Tabelle35.A2" office:value-type="string">
            <text:p text:style-name="P64">DWORD</text:p>
          </table:table-cell>
          <table:table-cell table:style-name="Tabelle35.B2" office:value-type="string">
            <text:p text:style-name="P64"/>
          </table:table-cell>
        </table:table-row>
        <table:table-row>
          <table:table-cell table:style-name="Tabelle35.A2" office:value-type="string">
            <text:p text:style-name="P64">USINT</text:p>
          </table:table-cell>
          <table:table-cell table:style-name="Tabelle35.B2" office:value-type="string">
            <text:p text:style-name="P64"/>
          </table:table-cell>
        </table:table-row>
        <table:table-row>
          <table:table-cell table:style-name="Tabelle35.A2" office:value-type="string">
            <text:p text:style-name="P64">SINT</text:p>
          </table:table-cell>
          <table:table-cell table:style-name="Tabelle35.B2" office:value-type="string">
            <text:p text:style-name="P64"/>
          </table:table-cell>
        </table:table-row>
        <table:table-row>
          <table:table-cell table:style-name="Tabelle35.A2" office:value-type="string">
            <text:p text:style-name="P64">UINT</text:p>
          </table:table-cell>
          <table:table-cell table:style-name="Tabelle35.B2" office:value-type="string">
            <text:p text:style-name="P64"/>
          </table:table-cell>
        </table:table-row>
        <table:table-row>
          <table:table-cell table:style-name="Tabelle35.A2" office:value-type="string">
            <text:p text:style-name="P64">INT</text:p>
          </table:table-cell>
          <table:table-cell table:style-name="Tabelle35.B2" office:value-type="string">
            <text:p text:style-name="P64"/>
          </table:table-cell>
        </table:table-row>
        <table:table-row>
          <table:table-cell table:style-name="Tabelle35.A2" office:value-type="string">
            <text:p text:style-name="P64">INT1DP</text:p>
          </table:table-cell>
          <table:table-cell table:style-name="Tabelle35.B2" office:value-type="string">
            <text:p text:style-name="P64">The JavaScript variables are <text:span text:style-name="T35">multiplied by 10 and converted to an integer, i.e. a value of 12.313 in JS is 123 in the PLC. </text:span></text:p>
          </table:table-cell>
        </table:table-row>
        <table:table-row>
          <table:table-cell table:style-name="Tabelle35.A2" office:value-type="string">
            <text:p text:style-name="P64">UDINT</text:p>
          </table:table-cell>
          <table:table-cell table:style-name="Tabelle35.B2" office:value-type="string">
            <text:p text:style-name="P64"/>
          </table:table-cell>
        </table:table-row>
        <table:table-row>
          <table:table-cell table:style-name="Tabelle35.A2" office:value-type="string">
            <text:p text:style-name="P64">DINT</text:p>
          </table:table-cell>
          <table:table-cell table:style-name="Tabelle35.B2" office:value-type="string">
            <text:p text:style-name="P64"/>
          </table:table-cell>
        </table:table-row>
        <table:table-row>
          <table:table-cell table:style-name="Tabelle35.A2" office:value-type="string">
            <text:p text:style-name="P64">TIME</text:p>
          </table:table-cell>
          <table:table-cell table:style-name="Tabelle35.B2" office:value-type="string">
            <text:p text:style-name="P64">Without formatting the value must be specified in milliseconds. See chapter 9 for formatting parameters.</text:p>
          </table:table-cell>
        </table:table-row>
        <table:table-row>
          <table:table-cell table:style-name="Tabelle35.A2" office:value-type="string">
            <text:p text:style-name="P64">TOD</text:p>
          </table:table-cell>
          <table:table-cell table:style-name="Tabelle35.B2" office:value-type="string">
            <text:p text:style-name="P64">The value has to be a JS date object or a string (i.e. „21:33“).</text:p>
          </table:table-cell>
        </table:table-row>
        <table:table-row>
          <table:table-cell table:style-name="Tabelle35.A2" office:value-type="string">
            <text:p text:style-name="P64">DT</text:p>
          </table:table-cell>
          <table:table-cell table:style-name="Tabelle35.B2" office:value-type="string">
            <text:p text:style-name="P64">The value has to be a JS date object.</text:p>
          </table:table-cell>
        </table:table-row>
        <table:table-row>
          <table:table-cell table:style-name="Tabelle35.A2" office:value-type="string">
            <text:p text:style-name="P64">DATE</text:p>
          </table:table-cell>
          <table:table-cell table:style-name="Tabelle35.B2" office:value-type="string">
            <text:p text:style-name="P64">The value has to be a JS date object.</text:p>
          </table:table-cell>
        </table:table-row>
        <table:table-row>
          <table:table-cell table:style-name="Tabelle35.A2" office:value-type="string">
            <text:p text:style-name="P64">REAL</text:p>
          </table:table-cell>
          <table:table-cell table:style-name="Tabelle35.B2" office:value-type="string">
            <text:p text:style-name="P66"/>
          </table:table-cell>
        </table:table-row>
        <table:table-row>
          <table:table-cell table:style-name="Tabelle35.A2" office:value-type="string">
            <text:p text:style-name="P64">LREAL</text:p>
          </table:table-cell>
          <table:table-cell table:style-name="Tabelle35.B2" office:value-type="string">
            <text:p text:style-name="P66"/>
          </table:table-cell>
        </table:table-row>
        <table:table-row>
          <table:table-cell table:style-name="Tabelle35.A2" office:value-type="string">
            <text:p text:style-name="P64">STRING</text:p>
          </table:table-cell>
          <table:table-cell table:style-name="Tabelle35.B2" office:value-type="string">
            <text:p text:style-name="P64"/>
          </table:table-cell>
        </table:table-row>
      </table:table>
      <text:p text:style-name="Text_20_body"/>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30"><text:span text:style-name="T1">addr</text:span><text:span text:style-name="T3"> (string, </text:span><text:span text:style-name="T13">required if the „name“ parameter in not set</text:span><text:span text:style-name="T3">, undefined)</text:span></text:p>
            <text:p text:style-name="P81">The address of the PLC variable, can be used to read variables with fixed addresses. However, I recommend to use the „name“ parameter instead</text:p>
          </table:table-cell>
        </table:table-row>
        <table:table-row>
          <table:table-cell table:style-name="Tabelle19.A2" office:value-type="string">
            <text:p text:style-name="P30"><text:span text:style-name="T1">name</text:span><text:span text:style-name="T3"> (string, </text:span><text:span text:style-name="T13">required if the „addr“ parameter in not set</text:span><text:span text:style-name="T3">, undefined)</text:span></text:p>
            <text:p text:style-name="P82">The name of the PLC variable.</text:p>
          </table:table-cell>
        </table:table-row>
        <table:table-row>
          <table:table-cell table:style-name="Tabelle19.A2" office:value-type="string">
            <text:p text:style-name="Text_20_body"><text:span text:style-name="T18">debug</text:span><text:span text:style-name="T35"> (boolean, optional, false)</text:span></text:p>
            <text:p text:style-name="P107">If this option is set to true all internal used information of the request is written to the console.</text:p>
          </table:table-cell>
        </table:table-row>
        <table:table-row>
          <table:table-cell table:style-name="Tabelle19.A2" office:value-type="string">
            <text:p text:style-name="Text_20_body"><text:span text:style-name="T18">def</text:span><text:span text:style-name="T3"> (object, required, undefined)</text:span></text:p>
            <text:p text:style-name="P111">An object containing information about the structure definition.</text:p>
          </table:table-cell>
        </table:table-row>
        <table:table-row>
          <table:table-cell table:style-name="Tabelle19.A2" office:value-type="string">
            <text:p text:style-name="Text_20_body"><text:span text:style-name="T18">id </text:span><text:span text:style-name="T35">(number, optional, undefined)</text:span></text:p>
            <text:p text:style-name="P85">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P41"><text:span text:style-name="T22">handle</text:span><text:span text:style-name="T18"> </text:span><text:span text:style-name="T35">(b</text:span>oolean, optional, undefined<text:span text:style-name="T35">)</text:span></text:p>
            <text:p text:style-name="P96"><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able:table-row>
          <table:table-cell table:style-name="Tabelle19.A2" office:value-type="string">
            <text:p text:style-name="Text_20_body"><text:span text:style-name="T18">oc</text:span><text:span text:style-name="T35"> (function, optional, undefined)</text:span></text:p>
            <text:p text:style-name="P111">A function wich will be executed after the request has finished sucessfully.</text:p>
          </table:table-cell>
        </table:table-row>
        <table:table-row>
          <table:table-cell table:style-name="Tabelle19.A2" office:value-type="string">
            <text:p text:style-name="Text_20_body"><text:span text:style-name="T18">ocd</text:span><text:span text:style-name="T35"> (number, optional, undefined)</text:span></text:p>
            <text:p text:style-name="P111">A value of milliseconds for delaying the on-complete-function.</text:p>
          </table:table-cell>
        </table:table-row>
        <table:table-row>
          <table:table-cell table:style-name="Tabelle19.A2" office:value-type="string">
            <text:p text:style-name="Text_20_body"><text:span text:style-name="T18">val</text:span><text:span text:style-name="T3"> (object, required, undefined)</text:span></text:p>
            <text:p text:style-name="P109">The array of values to send to the PLC.</text:p>
          </table:table-cell>
        </table:table-row>
        <text:soft-page-break/>
        <table:table-row>
          <table:table-cell table:style-name="Tabelle19.A2" office:value-type="string">
            <text:p text:style-name="Text_20_body"><text:span text:style-name="T18">sync </text:span><text:span text:style-name="T35">(b</text:span>oolean, optional, undefined<text:span text:style-name="T35">)</text:span></text:p>
            <text:p text:style-name="P93">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1"><text:soft-page-break/>Arrays Of Structures</text:h>
      <text:p text:style-name="Text_20_body"/>
      <text:p text:style-name="Text_20_body"><text:span text:style-name="T9">The most powerful method's of the library can read or write a whole array of structures.</text:span><text:span text:style-name="T10"> They are a combination of <text:s/>the methods for accessing arrays and structures and you should read the previous chapters to understand whats going on. <text:s/>Based on the structure definition of <text:s/>chapter 7 here is </text:span><text:span text:style-name="T9">the definition of a global PLC variable :</text:span></text:p>
      <text:p text:style-name="Text_20_body"><draw:frame draw:style-name="fr2" draw:name="Rahmen29" text:anchor-type="paragraph" svg:x="0.023cm" svg:y="0.443cm" svg:width="16.956cm" draw:z-index="24"><draw:text-box fo:min-height="1.954cm"><text:p text:style-name="P56"/><text:p text:style-name="P56"><text:tab/>TestArray: <text:s/>ARRAY [1..2] OF ST_Test;</text:p><text:p text:style-name="P56"/></draw:text-box></draw:frame></text:p>
      <text:h text:style-name="Heading_20_2" text:outline-level="2">8.1 Read Request</text:h>
      <text:p text:style-name="Text_20_body">The definition of the JavaScript array:</text:p>
      <text:p text:style-name="P24"><draw:frame draw:style-name="fr2" draw:name="Rahmen30" text:anchor-type="paragraph" svg:x="0.023cm" svg:y="0.266cm" svg:width="16.956cm" draw:z-index="25"><draw:text-box fo:min-height="2.274cm"><text:p text:style-name="P56"/><text:p text:style-name="P56"><text:tab/>var myArray = [];</text:p><text:p text:style-name="P56"/></draw:text-box></draw:frame></text:p>
      <text:p text:style-name="P24">The request definition itself is quite simple again. </text:p>
      <text:p text:style-name="P24"><draw:frame draw:style-name="fr2" draw:name="Rahmen31" text:anchor-type="paragraph" svg:x="0.023cm" svg:y="0.443cm" svg:width="16.956cm" draw:z-index="26"><draw:text-box fo:min-height="5.048cm"><text:p text:style-name="P56"/><text:p text:style-name="P56"><text:tab/>PLC.readArrayOfStruct({</text:p><text:p text:style-name="P56"><text:tab/><text:tab/>name: ".TestArray",</text:p><text:p text:style-name="P56"><text:tab/><text:tab/>def: structdef,</text:p><text:p text:style-name="P56"><text:tab/><text:tab/>jvar: "myArray"</text:p><text:p text:style-name="P56"><text:tab/>});</text:p><text:p text:style-name="P56"/></draw:text-box></draw:frame></text:p>
      <text:p text:style-name="P24"/>
      <text:p text:style-name="P24"/>
      <text:p text:style-name="P24"/>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62">Data Type</text:p>
          </table:table-cell>
          <table:table-cell table:style-name="Tabelle36.B1" office:value-type="string">
            <text:p text:style-name="P62">Note</text:p>
          </table:table-cell>
        </table:table-row>
        <table:table-row>
          <table:table-cell table:style-name="Tabelle36.A2" office:value-type="string">
            <text:p text:style-name="P65">ARRAY</text:p>
          </table:table-cell>
          <table:table-cell table:style-name="Tabelle36.B2" office:value-type="string">
            <text:p text:style-name="P63"/>
          </table:table-cell>
        </table:table-row>
        <table:table-row>
          <table:table-cell table:style-name="Tabelle36.A2" office:value-type="string">
            <text:p text:style-name="P64">BOOL</text:p>
          </table:table-cell>
          <table:table-cell table:style-name="Tabelle36.B2" office:value-type="string">
            <text:p text:style-name="P64"/>
          </table:table-cell>
        </table:table-row>
        <table:table-row>
          <table:table-cell table:style-name="Tabelle36.A2" office:value-type="string">
            <text:p text:style-name="P64">BYTE</text:p>
          </table:table-cell>
          <table:table-cell table:style-name="Tabelle36.B2" office:value-type="string">
            <text:p text:style-name="P64"/>
          </table:table-cell>
        </table:table-row>
        <table:table-row>
          <table:table-cell table:style-name="Tabelle36.A2" office:value-type="string">
            <text:p text:style-name="P64">WORD</text:p>
          </table:table-cell>
          <table:table-cell table:style-name="Tabelle36.B2" office:value-type="string">
            <text:p text:style-name="P64"/>
          </table:table-cell>
        </table:table-row>
        <table:table-row>
          <table:table-cell table:style-name="Tabelle36.A2" office:value-type="string">
            <text:p text:style-name="P64">DWORD</text:p>
          </table:table-cell>
          <table:table-cell table:style-name="Tabelle36.B2" office:value-type="string">
            <text:p text:style-name="P64"/>
          </table:table-cell>
        </table:table-row>
        <table:table-row>
          <table:table-cell table:style-name="Tabelle36.A2" office:value-type="string">
            <text:p text:style-name="P64">USINT</text:p>
          </table:table-cell>
          <table:table-cell table:style-name="Tabelle36.B2" office:value-type="string">
            <text:p text:style-name="P64"/>
          </table:table-cell>
        </table:table-row>
        <table:table-row>
          <table:table-cell table:style-name="Tabelle36.A2" office:value-type="string">
            <text:p text:style-name="P64">SINT</text:p>
          </table:table-cell>
          <table:table-cell table:style-name="Tabelle36.B2" office:value-type="string">
            <text:p text:style-name="P64"/>
          </table:table-cell>
        </table:table-row>
        <table:table-row>
          <table:table-cell table:style-name="Tabelle36.A2" office:value-type="string">
            <text:p text:style-name="P64">UINT</text:p>
          </table:table-cell>
          <table:table-cell table:style-name="Tabelle36.B2" office:value-type="string">
            <text:p text:style-name="P64"/>
          </table:table-cell>
        </table:table-row>
        <table:table-row>
          <table:table-cell table:style-name="Tabelle36.A2" office:value-type="string">
            <text:p text:style-name="P64">INT</text:p>
          </table:table-cell>
          <table:table-cell table:style-name="Tabelle36.B2" office:value-type="string">
            <text:p text:style-name="P64"/>
          </table:table-cell>
        </table:table-row>
        <table:table-row>
          <table:table-cell table:style-name="Tabelle36.A2" office:value-type="string">
            <text:p text:style-name="P64">INT1DP</text:p>
          </table:table-cell>
          <table:table-cell table:style-name="Tabelle36.B2" office:value-type="string">
            <text:p text:style-name="P64">The JavaScript variables are <text:span text:style-name="T35">multiplied by 10 and converted to an integer, i.e. a value of 12.313 in JS is 123 in the PLC. </text:span></text:p>
          </table:table-cell>
        </table:table-row>
        <table:table-row>
          <table:table-cell table:style-name="Tabelle36.A2" office:value-type="string">
            <text:p text:style-name="P64">UDINT</text:p>
          </table:table-cell>
          <table:table-cell table:style-name="Tabelle36.B2" office:value-type="string">
            <text:p text:style-name="P64"/>
          </table:table-cell>
        </table:table-row>
        <table:table-row>
          <table:table-cell table:style-name="Tabelle36.A2" office:value-type="string">
            <text:p text:style-name="P64">DINT</text:p>
          </table:table-cell>
          <table:table-cell table:style-name="Tabelle36.B2" office:value-type="string">
            <text:p text:style-name="P64"/>
          </table:table-cell>
        </table:table-row>
        <table:table-row>
          <table:table-cell table:style-name="Tabelle36.A2" office:value-type="string">
            <text:p text:style-name="P64">TIME</text:p>
          </table:table-cell>
          <table:table-cell table:style-name="Tabelle36.B2" office:value-type="string">
            <text:p text:style-name="P64">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64">TOD</text:p>
          </table:table-cell>
          <table:table-cell table:style-name="Tabelle36.B2" office:value-type="string">
            <text:p text:style-name="P64">With a formatting information added time value is converted to a formatted string, otherwise the output is a date object.</text:p>
          </table:table-cell>
        </table:table-row>
        <table:table-row>
          <table:table-cell table:style-name="Tabelle36.A2" office:value-type="string">
            <text:p text:style-name="P64">DT</text:p>
          </table:table-cell>
          <table:table-cell table:style-name="Tabelle36.B2" office:value-type="string">
            <text:p text:style-name="P64">With a formatting information added time value is converted to a formatted string, otherwise the output is a date object.</text:p>
          </table:table-cell>
        </table:table-row>
        <table:table-row>
          <table:table-cell table:style-name="Tabelle36.A2" office:value-type="string">
            <text:p text:style-name="P64">DATE</text:p>
          </table:table-cell>
          <table:table-cell table:style-name="Tabelle36.B2" office:value-type="string">
            <text:p text:style-name="P64">With a formatting information added time value is converted to a formatted string, otherwise the output is a date object.</text:p>
          </table:table-cell>
        </table:table-row>
        <table:table-row>
          <table:table-cell table:style-name="Tabelle36.A2" office:value-type="string">
            <text:p text:style-name="P64">REAL</text:p>
          </table:table-cell>
          <table:table-cell table:style-name="Tabelle36.B2" office:value-type="string">
            <text:p text:style-name="P66">A value can be added to set the number of the decimal places. See chapter 9.</text:p>
          </table:table-cell>
        </table:table-row>
        <table:table-row>
          <table:table-cell table:style-name="Tabelle36.A2" office:value-type="string">
            <text:p text:style-name="P64">LREAL</text:p>
          </table:table-cell>
          <table:table-cell table:style-name="Tabelle36.B2" office:value-type="string">
            <text:p text:style-name="P66">A value can be added to set the number of the decimal places. See chapter 9.</text:p>
          </table:table-cell>
        </table:table-row>
        <table:table-row>
          <table:table-cell table:style-name="Tabelle36.A2" office:value-type="string">
            <text:p text:style-name="P64">STRING</text:p>
          </table:table-cell>
          <table:table-cell table:style-name="Tabelle36.B2" office:value-type="string">
            <text:p text:style-name="P64"/>
          </table:table-cell>
        </table:table-row>
      </table:table>
      <text:p text:style-name="P24"/>
      <text:h text:style-name="P142" text:outline-level="3"><text:soft-page-break/>Parameters<text:span text:style-name="T18"> (Type, Required, Default)</text:span></text:h>
      <table:table table:name="Tabelle20" table:style-name="Tabelle20">
        <table:table-column table:style-name="Tabelle20.A"/>
        <table:table-row>
          <table:table-cell table:style-name="Tabelle20.A1" office:value-type="string">
            <text:p text:style-name="P30"><text:span text:style-name="T1">addr</text:span><text:span text:style-name="T3"> (string, </text:span><text:span text:style-name="T13">required if the „name“ parameter in not set</text:span><text:span text:style-name="T3">, undefined)</text:span></text:p>
            <text:p text:style-name="P81">The address of the PLC variable, can be used to read variables with fixed addresses. However, I recommend to use the „name“ parameter instead</text:p>
          </table:table-cell>
        </table:table-row>
        <table:table-row>
          <table:table-cell table:style-name="Tabelle20.A2" office:value-type="string">
            <text:p text:style-name="P30"><text:span text:style-name="T1">name</text:span><text:span text:style-name="T3"> (string, </text:span><text:span text:style-name="T13">required if the „addr“ parameter in not set</text:span><text:span text:style-name="T3">, undefined)</text:span></text:p>
            <text:p text:style-name="P82">The name of the PLC variable.</text:p>
          </table:table-cell>
        </table:table-row>
        <table:table-row>
          <table:table-cell table:style-name="Tabelle20.A2" office:value-type="string">
            <text:p text:style-name="Text_20_body"><text:span text:style-name="T18">arrlen</text:span><text:span text:style-name="T3"> (number, required if the „addr“ parameter is used, undefined)</text:span></text:p>
            <text:p text:style-name="P104">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18">debug</text:span><text:span text:style-name="T35"> (boolean, optional, false)</text:span></text:p>
            <text:p text:style-name="P107">If this option is set to true all internal used information of the request is written to the console.</text:p>
          </table:table-cell>
        </table:table-row>
        <table:table-row>
          <table:table-cell table:style-name="Tabelle20.A2" office:value-type="string">
            <text:p text:style-name="Text_20_body"><text:span text:style-name="T18">def</text:span><text:span text:style-name="T3"> (object, required, undefined)</text:span></text:p>
            <text:p text:style-name="P111">An object containing information about the structure definition.</text:p>
          </table:table-cell>
        </table:table-row>
        <table:table-row>
          <table:table-cell table:style-name="Tabelle20.A2" office:value-type="string">
            <text:p text:style-name="Text_20_body"><text:span text:style-name="T18">id </text:span><text:span text:style-name="T35">(number, optional, undefined)</text:span></text:p>
            <text:p text:style-name="P8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18">jvar</text:span><text:span text:style-name="T35"> (string, required, undefined)</text:span></text:p>
            <text:p text:style-name="P107"><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style-name="Tabelle20.8">
          <table:table-cell table:style-name="Tabelle20.A2" office:value-type="string">
            <text:p text:style-name="P41"><text:span text:style-name="T22">handle</text:span><text:span text:style-name="T18"> </text:span><text:span text:style-name="T35">(b</text:span>oolean, optional, undefined<text:span text:style-name="T35">)</text:span></text:p>
            <text:p text:style-name="P96"><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ext:soft-page-break/>
        <table:table-row>
          <table:table-cell table:style-name="Tabelle20.A2" office:value-type="string">
            <text:p text:style-name="P30">oc<text:span text:style-name="T35"> (function, optional, undefined)</text:span></text:p>
            <text:p text:style-name="P111">A function wich will be executed after the request has finished sucessfully.</text:p>
          </table:table-cell>
        </table:table-row>
        <table:table-row>
          <table:table-cell table:style-name="Tabelle20.A2" office:value-type="string">
            <text:p text:style-name="Text_20_body"><text:span text:style-name="T18">ocd</text:span><text:span text:style-name="T35"> (number, optional, undefined)</text:span></text:p>
            <text:p text:style-name="P110">A value of milliseconds for delaying the on-complete-function.</text:p>
          </table:table-cell>
        </table:table-row>
        <table:table-row>
          <table:table-cell table:style-name="Tabelle20.A2" office:value-type="string">
            <text:p text:style-name="Text_20_body"><text:span text:style-name="T18">sync </text:span><text:span text:style-name="T35">(b</text:span>oolean, optional, undefined<text:span text:style-name="T35">)</text:span></text:p>
            <text:p text:style-name="P93">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56"/><text:p text:style-name="P56"><text:tab/>var myArray = [{</text:p><text:p text:style-name="P56"><text:tab/><text:tab/>var_1: 12,</text:p><text:p text:style-name="P56"><text:tab/><text:tab/>var_2: 7464.313,</text:p><text:p text:style-name="P56"><text:tab/><text:tab/>var_3: -96,</text:p><text:p text:style-name="Frame_20_contents"><text:span text:style-name="T1"><text:tab/><text:tab/>var_4: new Date("</text:span>January 3, 2012 18:54:00"<text:span text:style-name="T1">),</text:span></text:p><text:p text:style-name="P56"><text:tab/><text:tab/>var_5: ["This", "is", "a", "string", " array."],</text:p><text:p text:style-name="P56"><text:tab/><text:tab/>var_6: 34.5</text:p><text:p text:style-name="P56"><text:tab/>},{</text:p><text:p text:style-name="P56"><text:tab/><text:tab/>var_1: 109,</text:p><text:p text:style-name="P56"><text:tab/><text:tab/>var_2: 873.40,</text:p><text:p text:style-name="P56"><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56"><text:tab/><text:tab/>var_5: ["This", "is a", <text:s/>"string", " array", "too." ],</text:p><text:p text:style-name="P56"><text:tab/><text:tab/>var_6: 122.9</text:p><text:p text:style-name="P56"><text:tab/>}];</text:p><text:p text:style-name="P56"/></draw:text-box></draw:frame></text:p>
      <text:p text:style-name="Text_20_body"><draw:frame draw:style-name="fr2" draw:name="Rahmen33" text:anchor-type="paragraph" svg:x="0.023cm" svg:y="0.443cm" svg:width="16.956cm" draw:z-index="28"><draw:text-box fo:min-height="5.048cm"><text:p text:style-name="P56"/><text:p text:style-name="P56"><text:tab/>PLC.writeArrayOfStruct({</text:p><text:p text:style-name="P56"><text:tab/><text:tab/>name: ".TestArray",</text:p><text:p text:style-name="P56"><text:tab/><text:tab/>def: structdef,</text:p><text:p text:style-name="P56"><text:tab/><text:tab/>val: myArray</text:p><text:p text:style-name="P56"><text:tab/>});</text:p><text:p text:style-name="P56"/></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62">Data Type</text:p>
          </table:table-cell>
          <table:table-cell table:style-name="Tabelle37.B1" office:value-type="string">
            <text:p text:style-name="P62">Note</text:p>
          </table:table-cell>
        </table:table-row>
        <table:table-row>
          <table:table-cell table:style-name="Tabelle37.A2" office:value-type="string">
            <text:p text:style-name="P65">ARRAY</text:p>
          </table:table-cell>
          <table:table-cell table:style-name="Tabelle37.B2" office:value-type="string">
            <text:p text:style-name="P65"/>
          </table:table-cell>
        </table:table-row>
        <table:table-row>
          <table:table-cell table:style-name="Tabelle37.A2" office:value-type="string">
            <text:p text:style-name="P64">BOOL</text:p>
          </table:table-cell>
          <table:table-cell table:style-name="Tabelle37.B2" office:value-type="string">
            <text:p text:style-name="P64"/>
          </table:table-cell>
        </table:table-row>
        <table:table-row>
          <table:table-cell table:style-name="Tabelle37.A2" office:value-type="string">
            <text:p text:style-name="P64">BYTE</text:p>
          </table:table-cell>
          <table:table-cell table:style-name="Tabelle37.B2" office:value-type="string">
            <text:p text:style-name="P64"/>
          </table:table-cell>
        </table:table-row>
        <table:table-row>
          <table:table-cell table:style-name="Tabelle37.A2" office:value-type="string">
            <text:p text:style-name="P64">WORD</text:p>
          </table:table-cell>
          <table:table-cell table:style-name="Tabelle37.B2" office:value-type="string">
            <text:p text:style-name="P64"/>
          </table:table-cell>
        </table:table-row>
        <table:table-row>
          <table:table-cell table:style-name="Tabelle37.A2" office:value-type="string">
            <text:p text:style-name="P64">DWORD</text:p>
          </table:table-cell>
          <table:table-cell table:style-name="Tabelle37.B2" office:value-type="string">
            <text:p text:style-name="P64"/>
          </table:table-cell>
        </table:table-row>
        <table:table-row>
          <table:table-cell table:style-name="Tabelle37.A2" office:value-type="string">
            <text:p text:style-name="P64">USINT</text:p>
          </table:table-cell>
          <table:table-cell table:style-name="Tabelle37.B2" office:value-type="string">
            <text:p text:style-name="P64"/>
          </table:table-cell>
        </table:table-row>
        <table:table-row>
          <table:table-cell table:style-name="Tabelle37.A2" office:value-type="string">
            <text:p text:style-name="P64">SINT</text:p>
          </table:table-cell>
          <table:table-cell table:style-name="Tabelle37.B2" office:value-type="string">
            <text:p text:style-name="P64"/>
          </table:table-cell>
        </table:table-row>
        <table:table-row>
          <table:table-cell table:style-name="Tabelle37.A2" office:value-type="string">
            <text:p text:style-name="P64">UINT</text:p>
          </table:table-cell>
          <table:table-cell table:style-name="Tabelle37.B2" office:value-type="string">
            <text:p text:style-name="P64"/>
          </table:table-cell>
        </table:table-row>
        <table:table-row>
          <table:table-cell table:style-name="Tabelle37.A2" office:value-type="string">
            <text:p text:style-name="P64">INT</text:p>
          </table:table-cell>
          <table:table-cell table:style-name="Tabelle37.B2" office:value-type="string">
            <text:p text:style-name="P64"/>
          </table:table-cell>
        </table:table-row>
        <table:table-row>
          <table:table-cell table:style-name="Tabelle37.A2" office:value-type="string">
            <text:p text:style-name="P64">INT1DP</text:p>
          </table:table-cell>
          <table:table-cell table:style-name="Tabelle37.B2" office:value-type="string">
            <text:p text:style-name="P64">The JavaScript variables are <text:span text:style-name="T35">multiplied by 10 and converted to an integer, i.e. a value of 12.313 in JS is 123 in the PLC. </text:span></text:p>
          </table:table-cell>
        </table:table-row>
        <table:table-row>
          <table:table-cell table:style-name="Tabelle37.A2" office:value-type="string">
            <text:p text:style-name="P64">UDINT</text:p>
          </table:table-cell>
          <table:table-cell table:style-name="Tabelle37.B2" office:value-type="string">
            <text:p text:style-name="P64"/>
          </table:table-cell>
        </table:table-row>
        <table:table-row>
          <table:table-cell table:style-name="Tabelle37.A2" office:value-type="string">
            <text:p text:style-name="P64">DINT</text:p>
          </table:table-cell>
          <table:table-cell table:style-name="Tabelle37.B2" office:value-type="string">
            <text:p text:style-name="P64"/>
          </table:table-cell>
        </table:table-row>
        <table:table-row>
          <table:table-cell table:style-name="Tabelle37.A2" office:value-type="string">
            <text:p text:style-name="P64">TIME</text:p>
          </table:table-cell>
          <table:table-cell table:style-name="Tabelle37.B2" office:value-type="string">
            <text:p text:style-name="P64">Without formatting the value must be specified in milliseconds. See chapter 9 for formatting parameters.</text:p>
          </table:table-cell>
        </table:table-row>
        <table:table-row>
          <table:table-cell table:style-name="Tabelle37.A2" office:value-type="string">
            <text:p text:style-name="P64">TOD</text:p>
          </table:table-cell>
          <table:table-cell table:style-name="Tabelle37.B2" office:value-type="string">
            <text:p text:style-name="P64">The value has to be a JS date object or a string (i.e. „21:33“).</text:p>
          </table:table-cell>
        </table:table-row>
        <table:table-row>
          <table:table-cell table:style-name="Tabelle37.A2" office:value-type="string">
            <text:p text:style-name="P64">DT</text:p>
          </table:table-cell>
          <table:table-cell table:style-name="Tabelle37.B2" office:value-type="string">
            <text:p text:style-name="P64">The value has to be a JS date object.</text:p>
          </table:table-cell>
        </table:table-row>
        <table:table-row>
          <table:table-cell table:style-name="Tabelle37.A2" office:value-type="string">
            <text:p text:style-name="P64">DATE</text:p>
          </table:table-cell>
          <table:table-cell table:style-name="Tabelle37.B2" office:value-type="string">
            <text:p text:style-name="P64">The value has to be a JS date object.</text:p>
          </table:table-cell>
        </table:table-row>
        <table:table-row>
          <table:table-cell table:style-name="Tabelle37.A2" office:value-type="string">
            <text:p text:style-name="P64">REAL</text:p>
          </table:table-cell>
          <table:table-cell table:style-name="Tabelle37.B2" office:value-type="string">
            <text:p text:style-name="P66"/>
          </table:table-cell>
        </table:table-row>
        <table:table-row>
          <table:table-cell table:style-name="Tabelle37.A2" office:value-type="string">
            <text:p text:style-name="P64">LREAL</text:p>
          </table:table-cell>
          <table:table-cell table:style-name="Tabelle37.B2" office:value-type="string">
            <text:p text:style-name="P66"/>
          </table:table-cell>
        </table:table-row>
        <table:table-row>
          <table:table-cell table:style-name="Tabelle37.A2" office:value-type="string">
            <text:p text:style-name="P64">STRING</text:p>
          </table:table-cell>
          <table:table-cell table:style-name="Tabelle37.B2" office:value-type="string">
            <text:p text:style-name="P64"/>
          </table:table-cell>
        </table:table-row>
      </table:table>
      <text:p text:style-name="Text_20_body"/>
      <text:p text:style-name="Text_20_body"/>
      <text:p text:style-name="Text_20_body"/>
      <text:p text:style-name="Text_20_body"/>
      <text:h text:style-name="P142" text:outline-level="3"><text:soft-page-break/>Parameters<text:span text:style-name="T18"> (Type, Required, Default)</text:span></text:h>
      <table:table table:name="Tabelle21" table:style-name="Tabelle21">
        <table:table-column table:style-name="Tabelle21.A"/>
        <table:table-row>
          <table:table-cell table:style-name="Tabelle21.A1" office:value-type="string">
            <text:p text:style-name="P30"><text:span text:style-name="T1">addr</text:span><text:span text:style-name="T3"> (string, </text:span><text:span text:style-name="T13">required if the „name“ parameter in not set</text:span><text:span text:style-name="T3">, undefined)</text:span></text:p>
            <text:p text:style-name="P81">The address of the PLC variable, can be used to read variables with fixed addresses. However, I recommend to use the „name“ parameter instead</text:p>
          </table:table-cell>
        </table:table-row>
        <table:table-row>
          <table:table-cell table:style-name="Tabelle21.A2" office:value-type="string">
            <text:p text:style-name="P30"><text:span text:style-name="T1">name</text:span><text:span text:style-name="T3"> (string, </text:span><text:span text:style-name="T13">required if the „addr“ parameter in not set</text:span><text:span text:style-name="T3">, undefined)</text:span></text:p>
            <text:p text:style-name="P82">The name of the PLC variable.</text:p>
          </table:table-cell>
        </table:table-row>
        <table:table-row>
          <table:table-cell table:style-name="Tabelle21.A2" office:value-type="string">
            <text:p text:style-name="Text_20_body"><text:span text:style-name="T18">arrlen</text:span><text:span text:style-name="T3"> (number, required if the „addr“ parameter is used, undefined)</text:span></text:p>
            <text:p text:style-name="P105">The length of the array (the number of the items). If the varible is accessed by name the value is detected automatically, it should only be set if you use the „addr“-parameter.</text:p>
          </table:table-cell>
        </table:table-row>
        <table:table-row>
          <table:table-cell table:style-name="Tabelle21.A2" office:value-type="string">
            <text:p text:style-name="Text_20_body"><text:span text:style-name="T18">debug</text:span><text:span text:style-name="T35"> (boolean, optional, false)</text:span></text:p>
            <text:p text:style-name="P107">If this option is set to true all internal used information of the request is written to the console.</text:p>
          </table:table-cell>
        </table:table-row>
        <table:table-row>
          <table:table-cell table:style-name="Tabelle21.A2" office:value-type="string">
            <text:p text:style-name="Text_20_body"><text:span text:style-name="T18">def</text:span><text:span text:style-name="T3"> (object, required, undefined)</text:span></text:p>
            <text:p text:style-name="P111">An object containing information about the structure definition.</text:p>
          </table:table-cell>
        </table:table-row>
        <table:table-row>
          <table:table-cell table:style-name="Tabelle21.A2" office:value-type="string">
            <text:p text:style-name="Text_20_body"><text:span text:style-name="T18">id </text:span><text:span text:style-name="T35">(number, optional, undefined)</text:span></text:p>
            <text:p text:style-name="P8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18">item</text:span><text:span text:style-name="T35"> (number, optional, undefined)</text:span></text:p>
            <text:p text:style-name="P111">If this parameter is set to the index number (starting with 0) of an array item, only this item will be written to the PLC.</text:p>
          </table:table-cell>
        </table:table-row>
        <table:table-row table:style-name="Tabelle21.8">
          <table:table-cell table:style-name="Tabelle21.A2" office:value-type="string">
            <text:p text:style-name="P41"><text:span text:style-name="T22">handle</text:span><text:span text:style-name="T18"> </text:span><text:span text:style-name="T35">(b</text:span>oolean, optional, undefined<text:span text:style-name="T35">)</text:span></text:p>
            <text:p text:style-name="P96"><text:span text:style-name="T67">Instead of a direct access a handle will be used</text:span>. <text:span text:style-name="T67">For proper function the handle has to be fetched before. </text:span>The option overrides by the „<text:span text:style-name="T67">useHandles</text:span>“ parameter of the client definition.</text:p>
          </table:table-cell>
        </table:table-row>
        <text:soft-page-break/>
        <table:table-row>
          <table:table-cell table:style-name="Tabelle21.A2" office:value-type="string">
            <text:p text:style-name="Text_20_body"><text:span text:style-name="T18">oc </text:span><text:span text:style-name="T35">(function, optional, undefined)</text:span></text:p>
            <text:p text:style-name="P111">A function wich will be executed after the request has finished sucessfully.</text:p>
          </table:table-cell>
        </table:table-row>
        <table:table-row>
          <table:table-cell table:style-name="Tabelle21.A2" office:value-type="string">
            <text:p text:style-name="Text_20_body"><text:span text:style-name="T18">ocd</text:span><text:span text:style-name="T35"> (number, optional, undefined)</text:span></text:p>
            <text:p text:style-name="P111">A value of milliseconds for delaying the on-complete-function.</text:p>
          </table:table-cell>
        </table:table-row>
        <table:table-row>
          <table:table-cell table:style-name="Tabelle21.A2" office:value-type="string">
            <text:p text:style-name="Text_20_body"><text:span text:style-name="T18">val</text:span><text:span text:style-name="T3"> (array, required, undefined)</text:span></text:p>
            <text:p text:style-name="P108">The array of values to send to the PLC. </text:p>
          </table:table-cell>
        </table:table-row>
        <table:table-row>
          <table:table-cell table:style-name="Tabelle21.A2" office:value-type="string">
            <text:p text:style-name="Text_20_body"><text:span text:style-name="T18">sync </text:span><text:span text:style-name="T35">(b</text:span>oolean, optional, undefined<text:span text:style-name="T35">)</text:span></text:p>
            <text:p text:style-name="P93">A synchronous XMLHttpRequests is used if this option is set to „true“. This means that a script waits until the request is finished. The option overrides by the „syncXmlHttp“ parameter of the client.</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35" text:outline-level="1"><text:soft-page-break/>Handles</text:h>
      <text:p text:style-name="P43"/>
      <text:p text:style-name="P46">A handle is a cod<text:span text:style-name="T70">e</text:span> for a <text:span text:style-name="T70">specific PLC symbol. Instead of a direct memory access via IndexGroup and IndexOffset</text:span> <text:span text:style-name="T70">one first have to get a handle for the symbol and use this for addressing a read/write request. This has 2 advantages: If <text:s/>the address of a symbol has changed after compiling the PLC program the handle is invalid and no data will be written to or read from the wrong address. The second is that is easier to access elements of complex data types and internal variables and parameters of FB instances. There is also a drawback: You have to get the handles from the PLC before you can use them and they should be released if not needed anymore, i.e. while closing the webpage. </text:span></text:p>
      <text:p text:style-name="P47"><text:span text:style-name="T73">TAME provides several ways to access PLC variables by name. The Symbol Upload is used by default, the symbol information will automatically be fetched while the client starts. </text:span><text:span text:style-name="T37">Alternatively</text:span><text:span text:style-name="T73"> the TPY file generated by TwinCAT can be used. While the Upload is automatically updated by TwinCAT during the upload of a PLC program the TPY has to be copied to webserver manually. All read or write requests without using a handle are based on a direct memory access via Index Group and Index Offset. As mentioned in the introduction it is possible to write data to or read from wrong addresses if a PLC program was uploaded without closing the client before.</text:span></text:p>
      <text:p text:style-name="P4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72">Standard Data Types (BOOL, INT, WORD ...)</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68">global <text:span text:style-name="T71">variables / </text:span>local variables <text:span text:style-name="T71">of PRG's</text:span></text:p>
          </table:table-cell>
          <table:table-cell table:style-name="Table1.C2" office:value-type="string">
            <text:p text:style-name="P73">local variables <text:span text:style-name="T72">and</text:span> parameters of FB <text:span text:style-name="T72">instances / elements of structures or arrays</text:span></text:p>
          </table:table-cell>
        </table:table-row>
        <table:table-row table:style-name="Table1.3">
          <table:table-cell table:style-name="Table1.A3" office:value-type="string">
            <text:p text:style-name="P67">Upload <text:span text:style-name="T72">(default)</text:span></text:p>
          </table:table-cell>
          <table:table-cell table:style-name="Table1.B3" office:value-type="string">
            <text:p text:style-name="P72">no restrictions</text:p>
          </table:table-cell>
          <table:table-cell table:style-name="Table1.C3" office:value-type="string">
            <text:p text:style-name="P72">not possible</text:p>
          </table:table-cell>
        </table:table-row>
        <table:table-row table:style-name="Table1.3">
          <table:table-cell table:style-name="Table1.A3" office:value-type="string">
            <text:p text:style-name="P71">Upload + Handles</text:p>
          </table:table-cell>
          <table:table-cell table:style-name="Table1.B4" office:value-type="string">
            <text:p text:style-name="P76">no restrictions</text:p>
          </table:table-cell>
          <table:table-cell table:style-name="Table1.C4" office:value-type="string">
            <text:p text:style-name="P76">type has to be defined <text:span text:style-name="T76">by user</text:span></text:p>
          </table:table-cell>
        </table:table-row>
        <table:table-row table:style-name="Table1.5">
          <table:table-cell table:style-name="Table1.A3" office:value-type="string">
            <text:p text:style-name="P67">TPY file <text:span text:style-name="T71">(with or without handles)</text:span></text:p>
          </table:table-cell>
          <table:table-cell table:style-name="Table1.B5" office:value-type="string">
            <text:p text:style-name="P72"><text:span text:style-name="T72">n</text:span>o restrictions</text:p>
          </table:table-cell>
          <table:table-cell table:style-name="Table1.C5" office:value-type="string">
            <text:p text:style-name="P72">no restrictions</text:p>
          </table:table-cell>
        </table:table-row>
      </table:table>
      <text:p text:style-name="P45"/>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74"><text:span text:style-name="T72">User Defined</text:span> Data Types (<text:span text:style-name="T72">Arrays/Structures</text:span>)</text:p>
          </table:table-cell>
          <table:covered-table-cell/>
          <table:covered-table-cell/>
        </table:table-row>
        <table:table-row>
          <table:table-cell table:style-name="Table3.A2" office:value-type="string">
            <text:p text:style-name="P77"/>
          </table:table-cell>
          <table:table-cell table:style-name="Table3.A2" office:value-type="string">
            <text:p text:style-name="P69">global <text:span text:style-name="T71">variables / </text:span>local variables <text:span text:style-name="T71">of PRG's</text:span></text:p>
          </table:table-cell>
          <table:table-cell table:style-name="Table3.C2" office:value-type="string">
            <text:p text:style-name="P73">local variables <text:span text:style-name="T72">and</text:span> parameters of FB <text:span text:style-name="T72">instances / elements of structures or arrays</text:span></text:p>
          </table:table-cell>
        </table:table-row>
        <table:table-row table:style-name="Table3.3">
          <table:table-cell table:style-name="Table3.A3" office:value-type="string">
            <text:p text:style-name="P70">Upload <text:span text:style-name="T72">(default)</text:span></text:p>
          </table:table-cell>
          <table:table-cell table:style-name="Table3.B3" office:value-type="string">
            <text:p text:style-name="P74">no restrictions</text:p>
          </table:table-cell>
          <table:table-cell table:style-name="Table3.C3" office:value-type="string">
            <text:p text:style-name="P74">not possible</text:p>
          </table:table-cell>
        </table:table-row>
        <table:table-row table:style-name="Table3.3">
          <table:table-cell table:style-name="Table3.A3" office:value-type="string">
            <text:p text:style-name="P75">Upload + Handles</text:p>
          </table:table-cell>
          <table:table-cell table:style-name="Table3.B4" office:value-type="string">
            <text:p text:style-name="P76">no restrictions</text:p>
          </table:table-cell>
          <table:table-cell table:style-name="Table3.C4" office:value-type="string">
            <text:p text:style-name="P76">not possible (yet)</text:p>
          </table:table-cell>
        </table:table-row>
        <table:table-row table:style-name="Table3.3">
          <table:table-cell table:style-name="Table3.A3" office:value-type="string">
            <text:p text:style-name="P70">TPY file <text:span text:style-name="T71">(with or without handles)</text:span></text:p>
          </table:table-cell>
          <table:table-cell table:style-name="Table3.B5" office:value-type="string">
            <text:p text:style-name="P74"><text:span text:style-name="T72">n</text:span>o restrictions</text:p>
          </table:table-cell>
          <table:table-cell table:style-name="Table3.C5" office:value-type="string">
            <text:p text:style-name="P74">no restrictions</text:p>
          </table:table-cell>
        </table:table-row>
      </table:table>
      <text:p text:style-name="P20"/>
      <text:p text:style-name="P45"/>
      <text:p text:style-name="P45"/>
      <text:p text:style-name="P45"/>
      <text:h text:style-name="Heading_20_2" text:outline-level="2"><text:soft-page-break/>9.1 Getting <text:span text:style-name="T77">H</text:span>andles</text:h>
      <text:p text:style-name="P48">To fetch handles from the PLC there is a method called „getHandles()“. <text:span text:style-name="T74">You just have to provide an array of the symbol names for which the handles should be fetched. To ensure the handles are ready before using them you should start all functions with the „oc“ (on complete) function of the request. Check the „handles“ example for a better understanding.</text:span></text:p>
      <text:p text:style-name="P126"><text:s text:c="2"/></text:p>
      <text:p text:style-name="P43"><draw:frame draw:style-name="fr3" draw:name="Frame4" text:anchor-type="paragraph" svg:width="16.956cm" draw:z-index="53"><draw:text-box fo:min-height="4.367cm"><text:p text:style-name="P56"/><text:p text:style-name="P60"><text:s text:c="4"/>Plc.getHandles({</text:p><text:p text:style-name="P60"><text:s text:c="8"/>symbols: [</text:p><text:p text:style-name="P60"><text:s text:c="12"/>'.In_Bool1', <text:s/>'.In_Bool2', '.IN_SINT1', <text:s/>'.IN_INT1', '.IN_DINT', '.IN_STRING',</text:p><text:p text:style-name="P60"><text:s text:c="12"/>'.IN_TIME', '.IN_REAL', '.TOD_TEST', '.DT_TEST', '.DATE_TEST',</text:p><text:p text:style-name="P60"><text:s text:c="12"/>'MAIN.fbRamp1.nRamp', 'MAIN.fbRamp2.nRamp'</text:p><text:p text:style-name="P60"><text:s text:c="8"/>],</text:p><text:p text:style-name="P60"><text:s text:c="8"/><text:span text:style-name="T75">oc: function() {</text:span></text:p><text:p text:style-name="P60"><text:tab/>//<text:span text:style-name="T75">Start requests depending on handles</text:span></text:p><text:p text:style-name="P60"><text:s text:c="8"/><text:span text:style-name="T75">}</text:span></text:p><text:p text:style-name="P60"><text:s text:c="4"/>});</text:p><text:p text:style-name="P56"/></draw:text-box></draw:frame></text:p>
      <text:p text:style-name="P119"><text:span text:style-name="T76">Because a sum command is used to get the handles a </text:span><text:span text:style-name="T24">TwinCAT version 2.11 &gt;= Build 1550</text:span><text:span text:style-name="T76"> is necessary. After successfully fetching the handles the „</text:span><text:span text:style-name="T79">handleCacheReady“ </text:span><text:span text:style-name="T80">property of the client </text:span><text:span text:style-name="T81">will be</text:span><text:span text:style-name="T80"> set to „true“. </text:span></text:p>
      <text:p text:style-name="P120"/>
      <text:p text:style-name="P43"/>
      <text:p text:style-name="P43"/>
      <text:p text:style-name="P43"/>
      <text:p text:style-name="P43"/>
      <text:p text:style-name="P43"/>
      <text:p text:style-name="P43"/>
      <text:p text:style-name="P43"/>
      <text:p text:style-name="P43"/>
      <text:p text:style-name="P43"/>
      <text:p text:style-name="P43"/>
      <text:p text:style-name="P43"/>
      <text:h text:style-name="P145" text:outline-level="3"><text:soft-page-break/><text:span text:style-name="T1">Parameters</text:span><text:span text:style-name="T2"> (Type, Required, Default)</text:span></text:h>
      <table:table table:name="Table13" table:style-name="Table13">
        <table:table-column table:style-name="Table13.A"/>
        <table:table-row>
          <table:table-cell table:style-name="Table13.A1" office:value-type="string">
            <text:p text:style-name="P49"><text:span text:style-name="T18">debug </text:span><text:span text:style-name="T35">(boolean, optional, false)</text:span></text:p>
            <text:p text:style-name="P90">If this option is set to true all internal used information of the request is written to the console.</text:p>
          </table:table-cell>
        </table:table-row>
        <table:table-row>
          <table:table-cell table:style-name="Table13.A2" office:value-type="string">
            <text:p text:style-name="P49"><text:span text:style-name="T18">id </text:span><text:span text:style-name="T35">(number, optional, undefined)</text:span></text:p>
            <text:p text:style-name="P8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3.A2" office:value-type="string">
            <text:p text:style-name="P49"><text:span text:style-name="T23">symbols</text:span><text:span text:style-name="T35"> (array, required, undefined)</text:span></text:p>
            <text:p text:style-name="P90">An array of <text:span text:style-name="T77">symbol names for which the handles will be fetched</text:span>. </text:p>
          </table:table-cell>
        </table:table-row>
        <table:table-row>
          <table:table-cell table:style-name="Table13.A2" office:value-type="string">
            <text:p text:style-name="P49"><text:span text:style-name="T18">oc </text:span><text:span text:style-name="T35">(function, optional, undefined)</text:span></text:p>
            <text:p text:style-name="P88">A function wich will be executed after the request has finished sucessfully.</text:p>
          </table:table-cell>
        </table:table-row>
        <table:table-row>
          <table:table-cell table:style-name="Table13.A2" office:value-type="string">
            <text:p text:style-name="P49"><text:span text:style-name="T18">ocd </text:span><text:span text:style-name="T35">(number, optional, undefined)</text:span></text:p>
            <text:p text:style-name="P88">A value of milliseconds for delaying the on-complete-function.</text:p>
          </table:table-cell>
        </table:table-row>
        <table:table-row>
          <table:table-cell table:style-name="Table13.A2" office:value-type="string">
            <text:p text:style-name="P49"><text:span text:style-name="T18">sync </text:span><text:span text:style-name="T35">(b</text:span>oolean, optional, undefined<text:span text:style-name="T35">)</text:span></text:p>
            <text:p text:style-name="P97">A synchronous XMLHttpRequests is used if this option is set to „true“. This means that a script waits until the request is finished. The option overrides by the „syncXmlHttp“ parameter of the client definition.</text:p>
          </table:table-cell>
        </table:table-row>
      </table:table>
      <text:h text:style-name="P143" text:outline-level="3"/>
      <text:p text:style-name="P43"/>
      <text:p text:style-name="P43"/>
      <text:p text:style-name="P43"/>
      <text:p text:style-name="P43"/>
      <text:p text:style-name="P43"/>
      <text:p text:style-name="P43"/>
      <text:h text:style-name="Heading_20_2" text:outline-level="2"><text:soft-page-break/>9.2 Using Handles</text:h>
      <text:p text:style-name="P50">There are 2 ways to specify if a request should use a handle. By setting the client parameter „useHandles“ to „true“ all requests are forced to use handles by default. </text:p>
      <text:p text:style-name="P50"><draw:frame draw:style-name="fr2" draw:name="Frame5" text:anchor-type="paragraph" svg:x="0.025cm" svg:y="0.467cm" svg:width="16.992cm" draw:z-index="54"><draw:text-box fo:min-height="6.731cm"><text:p text:style-name="Frame_20_contents"/><text:p text:style-name="P56"><text:tab/>var PLC = TAME.WebServiceClient.createClient({</text:p><text:p text:style-name="P56"><text:s text:c="8"/><text:tab/><text:tab/>serviceURL: "http://192.168.1.2/TcAdsWebService/TcAdsWebService.dll",</text:p><text:p text:style-name="P56"><text:s text:c="8"/><text:tab/><text:tab/>amsNetId: "192.168.1.2.1.1",</text:p><text:p text:style-name="P56"><text:tab/><text:tab/><text:span text:style-name="T38">useHandles: TRUE,</text:span></text:p><text:p text:style-name="P56"><text:tab/><text:tab/><text:span text:style-name="T64">onReady: function() {</text:span></text:p><text:p text:style-name="P56"><text:tab/><text:tab/><text:tab/>//<text:span text:style-name="T64">Put your stuff here</text:span></text:p><text:p text:style-name="P56"><text:tab/><text:tab/><text:span text:style-name="T64">}</text:span></text:p><text:p text:style-name="P56"><text:s/><text:tab/>});</text:p><text:p text:style-name="P56"/></draw:text-box></draw:frame></text:p>
      <text:p text:style-name="P127">If you want a specific request to use a handle just set the „handle“ parameter of this request to true.</text:p>
      <text:p text:style-name="P51"><draw:frame draw:style-name="fr3" draw:name="Frame6" text:anchor-type="paragraph" svg:width="16.956cm" draw:z-index="55"><draw:text-box fo:min-height="2.053cm"><text:p text:style-name="P56"/><text:p text:style-name="P56"><text:tab/>PLC.readBool({name: "MAIN.BoolVar", <text:span text:style-name="T82">handle: TRUE, </text:span>jvar: "myVar"});</text:p><text:p text:style-name="P56"/></draw:text-box></draw:frame></text:p>
      <text:p text:style-name="P127"><text:s/>This also works for items of a sum commando.</text:p>
      <text:p text:style-name="P43"><draw:frame draw:style-name="fr2" draw:name="Frame7" text:anchor-type="paragraph" svg:x="0.023cm" svg:y="0.282cm" svg:width="16.956cm" draw:z-index="56"><draw:text-box fo:min-height="8.005cm"><text:p text:style-name="P56"/><text:p text:style-name="P56"><text:tab/>PLC.sumReadReq({</text:p><text:p text:style-name="P56"><text:s text:c="12"/><text:tab/>items: [{</text:p><text:p text:style-name="P56"><text:s text:c="20"/><text:tab/><text:tab/>name: ".GlobalBoolVar",</text:p><text:p text:style-name="P56"><text:tab/><text:tab/><text:tab/><text:span text:style-name="T82">handle: TRUE,</text:span></text:p><text:p text:style-name="P56"><text:tab/><text:tab/><text:tab/>jvar: "myVar1"</text:p><text:p text:style-name="P56"><text:s text:c="16"/><text:tab/>},{</text:p><text:p text:style-name="P56"><text:s text:c="20"/><text:tab/><text:tab/>name: ".GlobalRealVar",</text:p><text:p text:style-name="P56"><text:tab/><text:tab/><text:tab/>jvar: "myVar2"</text:p><text:p text:style-name="P56"><text:s text:c="16"/><text:tab/>}</text:p><text:p text:style-name="P56"><text:tab/>});</text:p></draw:text-box></draw:frame></text:p>
      <text:h text:style-name="Heading_20_2" text:outline-level="2"><text:soft-page-break/>9.3 Releasing Handles</text:h>
      <text:p text:style-name="P52">Handles which will not be used anymore should be released. Otherwise they stay in the memory of the PLC until the next restart. The „releaseHandles“ method accepts an array of symbol names for which the handles should be released.</text:p>
      <text:p text:style-name="P52"><draw:frame draw:style-name="fr3" draw:name="Frame8" text:anchor-type="paragraph" svg:width="16.956cm" draw:z-index="57"><draw:text-box fo:min-height="4.367cm"><text:p text:style-name="P56"/><text:p text:style-name="P60"><text:s text:c="4"/>Plc.<text:span text:style-name="T83">release</text:span>Handles({</text:p><text:p text:style-name="P60"><text:s text:c="8"/>symbols: [</text:p><text:p text:style-name="P60"><text:s text:c="12"/>'.In_Bool1', <text:s/>'.In_Bool2', '.IN_SINT1', <text:s/>'.IN_INT1', '.IN_DINT', '.IN_STRING',</text:p><text:p text:style-name="P60"><text:s text:c="12"/>'.IN_TIME', '.IN_REAL', '.TOD_TEST', '.DT_TEST', '.DATE_TEST',</text:p><text:p text:style-name="P60"><text:s text:c="12"/>'MAIN.fbRamp1.nRamp', 'MAIN.fbRamp2.nRamp'</text:p><text:p text:style-name="P60"><text:s text:c="8"/>]</text:p><text:p text:style-name="P60"><text:s text:c="4"/>});</text:p><text:p text:style-name="P56"/></draw:text-box></draw:frame></text:p>
      <text:p text:style-name="P53">Without the list all handles will be released.</text:p>
      <text:p text:style-name="P52"><draw:frame draw:style-name="fr3" draw:name="Frame9" text:anchor-type="paragraph" svg:width="16.956cm" draw:z-index="58"><draw:text-box fo:min-height="2.104cm"><text:p text:style-name="P56"/><text:p text:style-name="P60"><text:s text:c="4"/>Plc.<text:span text:style-name="T83">release</text:span>Handles();</text:p><text:p text:style-name="P56"/></draw:text-box></draw:frame></text:p>
      <text:p text:style-name="P118"><text:span text:style-name="T76">After successfully </text:span>releasing all<text:span text:style-name="T76"> handles the „</text:span><text:span text:style-name="T79">handleCacheReady“ </text:span><text:span text:style-name="T80">property of the client </text:span><text:span text:style-name="T78">will be</text:span><text:span text:style-name="T80"> set to „</text:span><text:span text:style-name="T78">false</text:span><text:span text:style-name="T80">“.</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46" text:outline-level="3"><text:soft-page-break/><text:span text:style-name="T1">Parameters</text:span><text:span text:style-name="T2"> (Type, Required, Default)</text:span></text:h>
      <table:table table:name="Table14" table:style-name="Table14">
        <table:table-column table:style-name="Table14.A"/>
        <table:table-row>
          <table:table-cell table:style-name="Table14.A1" office:value-type="string">
            <text:p text:style-name="P54"><text:span text:style-name="T18">debug </text:span><text:span text:style-name="T35">(boolean, optional, false)</text:span></text:p>
            <text:p text:style-name="P91">If this option is set to true all internal used information of the request is written to the console.</text:p>
          </table:table-cell>
        </table:table-row>
        <table:table-row>
          <table:table-cell table:style-name="Table14.A2" office:value-type="string">
            <text:p text:style-name="P54"><text:span text:style-name="T18">id </text:span><text:span text:style-name="T35">(number, optional, undefined)</text:span></text:p>
            <text:p text:style-name="P8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4.A2" office:value-type="string">
            <text:p text:style-name="P54"><text:span text:style-name="T23">symbols</text:span><text:span text:style-name="T35"> (array, </text:span><text:span text:style-name="T39">optional</text:span><text:span text:style-name="T35">, undefined)</text:span></text:p>
            <text:p text:style-name="P91">An array of <text:span text:style-name="T77">symbol names for which the handles will be fetched</text:span>. </text:p>
          </table:table-cell>
        </table:table-row>
        <table:table-row>
          <table:table-cell table:style-name="Table14.A2" office:value-type="string">
            <text:p text:style-name="P54"><text:span text:style-name="T18">oc </text:span><text:span text:style-name="T35">(function, optional, undefined)</text:span></text:p>
            <text:p text:style-name="P89">A function wich will be executed after the request has finished sucessfully.</text:p>
          </table:table-cell>
        </table:table-row>
        <table:table-row>
          <table:table-cell table:style-name="Table14.A2" office:value-type="string">
            <text:p text:style-name="P54"><text:span text:style-name="T18">ocd </text:span><text:span text:style-name="T35">(number, optional, undefined)</text:span></text:p>
            <text:p text:style-name="P89">A value of milliseconds for delaying the on-complete-function.</text:p>
          </table:table-cell>
        </table:table-row>
        <table:table-row>
          <table:table-cell table:style-name="Table14.A2" office:value-type="string">
            <text:p text:style-name="P54"><text:span text:style-name="T18">sync </text:span><text:span text:style-name="T35">(b</text:span>oolean, optional, undefined<text:span text:style-name="T35">)</text:span></text:p>
            <text:p text:style-name="P98">A synchronous XMLHttpRequests is used if this option is set to „true“. This means that a script waits until the request is finished. The option overrides by the „syncXmlHttp“ parameter of the client definition.</text:p>
          </table:table-cell>
        </table:table-row>
      </table:table>
      <text:p text:style-name="P22"/>
      <text:p text:style-name="P43"/>
      <text:p text:style-name="P43"/>
      <text:p text:style-name="P43"/>
      <text:p text:style-name="P43"/>
      <text:p text:style-name="P43"/>
      <text:p text:style-name="P43"/>
      <text:h text:style-name="Heading_20_2" text:outline-level="2"><text:soft-page-break/>9.4 Logging Handles</text:h>
      <text:p text:style-name="P132">For test purposes you can print the cached handles in the console:</text:p>
      <text:p text:style-name="P44"><draw:frame draw:style-name="fr3" draw:name="Frame10" text:anchor-type="paragraph" svg:width="16.956cm" draw:z-index="59"><draw:text-box fo:min-height="2.104cm"><text:p text:style-name="P56"/><text:p text:style-name="P60"><text:s text:c="4"/>Plc.<text:span text:style-name="T84">logHandleCache</text:span>();</text:p><text:p text:style-name="P56"/></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36" text:outline-level="1"><text:soft-page-break/>Other Methods</text:h>
      <text:h text:style-name="Heading_20_2" text:outline-level="2"><text:span text:style-name="T68">10</text:span>.1 Import/Export the Symbol Table</text:h>
      <text:p text:style-name="P36">With V3.2 there are 2 new methods for reading and writing the symbol table from/to a JS string variable. This was especially intended for Tasker scripts to help you write/read the symbols in/from a file. <text:span text:style-name="T57">So you can store the data locally and it's not necessary to fetch them everytime you connect to the PLC.</text:span></text:p>
      <text:h text:style-name="P142" text:outline-level="3">Methods for Handling the Symbol Table (Type, Arguments, Return)</text:h>
      <table:table table:name="Table12" table:style-name="Table12">
        <table:table-column table:style-name="Table12.A"/>
        <table:table-row>
          <table:table-cell table:style-name="Table12.A1" office:value-type="string">
            <text:p text:style-name="P30">logSymbols <text:span text:style-name="T35">(function, none, undefined)</text:span></text:p>
            <text:p text:style-name="P83">With this method you can output the internal symbol table to the JavaScript console of your browser.</text:p>
          </table:table-cell>
        </table:table-row>
        <table:table-row>
          <table:table-cell table:style-name="Table12.A1" office:value-type="string">
            <text:p text:style-name="P30">getSymbolsAsJSON <text:span text:style-name="T35">(function, none, string)</text:span></text:p>
            <text:p text:style-name="P83">This is a method to store the internal symbol table in a JSON string. </text:p>
            <text:p text:style-name="P83">Example: var jstr = PLC.getSymbolsAsJSON();</text:p>
          </table:table-cell>
        </table:table-row>
        <table:table-row>
          <table:table-cell table:style-name="Table12.A1" office:value-type="string">
            <text:p text:style-name="P30">setSymbolsFromJSON <text:span text:style-name="T35">(function, string, undefined)</text:span></text:p>
            <text:p text:style-name="P83">This is a method to build the internal symbol table from a JSON string.</text:p>
            <text:p text:style-name="P83">Example: PLC.setSymbolsFromJSON(jstr);</text:p>
          </table:table-cell>
        </table:table-row>
      </table:table>
      <text:p text:style-name="P25"/>
      <text:p text:style-name="P25"/>
      <text:h text:style-name="P141" text:outline-level="2"><text:span text:style-name="T68">10</text:span>.<text:span text:style-name="T57">2</text:span> Import/Export the <text:span text:style-name="T57">Data Type Table</text:span></text:h>
      <text:p text:style-name="P36"><text:span text:style-name="T68">Th</text:span>ere are 2 methods for reading and writing the <text:span text:style-name="T57">data type information</text:span> from/to a JS string variable. <text:span text:style-name="T57">The Data Type Table is built with the information of the TPY file. </text:span>This was especially intended for Tasker scripts to help you write/read the <text:span text:style-name="T57">Data Types</text:span> in/from a file. <text:span text:style-name="T57">So you can store the data locally and it's not necessary to fetch everytime you connect to the PLC.</text:span></text:p>
      <text:h text:style-name="P144" text:outline-level="3">Methods for Handling the <text:span text:style-name="T57">Data Type</text:span> Table (Type, Arguments, Return)</text:h>
      <table:table table:name="Tabelle30" table:style-name="Tabelle30">
        <table:table-column table:style-name="Tabelle30.A"/>
        <table:table-row>
          <table:table-cell table:style-name="Tabelle30.A1" office:value-type="string">
            <text:p text:style-name="P31">log<text:span text:style-name="T57">DataTypes</text:span> <text:span text:style-name="T35">(function, none, undefined)</text:span></text:p>
            <text:p text:style-name="P84">With this method you can output the internal symbol table to the JavaScript console of your browser.</text:p>
          </table:table-cell>
        </table:table-row>
        <table:table-row>
          <table:table-cell table:style-name="Tabelle30.A1" office:value-type="string">
            <text:p text:style-name="P31">get<text:span text:style-name="T57">DataTypes</text:span>AsJSON <text:span text:style-name="T35">(function, none, string)</text:span></text:p>
            <text:p text:style-name="P84">This is a method to store the internal symbol table in a JSON string. </text:p>
            <text:p text:style-name="P84">Example: var jstr = PLC.get<text:span text:style-name="T57">DataTypes</text:span>AsJSON();</text:p>
          </table:table-cell>
        </table:table-row>
        <text:soft-page-break/>
        <table:table-row>
          <table:table-cell table:style-name="Tabelle30.A1" office:value-type="string">
            <text:p text:style-name="P31">set<text:span text:style-name="T57">DataTypes</text:span>FromJSON <text:span text:style-name="T35">(function, string, undefined)</text:span></text:p>
            <text:p text:style-name="P84">This is a method to build the internal symbol table from a JSON string.</text:p>
            <text:p text:style-name="P84">Example: PLC.set<text:span text:style-name="T57">DataTypes</text:span>FromJSON(jstr);</text:p>
          </table:table-cell>
        </table:table-row>
      </table:table>
      <text:p text:style-name="P25"/>
      <text:p text:style-name="Text_20_body"/>
      <text:h text:style-name="Heading_20_2" text:outline-level="2"><text:span text:style-name="T68">10</text:span>.<text:span text:style-name="T57">3</text:span> Check the PLC State</text:h>
      <text:h text:style-name="P142" text:outline-level="3">Methods for Reading the ADS State (Type, Arguments, Return)</text:h>
      <table:table table:name="Tabelle38" table:style-name="Tabelle38">
        <table:table-column table:style-name="Tabelle38.A"/>
        <table:table-row>
          <table:table-cell table:style-name="Tabelle38.A1" office:value-type="string">
            <text:p text:style-name="P30">readAdsState <text:span text:style-name="T35">(function, none, undefined)</text:span></text:p>
            <text:p text:style-name="P83">With this method you can check the current ADS-state of the PLC. The state is stored in 3 instance properties of the client (see chapter 2).</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7" text:outline-level="1"><text:soft-page-break/>Type Dependent Parameters</text:h>
      <text:h text:style-name="Heading_20_2" text:outline-level="2">1<text:span text:style-name="T68">1</text:span>.1 REAL and LREAL</text:h>
      <text:p text:style-name="Text_20_body"><text:span text:style-name="T46">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32">of </text:span><text:bookmark text:name="1"/><text:span text:style-name="Source_20_Text"><text:span text:style-name="T42">0.10000000149011612</text:span></text:span><text:span text:style-name="T42">.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draw:frame draw:style-name="fr2" draw:name="Rahmen36" text:anchor-type="paragraph" svg:x="0.023cm" svg:y="0.379cm" svg:width="16.956cm" draw:z-index="31"><draw:text-box fo:min-height="8.04cm"><text:p text:style-name="P56"/><text:p text:style-name="P56"><text:tab/>PLC.readReq({</text:p><text:p text:style-name="P56"><text:s text:c="12"/><text:tab/>addr: "%MB53",</text:p><text:p text:style-name="P56"><text:tab/><text:tab/>seq: true,</text:p><text:p text:style-name="P56"><text:s text:c="12"/><text:tab/><text:tab/>items: [{</text:p><text:p text:style-name="P56"><text:s text:c="20"/><text:tab/><text:tab/><text:tab/>type: "REAL.1",</text:p><text:p text:style-name="P56"><text:tab/><text:tab/><text:tab/><text:tab/>jvar: "myVar"</text:p><text:p text:style-name="P56"><text:s text:c="16"/><text:tab/><text:tab/>}]</text:p><text:p text:style-name="P56"><text:tab/><text:tab/>}</text:p><text:p text:style-name="P56"><text:tab/>);</text:p></draw:text-box></draw:frame>For the method „readReq“ and those for reading structures just add the number of decimal places to the type, separated by a point:</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56"/><text:p text:style-name="P78"><text:tab/>var structdef = {<text:line-break/> <text:tab/><text:tab/>myreal: "REAL.2"<text:line-break/> <text:s text:c="3"/><text:tab/>};</text:p><text:p text:style-name="P56"/></draw:text-box></draw:frame></text:p>
      <text:p text:style-name="Text_20_body">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56"/><text:p text:style-name="P56"><text:tab/>PLC.readReal({</text:p><text:p text:style-name="P56"><text:s text:c="4"/><text:tab/><text:tab/>name: "MAIN.RealVar",</text:p><text:p text:style-name="P56"><text:tab/><text:tab/>dp: 2,</text:p><text:p text:style-name="P56"><text:tab/><text:tab/>jvar: "myVar"</text:p><text:p text:style-name="P56"><text:s text:c="12"/>});</text:p><text:p text:style-name="P56"/></draw:text-box></draw:frame><text:soft-page-break/></text:p>
      <text:p text:style-name="P33">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33"/>
      <text:p text:style-name="P33"/>
      <text:h text:style-name="Heading_20_2" text:outline-level="2">1<text:span text:style-name="T68">1</text:span>.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56"/><text:p text:style-name="P56"><text:tab/>MyString: STRING(10);</text:p><text:p text:style-name="P56"/></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56"/><text:p text:style-name="P56"><text:tab/>PLC.readReq({</text:p><text:p text:style-name="P56"><text:s text:c="12"/><text:tab/>addr: "%MB16",</text:p><text:p text:style-name="P56"><text:tab/><text:tab/>seq: true,</text:p><text:p text:style-name="P56"><text:s text:c="12"/><text:tab/><text:tab/>items: [{</text:p><text:p text:style-name="P56"><text:s text:c="20"/><text:tab/><text:tab/><text:tab/>type: "STRING.10",</text:p><text:p text:style-name="P56"><text:tab/><text:tab/><text:tab/><text:tab/>jvar: "myVar"</text:p><text:p text:style-name="P56"><text:s text:c="16"/><text:tab/><text:tab/>}]</text:p><text:p text:style-name="P56"><text:tab/><text:tab/>}</text:p><text:p text:style-name="P56"><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56"/><text:p text:style-name="P78"><text:tab/>var structdef = {<text:line-break/> <text:tab/><text:tab/>mystring: "STRING.10"<text:line-break/> <text:s text:c="3"/><text:tab/>};</text:p><text:p text:style-name="P56"/></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1<text:span text:style-name="T68">1</text:span>.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56"/><text:p text:style-name="P56"><text:tab/>PLC.readReq({</text:p><text:p text:style-name="P56"><text:s text:c="12"/><text:tab/>addr: "%MB50",</text:p><text:p text:style-name="P56"><text:tab/><text:tab/>seq: true,</text:p><text:p text:style-name="P56"><text:s text:c="12"/><text:tab/><text:tab/>items: [{</text:p><text:p text:style-name="P56"><text:s text:c="20"/><text:tab/><text:tab/><text:tab/>type: "TIME.#h",</text:p><text:p text:style-name="P56"><text:tab/><text:tab/><text:tab/><text:tab/>jvar: "myVar"</text:p><text:p text:style-name="P56"><text:s text:c="16"/><text:tab/><text:tab/>}]</text:p><text:p text:style-name="P56"><text:tab/><text:tab/>}</text:p><text:p text:style-name="P56"><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56"/><text:p text:style-name="P78"><text:tab/>var structdef = {<text:line-break/> <text:tab/><text:tab/>mytime: "TIME.#hh# - #mm# - #ss"<text:line-break/> <text:s text:c="3"/><text:tab/>};</text:p><text:p text:style-name="P56"/></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56"/><text:p text:style-name="P78"><text:tab/>var structdef = {<text:line-break/> <text:tab/><text:tab/>mytime: "TIME.#Actual time: #hh# hours, #mm# minutes and #ss# seconds."<text:line-break/> <text:s text:c="3"/><text:tab/>};</text:p><text:p text:style-name="P56"/></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56"/><text:p text:style-name="P56"><text:tab/>PLC.writeTime({</text:p><text:p text:style-name="P56"><text:s text:c="4"/><text:tab/><text:tab/>name: ".TimeVar",</text:p><text:p text:style-name="P56"><text:tab/><text:tab/>val: 1200</text:p><text:p text:style-name="P56"><text:s text:c="12"/>});</text:p><text:p text:style-name="P56"/></draw:text-box></draw:frame></text:p>
      <text:p text:style-name="Text_20_body">Writing a value of 4 minutes:</text:p>
      <text:p text:style-name="Text_20_body"><draw:frame draw:style-name="fr3" draw:name="Rahmen42" text:anchor-type="paragraph" svg:width="16.956cm" draw:z-index="36"><draw:text-box fo:min-height="4.367cm"><text:p text:style-name="P56"/><text:p text:style-name="P56"><text:tab/>PLC.writeTime({</text:p><text:p text:style-name="P56"><text:s text:c="4"/><text:tab/><text:tab/>name: ".TimeVar",</text:p><text:p text:style-name="P56"><text:tab/><text:tab/>format: #m,</text:p><text:p text:style-name="P56"><text:tab/><text:tab/>val: 4</text:p><text:p text:style-name="P56"><text:s text:c="12"/>});</text:p><text:p text:style-name="P56"/></draw:text-box></draw:frame></text:p>
      <text:p text:style-name="Text_20_body"/>
      <text:p text:style-name="Text_20_body"/>
      <text:p text:style-name="Text_20_body"/>
      <text:p text:style-name="Text_20_body"/>
      <text:p text:style-name="Text_20_body"/>
      <text:h text:style-name="P142"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62">Instruction</text:p>
          </table:table-cell>
          <table:table-cell table:style-name="Tabelle22.B1" office:value-type="string">
            <text:p text:style-name="P62">Return Value</text:p>
          </table:table-cell>
        </table:table-row>
        <table:table-row>
          <table:table-cell table:style-name="Tabelle22.A2" office:value-type="string">
            <text:p text:style-name="P65">none</text:p>
          </table:table-cell>
          <table:table-cell table:style-name="Tabelle22.B2" office:value-type="string">
            <text:p text:style-name="P65">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soft-page-break/>1<text:span text:style-name="T68">1</text:span>.4 TOD, DT and DATE</text:h>
      <text:p text:style-name="P23">Altough the parameters and instructions are almost the same as of type TIME, the conversion is a bit different. <text:span text:style-name="T40">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23"><draw:frame draw:style-name="fr2" draw:name="Rahmen47" text:anchor-type="paragraph" svg:x="0.023cm" svg:y="0.289cm" svg:width="16.956cm" draw:z-index="40"><draw:text-box fo:min-height="8.04cm"><text:p text:style-name="P56"/><text:p text:style-name="P56"><text:tab/>PLC.readReq({</text:p><text:p text:style-name="P56"><text:s text:c="12"/><text:tab/>addr: "%MB250",</text:p><text:p text:style-name="P56"><text:tab/><text:tab/>seq: true,</text:p><text:p text:style-name="P56"><text:s text:c="12"/><text:tab/><text:tab/>items: [{</text:p><text:p text:style-name="P56"><text:s text:c="20"/><text:tab/><text:tab/><text:tab/>type: "TOD.#hh#:#mm",</text:p><text:p text:style-name="P56"><text:tab/><text:tab/><text:tab/><text:tab/>jvar: "myVar"</text:p><text:p text:style-name="P56"><text:s text:c="16"/><text:tab/><text:tab/>}]</text:p><text:p text:style-name="P56"><text:tab/><text:tab/>}</text:p><text:p text:style-name="P56"><text:tab/>);</text:p></draw:text-box></draw:frame></text:p>
      <text:p text:style-name="P23">A read request with 2 variables:</text:p>
      <text:p text:style-name="P23"><draw:frame draw:style-name="fr2" draw:name="Rahmen48" text:anchor-type="paragraph" svg:x="0.023cm" svg:y="0.235cm" svg:width="16.956cm" draw:z-index="41"><draw:text-box fo:min-height="10.037cm"><text:p text:style-name="P56"/><text:p text:style-name="P56"><text:tab/>PLC.readReq({</text:p><text:p text:style-name="P56"><text:s text:c="12"/><text:tab/>addr: "%MB260",</text:p><text:p text:style-name="P56"><text:tab/><text:tab/>seq: true,</text:p><text:p text:style-name="P56"><text:s text:c="12"/><text:tab/><text:tab/>items: [{</text:p><text:p text:style-name="P56"><text:s text:c="20"/><text:tab/><text:tab/><text:tab/>type: "DT.#WEEKDAY#, #hh#:#mm",</text:p><text:p text:style-name="P56"><text:tab/><text:tab/><text:tab/><text:tab/>jvar: "myVar"</text:p><text:p text:style-name="P56"><text:s text:c="16"/><text:tab/><text:tab/>},{</text:p><text:p text:style-name="P56"><text:s text:c="20"/><text:tab/><text:tab/><text:tab/>type: "DATE.#DD#. #MONTH# #YYYY",</text:p><text:p text:style-name="P56"><text:tab/><text:tab/><text:tab/><text:tab/>jvar: "myVar2"</text:p><text:p text:style-name="P56"><text:s text:c="16"/><text:tab/><text:tab/>}]</text:p><text:p text:style-name="P56"><text:tab/><text:tab/>}</text:p><text:p text:style-name="P56"><text:tab/>);</text:p></draw:text-box></draw:frame></text:p>
      <text:p text:style-name="P23"><text:soft-page-break/>An example of reading an array of DT values:</text:p>
      <text:p text:style-name="P23"><draw:frame draw:style-name="fr2" draw:name="Rahmen49" text:anchor-type="paragraph" svg:x="0.023cm" svg:y="0.115cm" svg:width="16.956cm" draw:z-index="42"><draw:text-box fo:min-height="4.367cm"><text:p text:style-name="P56"/><text:p text:style-name="P56"><text:tab/>PLC.readArrayOfDt({</text:p><text:p text:style-name="P56"><text:s text:c="4"/><text:tab/><text:tab/>name: ".DateArray",</text:p><text:p text:style-name="P56"><text:tab/><text:tab/>format: ''#DD#.#MM#.#YY#, #hh#:#mm",</text:p><text:p text:style-name="P56"><text:tab/><text:tab/>jvar: ''myArray''</text:p><text:p text:style-name="P56"><text:s text:c="12"/>});</text:p><text:p text:style-name="P56"/></draw:text-box></draw:frame></text:p>
      <text:p text:style-name="P23">The write requests for these types require a date object as input value, only or TOD strings are also accepted. Formatting parameters are not supported.</text:p>
      <text:p text:style-name="P23"><draw:frame draw:style-name="fr2" draw:name="Rahmen50" text:anchor-type="paragraph" svg:x="0.023cm" svg:y="0.104cm" svg:width="16.956cm" draw:z-index="43"><draw:text-box fo:min-height="4.367cm"><text:p text:style-name="P56"/><text:p text:style-name="P56"><text:tab/>var myVar = new Date("January 3, 2012 18:54:00");</text:p><text:p text:style-name="P56"><text:s/></text:p><text:p text:style-name="P56"><text:tab/>PLC.writeDt({</text:p><text:p text:style-name="P56"><text:s text:c="4"/><text:tab/><text:tab/>name: ".DateVar",</text:p><text:p text:style-name="P56"><text:tab/><text:tab/>val: myVar</text:p><text:p text:style-name="P56"><text:s text:c="12"/>});</text:p><text:p text:style-name="P56"/></draw:text-box></draw:frame></text:p>
      <text:p text:style-name="P23"><draw:frame draw:style-name="fr2" draw:name="Rahmen15" text:anchor-type="paragraph" svg:x="0.023cm" svg:y="0.104cm" svg:width="16.956cm" draw:z-index="48"><draw:text-box fo:min-height="4.367cm"><text:p text:style-name="P56"/><text:p text:style-name="P56"><text:tab/>PLC.writeTod({</text:p><text:p text:style-name="P56"><text:s text:c="4"/><text:tab/><text:tab/>name: ".TODVar",</text:p><text:p text:style-name="P56"><text:tab/><text:tab/>val: „12:33“</text:p><text:p text:style-name="P56"><text:s text:c="12"/>});</text:p><text:p text:style-name="P56"/></draw:text-box></draw:frame></text:p>
      <text:p text:style-name="P23"/>
      <text:p text:style-name="P23"/>
      <text:p text:style-name="P23"/>
      <text:p text:style-name="P23"/>
      <text:p text:style-name="P23"/>
      <text:h text:style-name="P142"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62">Instruction</text:p>
          </table:table-cell>
          <table:table-cell table:style-name="Tabelle23.B1" office:value-type="string">
            <text:p text:style-name="P62">Return Value</text:p>
          </table:table-cell>
        </table:table-row>
        <table:table-row>
          <table:table-cell table:style-name="Tabelle23.A2" office:value-type="string">
            <text:p text:style-name="P65">none</text:p>
          </table:table-cell>
          <table:table-cell table:style-name="Tabelle23.B2" office:value-type="string">
            <text:p text:style-name="P65">JavaScript date object</text:p>
          </table:table-cell>
        </table:table-row>
        <table:table-row>
          <table:table-cell table:style-name="Tabelle23.A2" office:value-type="string">
            <text:p text:style-name="P65">YYYY</text:p>
          </table:table-cell>
          <table:table-cell table:style-name="Tabelle23.B2" office:value-type="string">
            <text:p text:style-name="P65">full year</text:p>
          </table:table-cell>
        </table:table-row>
        <table:table-row>
          <table:table-cell table:style-name="Tabelle23.A2" office:value-type="string">
            <text:p text:style-name="P65">YY</text:p>
          </table:table-cell>
          <table:table-cell table:style-name="Tabelle23.B2" office:value-type="string">
            <text:p text:style-name="P65">year</text:p>
          </table:table-cell>
        </table:table-row>
        <table:table-row>
          <table:table-cell table:style-name="Tabelle23.A2" office:value-type="string">
            <text:p text:style-name="P65">MONTH</text:p>
          </table:table-cell>
          <table:table-cell table:style-name="Tabelle23.B2" office:value-type="string">
            <text:p text:style-name="P65">full name of month</text:p>
          </table:table-cell>
        </table:table-row>
        <table:table-row>
          <table:table-cell table:style-name="Tabelle23.A2" office:value-type="string">
            <text:p text:style-name="P65">MON</text:p>
          </table:table-cell>
          <table:table-cell table:style-name="Tabelle23.B2" office:value-type="string">
            <text:p text:style-name="P65">short name of month</text:p>
          </table:table-cell>
        </table:table-row>
        <table:table-row>
          <table:table-cell table:style-name="Tabelle23.A2" office:value-type="string">
            <text:p text:style-name="P65">MM</text:p>
          </table:table-cell>
          <table:table-cell table:style-name="Tabelle23.B2" office:value-type="string">
            <text:p text:style-name="P65">month 01-12, 2 digits</text:p>
          </table:table-cell>
        </table:table-row>
        <table:table-row>
          <table:table-cell table:style-name="Tabelle23.A2" office:value-type="string">
            <text:p text:style-name="P65">M</text:p>
          </table:table-cell>
          <table:table-cell table:style-name="Tabelle23.B2" office:value-type="string">
            <text:p text:style-name="P65">month 1-12, 1or 2 digits</text:p>
          </table:table-cell>
        </table:table-row>
        <table:table-row>
          <table:table-cell table:style-name="Tabelle23.A2" office:value-type="string">
            <text:p text:style-name="P65">WEEKDAY</text:p>
          </table:table-cell>
          <table:table-cell table:style-name="Tabelle23.B2" office:value-type="string">
            <text:p text:style-name="P65">weekday, full name</text:p>
          </table:table-cell>
        </table:table-row>
        <table:table-row>
          <table:table-cell table:style-name="Tabelle23.A2" office:value-type="string">
            <text:p text:style-name="P65">WKD</text:p>
          </table:table-cell>
          <table:table-cell table:style-name="Tabelle23.B2" office:value-type="string">
            <text:p text:style-name="P65">weekday, short name</text:p>
          </table:table-cell>
        </table:table-row>
        <table:table-row>
          <table:table-cell table:style-name="Tabelle23.A2" office:value-type="string">
            <text:p text:style-name="P65">WD</text:p>
          </table:table-cell>
          <table:table-cell table:style-name="Tabelle23.B2" office:value-type="string">
            <text:p text:style-name="P65">weekday 0-6</text:p>
          </table:table-cell>
        </table:table-row>
        <table:table-row>
          <table:table-cell table:style-name="Tabelle23.A2" office:value-type="string">
            <text:p text:style-name="P65">DD</text:p>
          </table:table-cell>
          <table:table-cell table:style-name="Tabelle23.B2" office:value-type="string">
            <text:p text:style-name="P65">day of month 01-31, 2 digits</text:p>
          </table:table-cell>
        </table:table-row>
        <table:table-row>
          <table:table-cell table:style-name="Tabelle23.A2" office:value-type="string">
            <text:p text:style-name="P65">D</text:p>
          </table:table-cell>
          <table:table-cell table:style-name="Tabelle23.B2" office:value-type="string">
            <text:p text:style-name="P65">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6642307623834623493" text:style-name="L1">
        <text:list-item>
          <text:p text:style-name="P128">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128">You can also use the „debug“ parameter that every request supports. If you execute a request with this option set to „true“ all internal used information (descriptor, <text:s/>ADS parameter) for this request will be written to the console.</text:p>
        </text:list-item>
        <text:list-item>
          <text:p text:style-name="P128">During the development of a project you should use the TAME version with comments, not the minified one as error messages can be crippled. </text:p>
        </text:list-item>
        <text:list-item>
          <text:p text:style-name="P128">Don't forget that JavaScript is case sensitive.</text:p>
        </text:list-item>
        <text:list-item>
          <text:p text:style-name="P128">If you change the PLC program while having your visualisation running you must reload the browser window cause the address information of the symbols in the PLC may have changed. <text:span text:style-name="T85">Even better is to close all clients before updating the PLC program.</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8" text:outline-level="1"><text:soft-page-break/>Tips &amp; Tricks</text:h>
      <text:p text:style-name="Text_20_body"/>
      <text:list xml:id="list7983136332250063318" text:style-name="L2">
        <text:list-item>
          <text:p text:style-name="P129">For a good performance it is important that not too many requests are executed at the same time. I recommend to have only one request for fast cyclic polling (&lt;= 1s). </text:p>
        </text:list-item>
        <text:list-item>
          <text:p text:style-name="P129">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129">If you encounter stuckings with fast cyclic polling on slow connections you can set an ID for the request and look if it gets better.</text:p>
        </text:list-item>
        <text:list-item>
          <text:p text:style-name="P129">Other than x86-based systems (i.e. PC's, CX10xx) ARM-based devices (i.e. CX90xx) use a 4-byte memory alignment. Every variable of 4-byte length has to be set to an address that must be divisible by 4 (compiling the project TwinCAT otherwise generates an error message). </text:p>
          <text:p text:style-name="P129">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129">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129">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130">So instead of using a fixed domain:</text:p>
          <text:p text:style-name="P131"><text:s text:c="4"/>„serviceUrl: 'http://192.168.1.2/TcAdsWebService/TcAdsWebService.dll',“,</text:p>
          <text:p text:style-name="P131">better use „window.location“:</text:p>
        </text:list-item>
      </text:list>
      <text:p text:style-name="P32"><text:s text:c="9"/>„serviceUrl: window.location.protocol + "//" + window.location.hostname + <text:tab/>'/TcAdsWebService/TcAdsWebService.dll',“,</text:p>
      <text:p text:style-name="P32"><text:s text:c="5"/>or, if you use only Webkit based browsers:</text:p>
      <text:p text:style-name="P32"><text:s text:c="9"/>„serviceUrl: window.location.origin + '/TcAdsWebService/TcAdsWebService.dll',“.</text:p>
      <text:p text:style-name="P32"/>
      <text:p text:style-name="P3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style:font-name="Times New Roman1" fo:font-family="'Times New Roman'" style:font-style-name="Fett"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shadow="none"/>
      <style:text-properties style:font-name="Times New Roman1" fo:font-family="'Times New Roman'" style:font-style-name="Fett" style:font-family-generic="roman"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loext:contextual-spacing="false"/>
      <style:text-properties style:font-name="Times New Roman2" fo:font-family="'Times New Roman'" style:font-style-name="Fett Kursiv" style:font-family-generic="roman" style:font-pitch="variable"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199cm" fo:margin-bottom="0cm" loext:contextual-spacing="false"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margin-top="0cm" fo:margin-bottom="0cm" loext:contextual-spacing="false"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1</text:chapter><text:tab/><text:chapter text:display="name" text:outline-level="1">Type Dependent Parameters</text:chapter></text:p>
      </style:header>
      <style:footer>
        <text:p text:style-name="MP1"><text:page-number text:select-page="current">73</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6-03-17T10:47:05.669492352</dc:date>
    <meta:editing-duration>P5DT6H3M18S</meta:editing-duration>
    <meta:editing-cycles>293</meta:editing-cycles>
    <meta:generator>LibreOffice/4.3.3.2$Linux_X86_64 LibreOffice_project/430m0$Build-2</meta:generator>
    <dc:creator>Tom </dc:creator>
    <meta:document-statistic meta:table-count="46" meta:image-count="0" meta:object-count="0" meta:page-count="88" meta:paragraph-count="1561" meta:word-count="14775" meta:character-count="92352" meta:non-whitespace-character-count="76299"/>
  </office:meta>
</office:document-meta>
</file>